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4800000158887E86EF.jpg" manifest:media-type="image/jpeg"/>
  <manifest:file-entry manifest:full-path="Pictures/10000000000006B700000051D1735A8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solid" draw:fill-color="#a5a5a5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0.48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1cm" fo:min-width="0.8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000000" loext:decorative="false"/>
    </style:style>
    <style:style style:name="gr9" style:family="graphic" style:parent-style-name="standard">
      <style:graphic-properties draw:stroke="none" draw:fill="solid" draw:fill-color="#f2f2f2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9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2cm" fo:min-width="2.56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95cm" fo:min-width="0.29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cm" fo:min-width="2.66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f2f2f2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fill-color="#ffffff" fo:min-height="0.4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fill-color="#ffffff" fo:min-height="0.797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a5a5a5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6" style:family="paragraph">
      <loext:graphic-properties draw:fill="none"/>
      <style:text-properties fo:font-size="23pt" style:font-size-asian="23pt" style:font-size-complex="23pt"/>
    </style:style>
    <style:style style:name="P7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8" style:family="paragraph">
      <loext:graphic-properties draw:fill="none"/>
      <style:text-properties fo:font-size="36pt" style:font-size-asian="36pt" style:font-size-complex="36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f2f2f2"/>
    </style:style>
    <style:style style:name="P11" style:family="paragraph">
      <loext:graphic-properties draw:fill="none"/>
      <style:text-properties fo:font-size="6.5pt" style:font-size-asian="6.5pt" style:font-size-complex="6.5pt"/>
    </style:style>
    <style:style style:name="P1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3" style:family="paragraph">
      <loext:graphic-properties draw:fill="none"/>
      <style:paragraph-properties fo:text-align="start"/>
      <style:text-properties fo:font-size="10.1000003814697pt" style:font-size-asian="10.1000003814697pt" style:font-size-complex="10.1000003814697pt"/>
    </style:style>
    <style:style style:name="P14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P15" style:family="paragraph">
      <style:text-properties style:font-name="Liberation Sans1" fo:font-size="10.1000003814697pt"/>
    </style:style>
    <style:style style:name="P16" style:family="paragraph">
      <loext:graphic-properties draw:fill="solid" draw:fill-color="#f2f2f2"/>
      <style:text-properties style:font-name="Liberation Sans1" fo:font-size="10.1000003814697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style:font-name="Liberation Sans1" fo:font-size="10.1000003814697pt"/>
    </style:style>
    <style:style style:name="T1" style:family="text">
      <style:text-properties fo:color="#000000" loext:opacity="100%" style:font-name="Liberation Sans" fo:font-size="13.8999996185303pt" fo:font-weight="normal" style:font-name-asian="Liberation Sans" style:font-size-asian="13.8999996185303pt" style:font-weight-asian="normal" style:font-name-complex="Liberation Sans" style:font-size-complex="13.8999996185303pt" style:font-weight-complex="normal"/>
    </style:style>
    <style:style style:name="T2" style:family="text">
      <style:text-properties fo:color="#000000" loext:opacity="100%" style:font-name="Liberation Sans" fo:font-size="23pt" fo:font-weight="bold" style:font-name-asian="Liberation Sans" style:font-size-asian="23pt" style:font-weight-asian="bold" style:font-name-complex="Liberation Sans" style:font-size-complex="23pt" style:font-weight-complex="bold"/>
    </style:style>
    <style:style style:name="T3" style:family="text">
      <style:text-properties fo:color="#000000" loext:opacity="100%" style:font-name="Liberation Sans" fo:font-size="10.1000003814697pt" fo:font-weight="normal" style:font-name-asian="Liberation Sans" style:font-size-asian="10.1000003814697pt" style:font-weight-asian="normal" style:font-name-complex="Liberation Sans" style:font-size-complex="10.1000003814697pt" style:font-weight-complex="normal"/>
    </style:style>
    <style:style style:name="T4" style:family="text">
      <style:text-properties fo:color="#000000" loext:opacity="100%" style:font-name="Liberation Sans" fo:font-size="10.1000003814697pt" fo:font-style="italic" fo:font-weight="normal" style:font-name-asian="Liberation Sans" style:font-size-asian="10.1000003814697pt" style:font-style-asian="italic" style:font-weight-asian="normal" style:font-name-complex="Liberation Sans" style:font-size-complex="10.1000003814697pt" style:font-style-complex="italic" style:font-weight-complex="normal"/>
    </style:style>
    <style:style style:name="T5" style:family="text">
      <style:text-properties fo:color="#000000" loext:opacity="100%" style:font-name="Liberation Sans" fo:font-size="36pt" fo:font-style="italic" fo:font-weight="bold" style:font-name-asian="Liberation Sans" style:font-size-asian="36pt" style:font-style-asian="italic" style:font-weight-asian="bold" style:font-name-complex="Liberation Sans" style:font-size-complex="36pt" style:font-style-complex="italic" style:font-weight-complex="bold"/>
    </style:style>
    <style:style style:name="T6" style:family="text">
      <style:text-properties fo:color="#000000" loext:opacity="100%" style:font-name="Liberation Sans" fo:font-size="10.1000003814697pt" fo:font-style="italic" fo:font-weight="bold" style:font-name-asian="Liberation Sans" style:font-size-asian="10.1000003814697pt" style:font-style-asian="italic" style:font-weight-asian="bold" style:font-name-complex="Liberation Sans" style:font-size-complex="10.1000003814697pt" style:font-style-complex="italic" style:font-weight-complex="bold"/>
    </style:style>
    <style:style style:name="T7" style:family="text">
      <style:text-properties fo:color="#000000" loext:opacity="100%" style:font-name="Liberation Sans" fo:font-size="36pt" fo:font-weight="bold" style:font-name-asian="Liberation Sans" style:font-size-asian="36pt" style:font-weight-asian="bold" style:font-name-complex="Liberation Sans" style:font-size-complex="36pt" style:font-weight-complex="bold"/>
    </style:style>
    <style:style style:name="T8" style:family="text">
      <style:text-properties fo:color="#000000" loext:opacity="100%" style:font-name="Liberation Sans" fo:font-size="10.1000003814697pt" fo:font-weight="bold" style:font-name-asian="Liberation Sans" style:font-size-asian="10.1000003814697pt" style:font-weight-asian="bold" style:font-name-complex="Liberation Sans" style:font-size-complex="10.1000003814697pt" style:font-weight-complex="bold"/>
    </style:style>
    <style:style style:name="T9" style:family="text">
      <style:text-properties fo:color="#000000" loext:opacity="100%" style:font-name="Liberation Sans" fo:font-size="6.5pt" fo:font-weight="normal" style:font-name-asian="Liberation Sans" style:font-size-asian="6.5pt" style:font-weight-asian="normal" style:font-name-complex="Liberation Sans" style:font-size-complex="6.5pt" style:font-weight-complex="normal"/>
    </style:style>
    <style:style style:name="T10" style:family="text">
      <style:text-properties fo:color="#000000" loext:opacity="100%" style:font-name="Liberation Sans" fo:font-size="11.1000003814697pt" fo:font-weight="normal" style:font-name-asian="Liberation Sans" style:font-size-asian="11.1000003814697pt" style:font-weight-asian="normal" style:font-name-complex="Liberation Sans" style:font-size-complex="11.1000003814697pt" style:font-weight-complex="normal"/>
    </style:style>
    <style:style style:name="T11" style:family="text">
      <style:text-properties fo:color="#c00000" loext:opacity="100%" style:font-name="Liberation Sans" fo:font-size="10.1000003814697pt" fo:font-weight="normal" style:font-name-asian="Liberation Sans" style:font-size-asian="10.1000003814697pt" style:font-weight-asian="normal" style:font-name-complex="Liberation Sans" style:font-size-complex="10.1000003814697pt" style:font-weight-complex="normal"/>
    </style:style>
    <style:style style:name="T12" style:family="text">
      <style:text-properties fo:color="#000000" loext:opacity="100%" style:font-name="Liberation Sans" fo:font-size="8.39999961853027pt" fo:font-weight="normal" style:font-name-asian="Liberation Sans" style:font-size-asian="8.39999961853027pt" style:font-weight-asian="normal" style:font-name-complex="Liberation Sans" style:font-size-complex="8.39999961853027pt" style:font-weight-complex="normal"/>
    </style:style>
    <style:style style:name="T13" style:family="text">
      <style:text-properties style:font-name="Liberation Sans1" fo:font-size="10.100000381469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2" draw:layer="layout" svg:width="19.194cm" svg:height="1.035cm" svg:x="0.788cm" svg:y="26.597cm">
          <draw:image xlink:href="Pictures/10000000000006B700000051D1735A82.jpg" xlink:type="simple" xlink:show="embed" xlink:actuate="onLoad" draw:mime-type="image/jpeg">
            <text:p/>
          </draw:image>
        </draw:frame>
        <draw:polygon draw:style-name="gr3" draw:text-style-name="P3" draw:layer="layout" svg:width="3.72cm" svg:height="2.041cm" svg:x="0.88cm" svg:y="5.157cm" svg:viewBox="0 0 3721 2042" draw:points="0,2042 3721,2042 3721,0 0,0">
          <text:p/>
        </draw:polygon>
        <draw:polygon draw:style-name="gr3" draw:text-style-name="P3" draw:layer="layout" svg:width="3.72cm" svg:height="0.62cm" svg:x="0.88cm" svg:y="5.224cm" svg:viewBox="0 0 3721 621" draw:points="0,621 3721,621 3721,0 0,0">
          <text:p/>
        </draw:polygon>
        <draw:frame draw:style-name="gr4" draw:text-style-name="P5" draw:layer="layout" svg:width="15.881cm" svg:height="0.552cm" svg:x="2.541cm" svg:y="4.081cm">
          <draw:text-box>
            <text:p text:style-name="P4"><text:span text:style-name="T1">JUNIOR </text:span><text:span text:style-name="T1">SECON</text:span><text:span text:style-name="T1">DARY </text:span><text:span text:style-name="T1">END </text:span><text:span text:style-name="T1">TERM </text:span><text:span text:style-name="T1">TWO </text:span><text:span text:style-name="T1">ASSSE</text:span><text:span text:style-name="T1">SSMEN</text:span><text:span text:style-name="T1">T </text:span><text:span text:style-name="T1">TIMETA</text:span><text:span text:style-name="T1">BLE </text:span></text:p>
          </draw:text-box>
        </draw:frame>
        <draw:polygon draw:style-name="gr3" draw:text-style-name="P3" draw:layer="layout" svg:width="3.72cm" svg:height="0.62cm" svg:x="0.88cm" svg:y="5.842cm" svg:viewBox="0 0 3721 621" draw:points="0,621 3721,621 3721,0 0,0">
          <text:p/>
        </draw:polygon>
        <draw:frame draw:style-name="gr5" draw:text-style-name="P6" draw:layer="layout" svg:width="0.81cm" svg:height="0.912cm" svg:x="20.014cm" svg:y="26.936cm">
          <draw:text-box>
            <text:p text:style-name="P4"><text:span text:style-name="T2"><text:s/></text:span></text:p>
          </draw:text-box>
        </draw:frame>
        <draw:polygon draw:style-name="gr3" draw:text-style-name="P3" draw:layer="layout" svg:width="3.72cm" svg:height="0.467cm" svg:x="0.88cm" svg:y="6.46cm" svg:viewBox="0 0 3721 468" draw:points="0,468 3721,468 3721,0 0,0">
          <text:p/>
        </draw:polygon>
        <draw:frame draw:style-name="gr6" draw:text-style-name="P7" draw:layer="layout" svg:width="1.661cm" svg:height="0.399cm" svg:x="2.219cm" svg:y="5.234cm">
          <draw:text-box>
            <text:p text:style-name="P4"><text:span text:style-name="T3">DAY</text:span><text:span text:style-name="T3">S OF </text:span></text:p>
          </draw:text-box>
        </draw:frame>
        <draw:polygon draw:style-name="gr3" draw:text-style-name="P3" draw:layer="layout" svg:width="2.71cm" svg:height="1.034cm" svg:x="4.641cm" svg:y="5.157cm" svg:viewBox="0 0 2711 1035" draw:points="0,1035 2711,1035 2711,0 0,0">
          <text:p/>
        </draw:polygon>
        <draw:polygon draw:style-name="gr3" draw:text-style-name="P3" draw:layer="layout" svg:width="2.676cm" svg:height="0.467cm" svg:x="4.675cm" svg:y="5.478cm" svg:viewBox="0 0 2677 468" draw:points="0,468 2677,468 2677,0 0,0">
          <text:p/>
        </draw:polygon>
        <draw:frame draw:style-name="gr6" draw:text-style-name="P7" draw:layer="layout" svg:width="0.967cm" svg:height="0.399cm" svg:x="2.219cm" svg:y="5.852cm">
          <draw:text-box>
            <text:p text:style-name="P4"><text:span text:style-name="T3">JUL</text:span><text:span text:style-name="T3">Y </text:span></text:p>
          </draw:text-box>
        </draw:frame>
        <draw:polygon draw:style-name="gr3" draw:text-style-name="P3" draw:layer="layout" svg:width="3.128cm" svg:height="2.041cm" svg:x="7.392cm" svg:y="5.157cm" svg:viewBox="0 0 3129 2042" draw:points="0,2042 3129,2042 3129,0 0,0">
          <text:p/>
        </draw:polygon>
        <draw:polygon draw:style-name="gr3" draw:text-style-name="P3" draw:layer="layout" svg:width="3.094cm" svg:height="0.467cm" svg:x="7.426cm" svg:y="5.224cm" svg:viewBox="0 0 3095 468" draw:points="0,468 3095,468 3095,0 0,0">
          <text:p/>
        </draw:polygon>
        <draw:frame draw:style-name="gr6" draw:text-style-name="P7" draw:layer="layout" svg:width="0.891cm" svg:height="0.399cm" svg:x="2.219cm" svg:y="6.47cm">
          <draw:text-box>
            <text:p text:style-name="P4"><text:span text:style-name="T3">2</text:span><text:span text:style-name="T3">0</text:span><text:span text:style-name="T3">2</text:span><text:span text:style-name="T3">5</text:span><text:span text:style-name="T3"> </text:span></text:p>
          </draw:text-box>
        </draw:frame>
        <draw:frame draw:style-name="gr6" draw:text-style-name="P7" draw:layer="layout" svg:width="0.946cm" svg:height="0.399cm" svg:x="6.056cm" svg:y="5.488cm">
          <draw:text-box>
            <text:p text:style-name="P4"><text:span text:style-name="T3">TIME </text:span></text:p>
          </draw:text-box>
        </draw:frame>
        <draw:frame draw:style-name="gr6" draw:text-style-name="P7" draw:layer="layout" svg:width="1.801cm" svg:height="0.399cm" svg:x="7.495cm" svg:y="5.234cm">
          <draw:text-box>
            <text:p text:style-name="P4"><text:span text:style-name="T3">8:20-</text:span><text:span text:style-name="T3">10:00 </text:span></text:p>
          </draw:text-box>
        </draw:frame>
        <draw:frame draw:style-name="gr6" draw:text-style-name="P7" draw:layer="layout" svg:width="1.107cm" svg:height="0.399cm" svg:x="10.706cm" svg:y="5.234cm">
          <draw:text-box>
            <text:p text:style-name="P4"><text:span text:style-name="T3">10:00- </text:span></text:p>
          </draw:text-box>
        </draw:frame>
        <draw:frame draw:style-name="gr6" draw:text-style-name="P7" draw:layer="layout" svg:width="0.984cm" svg:height="0.399cm" svg:x="10.706cm" svg:y="5.674cm">
          <draw:text-box>
            <text:p text:style-name="P4"><text:span text:style-name="T3">10:</text:span><text:span text:style-name="T4">30 </text:span></text:p>
          </draw:text-box>
        </draw:frame>
        <draw:frame draw:style-name="gr7" draw:text-style-name="P8" draw:layer="layout" svg:width="1.269cm" svg:height="1.423cm" svg:x="10.706cm" svg:y="10.168cm">
          <draw:text-box>
            <text:p text:style-name="P4"><text:span text:style-name="T5">T</text:span></text:p>
          </draw:text-box>
        </draw:frame>
        <draw:frame draw:style-name="gr7" draw:text-style-name="P8" draw:layer="layout" svg:width="1.269cm" svg:height="1.423cm" svg:x="10.706cm" svg:y="11.632cm">
          <draw:text-box>
            <text:p text:style-name="P4"><text:span text:style-name="T5">E</text:span></text:p>
          </draw:text-box>
        </draw:frame>
        <draw:frame draw:style-name="gr7" draw:text-style-name="P8" draw:layer="layout" svg:width="1.269cm" svg:height="1.423cm" svg:x="10.706cm" svg:y="13.089cm">
          <draw:text-box>
            <text:p text:style-name="P4"><text:span text:style-name="T5">A</text:span></text:p>
          </draw:text-box>
        </draw:frame>
        <draw:frame draw:style-name="gr7" draw:text-style-name="P8" draw:layer="layout" svg:width="1.269cm" svg:height="1.423cm" svg:x="10.706cm" svg:y="14.554cm">
          <draw:text-box>
            <text:p text:style-name="P4"><text:span text:style-name="T5">B</text:span></text:p>
          </draw:text-box>
        </draw:frame>
        <draw:frame draw:style-name="gr7" draw:text-style-name="P8" draw:layer="layout" svg:width="1.269cm" svg:height="1.423cm" svg:x="10.706cm" svg:y="16.011cm">
          <draw:text-box>
            <text:p text:style-name="P4"><text:span text:style-name="T5">R</text:span></text:p>
          </draw:text-box>
        </draw:frame>
        <draw:frame draw:style-name="gr7" draw:text-style-name="P8" draw:layer="layout" svg:width="1.269cm" svg:height="1.423cm" svg:x="10.706cm" svg:y="17.476cm">
          <draw:text-box>
            <text:p text:style-name="P4"><text:span text:style-name="T5">E</text:span></text:p>
          </draw:text-box>
        </draw:frame>
        <draw:frame draw:style-name="gr7" draw:text-style-name="P8" draw:layer="layout" svg:width="1.269cm" svg:height="1.423cm" svg:x="10.706cm" svg:y="18.933cm">
          <draw:text-box>
            <text:p text:style-name="P4"><text:span text:style-name="T5">A</text:span></text:p>
          </draw:text-box>
        </draw:frame>
        <draw:polygon draw:style-name="gr3" draw:text-style-name="P3" draw:layer="layout" svg:width="2.822cm" svg:height="2.041cm" svg:x="12.305cm" svg:y="5.157cm" svg:viewBox="0 0 2823 2042" draw:points="0,2042 2823,2042 2823,0 0,0">
          <text:p/>
        </draw:polygon>
        <draw:polygon draw:style-name="gr3" draw:text-style-name="P3" draw:layer="layout" svg:width="2.788cm" svg:height="0.467cm" svg:x="12.339cm" svg:y="5.224cm" svg:viewBox="0 0 2789 468" draw:points="0,468 2789,468 2789,0 0,0">
          <text:p/>
        </draw:polygon>
        <draw:frame draw:style-name="gr7" draw:text-style-name="P8" draw:layer="layout" svg:width="1.269cm" svg:height="1.423cm" svg:x="10.706cm" svg:y="20.406cm">
          <draw:text-box>
            <text:p text:style-name="P4"><text:span text:style-name="T5">K</text:span></text:p>
          </draw:text-box>
        </draw:frame>
        <draw:frame draw:style-name="gr6" draw:text-style-name="P7" draw:layer="layout" svg:width="0.355cm" svg:height="0.399cm" svg:x="11.621cm" svg:y="21.232cm">
          <draw:text-box>
            <text:p text:style-name="P4"><text:span text:style-name="T6"><text:s/></text:span></text:p>
          </draw:text-box>
        </draw:frame>
        <draw:frame draw:style-name="gr6" draw:text-style-name="P7" draw:layer="layout" svg:width="1.801cm" svg:height="0.399cm" svg:x="12.408cm" svg:y="5.234cm">
          <draw:text-box>
            <text:p text:style-name="P4"><text:span text:style-name="T3">1</text:span><text:span text:style-name="T3">1</text:span><text:span text:style-name="T3">:</text:span><text:span text:style-name="T3">0</text:span><text:span text:style-name="T3">0</text:span><text:span text:style-name="T3">-</text:span><text:span text:style-name="T3">1</text:span><text:span text:style-name="T3">:</text:span><text:span text:style-name="T3">0</text:span><text:span text:style-name="T3">0</text:span><text:span text:style-name="T3"> </text:span></text:p>
          </draw:text-box>
        </draw:frame>
        <draw:frame draw:style-name="gr6" draw:text-style-name="P7" draw:layer="layout" svg:width="0.908cm" svg:height="0.399cm" svg:x="15.297cm" svg:y="5.234cm">
          <draw:text-box>
            <text:p text:style-name="P4"><text:span text:style-name="T3">1:10- </text:span></text:p>
          </draw:text-box>
        </draw:frame>
        <draw:frame draw:style-name="gr6" draw:text-style-name="P7" draw:layer="layout" svg:width="0.789cm" svg:height="0.399cm" svg:x="15.297cm" svg:y="5.852cm">
          <draw:text-box>
            <text:p text:style-name="P4"><text:span text:style-name="T3">2:00 </text:span></text:p>
          </draw:text-box>
        </draw:frame>
        <draw:frame draw:style-name="gr7" draw:text-style-name="P8" draw:layer="layout" svg:width="1.269cm" svg:height="1.423cm" svg:x="15.297cm" svg:y="7.415cm">
          <draw:text-box>
            <text:p text:style-name="P4"><text:span text:style-name="T7">L</text:span></text:p>
          </draw:text-box>
        </draw:frame>
        <draw:frame draw:style-name="gr7" draw:text-style-name="P8" draw:layer="layout" svg:width="1.269cm" svg:height="1.423cm" svg:x="15.297cm" svg:y="8.88cm">
          <draw:text-box>
            <text:p text:style-name="P4"><text:span text:style-name="T7">U</text:span></text:p>
          </draw:text-box>
        </draw:frame>
        <draw:frame draw:style-name="gr7" draw:text-style-name="P8" draw:layer="layout" svg:width="1.269cm" svg:height="1.423cm" svg:x="15.297cm" svg:y="10.337cm">
          <draw:text-box>
            <text:p text:style-name="P4"><text:span text:style-name="T7">N</text:span></text:p>
          </draw:text-box>
        </draw:frame>
        <draw:frame draw:style-name="gr7" draw:text-style-name="P8" draw:layer="layout" svg:width="1.269cm" svg:height="1.423cm" svg:x="15.297cm" svg:y="11.802cm">
          <draw:text-box>
            <text:p text:style-name="P4"><text:span text:style-name="T7">C</text:span></text:p>
          </draw:text-box>
        </draw:frame>
        <draw:frame draw:style-name="gr7" draw:text-style-name="P8" draw:layer="layout" svg:width="1.272cm" svg:height="1.423cm" svg:x="15.297cm" svg:y="13.259cm">
          <draw:text-box>
            <text:p text:style-name="P4"><text:span text:style-name="T7">H </text:span></text:p>
          </draw:text-box>
        </draw:frame>
        <draw:frame draw:style-name="gr7" draw:text-style-name="P8" draw:layer="layout" svg:width="1.269cm" svg:height="1.423cm" svg:x="15.297cm" svg:y="14.723cm">
          <draw:text-box>
            <text:p text:style-name="P4"><text:span text:style-name="T7">B</text:span></text:p>
          </draw:text-box>
        </draw:frame>
        <draw:frame draw:style-name="gr7" draw:text-style-name="P8" draw:layer="layout" svg:width="1.269cm" svg:height="1.423cm" svg:x="15.297cm" svg:y="16.18cm">
          <draw:text-box>
            <text:p text:style-name="P4"><text:span text:style-name="T7">R</text:span></text:p>
          </draw:text-box>
        </draw:frame>
        <draw:frame draw:style-name="gr7" draw:text-style-name="P8" draw:layer="layout" svg:width="1.269cm" svg:height="1.423cm" svg:x="15.297cm" svg:y="17.645cm">
          <draw:text-box>
            <text:p text:style-name="P4"><text:span text:style-name="T7">E</text:span></text:p>
          </draw:text-box>
        </draw:frame>
        <draw:frame draw:style-name="gr7" draw:text-style-name="P8" draw:layer="layout" svg:width="1.269cm" svg:height="1.423cm" svg:x="15.297cm" svg:y="19.102cm">
          <draw:text-box>
            <text:p text:style-name="P4"><text:span text:style-name="T7">A</text:span></text:p>
          </draw:text-box>
        </draw:frame>
        <draw:polygon draw:style-name="gr3" draw:text-style-name="P3" draw:layer="layout" svg:width="3.643cm" svg:height="2.041cm" svg:x="17.023cm" svg:y="5.157cm" svg:viewBox="0 0 3644 2042" draw:points="0,2042 3644,2042 3644,0 0,0">
          <text:p/>
        </draw:polygon>
        <draw:polygon draw:style-name="gr3" draw:text-style-name="P3" draw:layer="layout" svg:width="3.609cm" svg:height="0.62cm" svg:x="17.057cm" svg:y="5.224cm" svg:viewBox="0 0 3610 621" draw:points="0,621 3610,621 3610,0 0,0">
          <text:p/>
        </draw:polygon>
        <draw:frame draw:style-name="gr7" draw:text-style-name="P8" draw:layer="layout" svg:width="1.269cm" svg:height="1.423cm" svg:x="15.297cm" svg:y="20.576cm">
          <draw:text-box>
            <text:p text:style-name="P4"><text:span text:style-name="T7">K</text:span></text:p>
          </draw:text-box>
        </draw:frame>
        <draw:polygon draw:style-name="gr3" draw:text-style-name="P3" draw:layer="layout" svg:width="3.609cm" svg:height="0.467cm" svg:x="17.057cm" svg:y="5.842cm" svg:viewBox="0 0 3610 468" draw:points="0,468 3610,468 3610,0 0,0">
          <text:p/>
        </draw:polygon>
        <draw:frame draw:style-name="gr6" draw:text-style-name="P7" draw:layer="layout" svg:width="0.355cm" svg:height="0.399cm" svg:x="16.211cm" svg:y="21.401cm">
          <draw:text-box>
            <text:p text:style-name="P4"><text:span text:style-name="T8"><text:s/></text:span></text:p>
          </draw:text-box>
        </draw:frame>
        <draw:polygon draw:style-name="gr8" draw:text-style-name="P9" draw:layer="layout" svg:width="0.076cm" svg:height="0.179cm" svg:x="0.804cm" svg:y="5.047cm" svg:viewBox="0 0 77 180" draw:points="0,180 77,180 77,0 0,0">
          <text:p/>
        </draw:polygon>
        <draw:polygon draw:style-name="gr8" draw:text-style-name="P9" draw:layer="layout" svg:width="0.076cm" svg:height="0.078cm" svg:x="0.804cm" svg:y="5.047cm" svg:viewBox="0 0 77 79" draw:points="0,79 77,79 77,0 0,0">
          <text:p/>
        </draw:polygon>
        <draw:polygon draw:style-name="gr8" draw:text-style-name="P9" draw:layer="layout" svg:width="3.72cm" svg:height="0.078cm" svg:x="0.88cm" svg:y="5.047cm" svg:viewBox="0 0 3721 79" draw:points="0,79 3721,79 3721,0 0,0">
          <text:p/>
        </draw:polygon>
        <draw:polygon draw:style-name="gr3" draw:text-style-name="P3" draw:layer="layout" svg:width="3.72cm" svg:height="0.103cm" svg:x="0.88cm" svg:y="5.123cm" svg:viewBox="0 0 3721 104" draw:points="0,104 3721,104 3721,0 0,0">
          <text:p/>
        </draw:polygon>
        <draw:polygon draw:style-name="gr8" draw:text-style-name="P9" draw:layer="layout" svg:width="0.077cm" svg:height="0.103cm" svg:x="4.598cm" svg:y="5.123cm" svg:viewBox="0 0 78 104" draw:points="0,104 78,104 78,0 0,0">
          <text:p/>
        </draw:polygon>
        <draw:polygon draw:style-name="gr8" draw:text-style-name="P9" draw:layer="layout" svg:width="0.077cm" svg:height="0.078cm" svg:x="4.598cm" svg:y="5.047cm" svg:viewBox="0 0 78 79" draw:points="0,79 78,79 78,0 0,0">
          <text:p/>
        </draw:polygon>
        <draw:polygon draw:style-name="gr8" draw:text-style-name="P9" draw:layer="layout" svg:width="2.676cm" svg:height="0.078cm" svg:x="4.675cm" svg:y="5.047cm" svg:viewBox="0 0 2677 79" draw:points="0,79 2677,79 2677,0 0,0">
          <text:p/>
        </draw:polygon>
        <draw:polygon draw:style-name="gr3" draw:text-style-name="P3" draw:layer="layout" svg:width="2.676cm" svg:height="0.103cm" svg:x="4.675cm" svg:y="5.123cm" svg:viewBox="0 0 2677 104" draw:points="0,104 2677,104 2677,0 0,0">
          <text:p/>
        </draw:polygon>
        <draw:polygon draw:style-name="gr8" draw:text-style-name="P9" draw:layer="layout" svg:width="0.076cm" svg:height="0.103cm" svg:x="7.351cm" svg:y="5.123cm" svg:viewBox="0 0 77 104" draw:points="0,104 77,104 77,0 0,0">
          <text:p/>
        </draw:polygon>
        <draw:polygon draw:style-name="gr8" draw:text-style-name="P9" draw:layer="layout" svg:width="0.076cm" svg:height="0.078cm" svg:x="7.351cm" svg:y="5.047cm" svg:viewBox="0 0 77 79" draw:points="0,79 77,79 77,0 0,0">
          <text:p/>
        </draw:polygon>
        <draw:polygon draw:style-name="gr8" draw:text-style-name="P9" draw:layer="layout" svg:width="3.094cm" svg:height="0.078cm" svg:x="7.426cm" svg:y="5.047cm" svg:viewBox="0 0 3095 79" draw:points="0,79 3095,79 3095,0 0,0">
          <text:p/>
        </draw:polygon>
        <draw:polygon draw:style-name="gr3" draw:text-style-name="P3" draw:layer="layout" svg:width="3.094cm" svg:height="0.103cm" svg:x="7.426cm" svg:y="5.123cm" svg:viewBox="0 0 3095 104" draw:points="0,104 3095,104 3095,0 0,0">
          <text:p/>
        </draw:polygon>
        <draw:polygon draw:style-name="gr8" draw:text-style-name="P9" draw:layer="layout" svg:width="0.078cm" svg:height="0.179cm" svg:x="10.518cm" svg:y="5.047cm" svg:viewBox="0 0 79 180" draw:points="0,180 79,180 79,0 0,0">
          <text:p/>
        </draw:polygon>
        <draw:polygon draw:style-name="gr8" draw:text-style-name="P9" draw:layer="layout" svg:width="0.078cm" svg:height="0.078cm" svg:x="10.518cm" svg:y="5.047cm" svg:viewBox="0 0 79 79" draw:points="0,79 79,79 79,0 0,0">
          <text:p/>
        </draw:polygon>
        <draw:polygon draw:style-name="gr8" draw:text-style-name="P9" draw:layer="layout" svg:width="1.66cm" svg:height="0.102cm" svg:x="10.595cm" svg:y="5.047cm" svg:viewBox="0 0 1661 103" draw:points="0,103 1661,103 1661,0 0,0">
          <text:p/>
        </draw:polygon>
        <draw:polygon draw:style-name="gr8" draw:text-style-name="P9" draw:layer="layout" svg:width="0.103cm" svg:height="0.077cm" svg:x="12.255cm" svg:y="5.149cm" svg:viewBox="0 0 104 78" draw:points="0,78 104,78 104,0 0,0">
          <text:p/>
        </draw:polygon>
        <draw:polygon draw:style-name="gr8" draw:text-style-name="P9" draw:layer="layout" svg:width="0.103cm" svg:height="0.102cm" svg:x="12.255cm" svg:y="5.047cm" svg:viewBox="0 0 104 103" draw:points="0,103 104,103 104,0 0,0">
          <text:p/>
        </draw:polygon>
        <draw:polygon draw:style-name="gr8" draw:text-style-name="P9" draw:layer="layout" svg:width="2.788cm" svg:height="0.102cm" svg:x="12.356cm" svg:y="5.047cm" svg:viewBox="0 0 2789 103" draw:points="0,103 2789,103 2789,0 0,0">
          <text:p/>
        </draw:polygon>
        <draw:polygon draw:style-name="gr3" draw:text-style-name="P3" draw:layer="layout" svg:width="2.788cm" svg:height="0.077cm" svg:x="12.356cm" svg:y="5.149cm" svg:viewBox="0 0 2789 78" draw:points="0,78 2789,78 2789,0 0,0">
          <text:p/>
        </draw:polygon>
        <draw:polygon draw:style-name="gr8" draw:text-style-name="P9" draw:layer="layout" svg:width="0.101cm" svg:height="0.077cm" svg:x="15.144cm" svg:y="5.149cm" svg:viewBox="0 0 102 78" draw:points="0,78 102,78 102,0 0,0">
          <text:p/>
        </draw:polygon>
        <draw:polygon draw:style-name="gr8" draw:text-style-name="P9" draw:layer="layout" svg:width="0.101cm" svg:height="0.102cm" svg:x="15.144cm" svg:y="5.047cm" svg:viewBox="0 0 102 103" draw:points="0,103 102,103 102,0 0,0">
          <text:p/>
        </draw:polygon>
        <draw:polygon draw:style-name="gr8" draw:text-style-name="P9" draw:layer="layout" svg:width="1.729cm" svg:height="0.102cm" svg:x="15.245cm" svg:y="5.047cm" svg:viewBox="0 0 1730 103" draw:points="0,103 1730,103 1730,0 0,0">
          <text:p/>
        </draw:polygon>
        <draw:polygon draw:style-name="gr8" draw:text-style-name="P9" draw:layer="layout" svg:width="0.103cm" svg:height="0.077cm" svg:x="16.972cm" svg:y="5.149cm" svg:viewBox="0 0 104 78" draw:points="0,78 104,78 104,0 0,0">
          <text:p/>
        </draw:polygon>
        <draw:polygon draw:style-name="gr8" draw:text-style-name="P9" draw:layer="layout" svg:width="0.103cm" svg:height="0.102cm" svg:x="16.972cm" svg:y="5.047cm" svg:viewBox="0 0 104 103" draw:points="0,103 104,103 104,0 0,0">
          <text:p/>
        </draw:polygon>
        <draw:polygon draw:style-name="gr8" draw:text-style-name="P9" draw:layer="layout" svg:width="3.617cm" svg:height="0.102cm" svg:x="17.075cm" svg:y="5.047cm" svg:viewBox="0 0 3618 103" draw:points="0,103 3618,103 3618,0 0,0">
          <text:p/>
        </draw:polygon>
        <draw:polygon draw:style-name="gr3" draw:text-style-name="P3" draw:layer="layout" svg:width="3.617cm" svg:height="0.077cm" svg:x="17.075cm" svg:y="5.149cm" svg:viewBox="0 0 3618 78" draw:points="0,78 3618,78 3618,0 0,0">
          <text:p/>
        </draw:polygon>
        <draw:polygon draw:style-name="gr8" draw:text-style-name="P9" draw:layer="layout" svg:width="0.102cm" svg:height="0.179cm" svg:x="20.691cm" svg:y="5.047cm" svg:viewBox="0 0 103 180" draw:points="0,180 103,180 103,0 0,0">
          <text:p/>
        </draw:polygon>
        <draw:polygon draw:style-name="gr8" draw:text-style-name="P9" draw:layer="layout" svg:width="0.102cm" svg:height="0.102cm" svg:x="20.691cm" svg:y="5.047cm" svg:viewBox="0 0 103 103" draw:points="0,103 103,103 103,0 0,0">
          <text:p/>
        </draw:polygon>
        <draw:polygon draw:style-name="gr8" draw:text-style-name="P9" draw:layer="layout" svg:width="0.076cm" svg:height="0.967cm" svg:x="0.804cm" svg:y="5.224cm" svg:viewBox="0 0 77 968" draw:points="0,968 77,968 77,0 0,0">
          <text:p/>
        </draw:polygon>
        <draw:polygon draw:style-name="gr3" draw:text-style-name="P3" draw:layer="layout" svg:width="2.745cm" svg:height="0.246cm" svg:x="4.641cm" svg:y="5.936cm" svg:viewBox="0 0 2746 247" draw:points="0,247 2746,247 2746,0 0,0">
          <text:p/>
        </draw:polygon>
        <draw:polygon draw:style-name="gr8" draw:text-style-name="P9" draw:layer="layout" svg:width="0.077cm" svg:height="0.967cm" svg:x="4.598cm" svg:y="5.224cm" svg:viewBox="0 0 78 968" draw:points="0,968 78,968 78,0 0,0">
          <text:p/>
        </draw:polygon>
        <draw:polygon draw:style-name="gr8" draw:text-style-name="P9" draw:layer="layout" svg:width="0.076cm" svg:height="0.967cm" svg:x="7.351cm" svg:y="5.224cm" svg:viewBox="0 0 77 968" draw:points="0,968 77,968 77,0 0,0">
          <text:p/>
        </draw:polygon>
        <draw:polygon draw:style-name="gr8" draw:text-style-name="P9" draw:layer="layout" svg:width="0.078cm" svg:height="0.967cm" svg:x="10.518cm" svg:y="5.224cm" svg:viewBox="0 0 79 968" draw:points="0,968 79,968 79,0 0,0">
          <text:p/>
        </draw:polygon>
        <draw:polygon draw:style-name="gr8" draw:text-style-name="P9" draw:layer="layout" svg:width="0.103cm" svg:height="0.967cm" svg:x="12.255cm" svg:y="5.224cm" svg:viewBox="0 0 104 968" draw:points="0,968 104,968 104,0 0,0">
          <text:p/>
        </draw:polygon>
        <draw:polygon draw:style-name="gr8" draw:text-style-name="P9" draw:layer="layout" svg:width="0.101cm" svg:height="0.967cm" svg:x="15.144cm" svg:y="5.224cm" svg:viewBox="0 0 102 968" draw:points="0,968 102,968 102,0 0,0">
          <text:p/>
        </draw:polygon>
        <draw:polygon draw:style-name="gr8" draw:text-style-name="P9" draw:layer="layout" svg:width="0.103cm" svg:height="0.967cm" svg:x="16.972cm" svg:y="5.224cm" svg:viewBox="0 0 104 968" draw:points="0,968 104,968 104,0 0,0">
          <text:p/>
        </draw:polygon>
        <draw:polygon draw:style-name="gr8" draw:text-style-name="P9" draw:layer="layout" svg:width="0.102cm" svg:height="0.967cm" svg:x="20.691cm" svg:y="5.224cm" svg:viewBox="0 0 103 968" draw:points="0,968 103,968 103,0 0,0">
          <text:p/>
        </draw:polygon>
        <draw:polygon draw:style-name="gr9" draw:text-style-name="P10" draw:layer="layout" svg:width="2.71cm" svg:height="0.788cm" svg:x="4.641cm" svg:y="6.41cm" svg:viewBox="0 0 2711 789" draw:points="0,789 2711,789 2711,0 0,0">
          <text:p/>
        </draw:polygon>
        <draw:polygon draw:style-name="gr9" draw:text-style-name="P10" draw:layer="layout" svg:width="2.676cm" svg:height="0.467cm" svg:x="4.675cm" svg:y="6.477cm" svg:viewBox="0 0 2677 468" draw:points="0,468 2677,468 2677,0 0,0">
          <text:p/>
        </draw:polygon>
        <draw:frame draw:style-name="gr6" draw:text-style-name="P7" draw:layer="layout" svg:width="0.908cm" svg:height="0.399cm" svg:x="17.126cm" svg:y="5.234cm">
          <draw:text-box>
            <text:p text:style-name="P4"><text:span text:style-name="T3">2:00- </text:span></text:p>
          </draw:text-box>
        </draw:frame>
        <draw:polygon draw:style-name="gr8" draw:text-style-name="P9" draw:layer="layout" svg:width="0.076cm" svg:height="0.281cm" svg:x="0.804cm" svg:y="6.19cm" svg:viewBox="0 0 77 282" draw:points="0,282 77,282 77,0 0,0">
          <text:p/>
        </draw:polygon>
        <draw:polygon draw:style-name="gr8" draw:text-style-name="P9" draw:layer="layout" svg:width="0.077cm" svg:height="0.281cm" svg:x="4.598cm" svg:y="6.19cm" svg:viewBox="0 0 78 282" draw:points="0,282 78,282 78,0 0,0">
          <text:p/>
        </draw:polygon>
        <draw:polygon draw:style-name="gr8" draw:text-style-name="P9" draw:layer="layout" svg:width="2.676cm" svg:height="0.078cm" svg:x="4.675cm" svg:y="6.19cm" svg:viewBox="0 0 2677 79" draw:points="0,79 2677,79 2677,0 0,0">
          <text:p/>
        </draw:polygon>
        <draw:polygon draw:style-name="gr9" draw:text-style-name="P10" draw:layer="layout" svg:width="2.676cm" svg:height="0.205cm" svg:x="4.675cm" svg:y="6.266cm" svg:viewBox="0 0 2677 206" draw:points="0,206 2677,206 2677,0 0,0">
          <text:p/>
        </draw:polygon>
        <draw:polygon draw:style-name="gr8" draw:text-style-name="P9" draw:layer="layout" svg:width="0.076cm" svg:height="0.281cm" svg:x="7.351cm" svg:y="6.19cm" svg:viewBox="0 0 77 282" draw:points="0,282 77,282 77,0 0,0">
          <text:p/>
        </draw:polygon>
        <draw:polygon draw:style-name="gr8" draw:text-style-name="P9" draw:layer="layout" svg:width="0.078cm" svg:height="0.281cm" svg:x="10.518cm" svg:y="6.19cm" svg:viewBox="0 0 79 282" draw:points="0,282 79,282 79,0 0,0">
          <text:p/>
        </draw:polygon>
        <draw:polygon draw:style-name="gr8" draw:text-style-name="P9" draw:layer="layout" svg:width="0.103cm" svg:height="0.281cm" svg:x="12.255cm" svg:y="6.19cm" svg:viewBox="0 0 104 282" draw:points="0,282 104,282 104,0 0,0">
          <text:p/>
        </draw:polygon>
        <draw:polygon draw:style-name="gr8" draw:text-style-name="P9" draw:layer="layout" svg:width="0.101cm" svg:height="0.281cm" svg:x="15.144cm" svg:y="6.19cm" svg:viewBox="0 0 102 282" draw:points="0,282 102,282 102,0 0,0">
          <text:p/>
        </draw:polygon>
        <draw:polygon draw:style-name="gr8" draw:text-style-name="P9" draw:layer="layout" svg:width="0.103cm" svg:height="0.281cm" svg:x="16.972cm" svg:y="6.19cm" svg:viewBox="0 0 104 282" draw:points="0,282 104,282 104,0 0,0">
          <text:p/>
        </draw:polygon>
        <draw:polygon draw:style-name="gr8" draw:text-style-name="P9" draw:layer="layout" svg:width="0.102cm" svg:height="0.281cm" svg:x="20.691cm" svg:y="6.19cm" svg:viewBox="0 0 103 282" draw:points="0,282 103,282 103,0 0,0">
          <text:p/>
        </draw:polygon>
        <draw:polygon draw:style-name="gr8" draw:text-style-name="P9" draw:layer="layout" svg:width="0.076cm" svg:height="0.703cm" svg:x="0.804cm" svg:y="6.47cm" svg:viewBox="0 0 77 704" draw:points="0,704 77,704 77,0 0,0">
          <text:p/>
        </draw:polygon>
        <draw:polygon draw:style-name="gr9" draw:text-style-name="P10" draw:layer="layout" svg:width="2.745cm" svg:height="0.245cm" svg:x="4.641cm" svg:y="6.944cm" svg:viewBox="0 0 2746 246" draw:points="0,246 2746,246 2746,0 0,0">
          <text:p/>
        </draw:polygon>
        <draw:polygon draw:style-name="gr8" draw:text-style-name="P9" draw:layer="layout" svg:width="0.077cm" svg:height="0.703cm" svg:x="4.598cm" svg:y="6.47cm" svg:viewBox="0 0 78 704" draw:points="0,704 78,704 78,0 0,0">
          <text:p/>
        </draw:polygon>
        <draw:polygon draw:style-name="gr8" draw:text-style-name="P9" draw:layer="layout" svg:width="0.076cm" svg:height="0.703cm" svg:x="7.351cm" svg:y="6.47cm" svg:viewBox="0 0 77 704" draw:points="0,704 77,704 77,0 0,0">
          <text:p/>
        </draw:polygon>
        <draw:polygon draw:style-name="gr8" draw:text-style-name="P9" draw:layer="layout" svg:width="0.078cm" svg:height="0.703cm" svg:x="10.518cm" svg:y="6.47cm" svg:viewBox="0 0 79 704" draw:points="0,704 79,704 79,0 0,0">
          <text:p/>
        </draw:polygon>
        <draw:polygon draw:style-name="gr8" draw:text-style-name="P9" draw:layer="layout" svg:width="0.103cm" svg:height="0.703cm" svg:x="12.255cm" svg:y="6.47cm" svg:viewBox="0 0 104 704" draw:points="0,704 104,704 104,0 0,0">
          <text:p/>
        </draw:polygon>
        <draw:polygon draw:style-name="gr8" draw:text-style-name="P9" draw:layer="layout" svg:width="0.101cm" svg:height="0.703cm" svg:x="15.144cm" svg:y="6.47cm" svg:viewBox="0 0 102 704" draw:points="0,704 102,704 102,0 0,0">
          <text:p/>
        </draw:polygon>
        <draw:polygon draw:style-name="gr8" draw:text-style-name="P9" draw:layer="layout" svg:width="0.103cm" svg:height="0.703cm" svg:x="16.972cm" svg:y="6.47cm" svg:viewBox="0 0 104 704" draw:points="0,704 104,704 104,0 0,0">
          <text:p/>
        </draw:polygon>
        <draw:polygon draw:style-name="gr8" draw:text-style-name="P9" draw:layer="layout" svg:width="0.102cm" svg:height="0.703cm" svg:x="20.691cm" svg:y="6.47cm" svg:viewBox="0 0 103 704" draw:points="0,704 103,704 103,0 0,0">
          <text:p/>
        </draw:polygon>
        <draw:polygon draw:style-name="gr9" draw:text-style-name="P10" draw:layer="layout" svg:width="3.72cm" svg:height="1.695cm" svg:x="0.88cm" svg:y="7.273cm" svg:viewBox="0 0 3721 1696" draw:points="0,1696 3721,1696 3721,0 0,0">
          <text:p/>
        </draw:polygon>
        <draw:polygon draw:style-name="gr9" draw:text-style-name="P10" draw:layer="layout" svg:width="3.44cm" svg:height="0.476cm" svg:x="1.024cm" svg:y="7.452cm" svg:viewBox="0 0 3441 477" draw:points="0,477 3441,477 3441,0 0,0">
          <text:p/>
        </draw:polygon>
        <draw:frame draw:style-name="gr6" draw:text-style-name="P7" draw:layer="layout" svg:width="0.789cm" svg:height="0.399cm" svg:x="17.126cm" svg:y="5.852cm">
          <draw:text-box>
            <text:p text:style-name="P4"><text:span text:style-name="T3">3:45 </text:span></text:p>
          </draw:text-box>
        </draw:frame>
        <draw:frame draw:style-name="gr6" draw:text-style-name="P7" draw:layer="layout" svg:width="1.382cm" svg:height="0.399cm" svg:x="6.056cm" svg:y="6.487cm">
          <draw:text-box>
            <text:p text:style-name="P4"><text:span text:style-name="T8">GRADE </text:span></text:p>
          </draw:text-box>
        </draw:frame>
        <draw:frame draw:style-name="gr6" draw:text-style-name="P7" draw:layer="layout" svg:width="0.396cm" svg:height="0.399cm" svg:x="1.024cm" svg:y="7.462cm">
          <draw:text-box>
            <text:p text:style-name="P4"><text:span text:style-name="T3">24</text:span></text:p>
          </draw:text-box>
        </draw:frame>
        <draw:polygon draw:style-name="gr9" draw:text-style-name="P10" draw:layer="layout" svg:width="3.44cm" svg:height="0.865cm" svg:x="1.024cm" svg:y="7.926cm" svg:viewBox="0 0 3441 866" draw:points="0,866 3441,866 3441,0 0,0">
          <text:p/>
        </draw:polygon>
        <draw:frame draw:style-name="gr10" draw:text-style-name="P11" draw:layer="layout" svg:width="0.43cm" svg:height="0.255cm" svg:x="1.415cm" svg:y="7.449cm">
          <draw:text-box>
            <text:p text:style-name="P4"><text:span text:style-name="T9">TH <text:s/></text:span></text:p>
          </draw:text-box>
        </draw:frame>
        <draw:polygon draw:style-name="gr9" draw:text-style-name="P10" draw:layer="layout" svg:width="2.71cm" svg:height="1.652cm" svg:x="4.641cm" svg:y="7.385cm" svg:viewBox="0 0 2711 1653" draw:points="0,1653 2711,1653 2711,0 0,0">
          <text:p/>
        </draw:polygon>
        <draw:polygon draw:style-name="gr9" draw:text-style-name="P10" draw:layer="layout" svg:width="2.676cm" svg:height="0.476cm" svg:x="4.675cm" svg:y="7.452cm" svg:viewBox="0 0 2677 477" draw:points="0,477 2677,477 2677,0 0,0">
          <text:p/>
        </draw:polygon>
        <draw:frame draw:style-name="gr6" draw:text-style-name="P7" draw:layer="layout" svg:width="1.086cm" svg:height="0.399cm" svg:x="1.855cm" svg:y="7.462cm">
          <draw:text-box>
            <text:p text:style-name="P4"><text:span text:style-name="T3">THUR </text:span></text:p>
          </draw:text-box>
        </draw:frame>
        <draw:polygon draw:style-name="gr9" draw:text-style-name="P10" draw:layer="layout" svg:width="3.128cm" svg:height="1.652cm" svg:x="7.392cm" svg:y="7.385cm" svg:viewBox="0 0 3129 1653" draw:points="0,1653 3129,1653 3129,0 0,0">
          <text:p/>
        </draw:polygon>
        <draw:polygon draw:style-name="gr9" draw:text-style-name="P10" draw:layer="layout" svg:width="3.094cm" svg:height="0.476cm" svg:x="7.426cm" svg:y="7.452cm" svg:viewBox="0 0 3095 477" draw:points="0,477 3095,477 3095,0 0,0">
          <text:p/>
        </draw:polygon>
        <draw:frame draw:style-name="gr11" draw:text-style-name="P12" draw:layer="layout" svg:width="0.391cm" svg:height="0.442cm" svg:x="2.194cm" svg:y="8.35cm">
          <draw:text-box>
            <text:p text:style-name="P4"><text:span text:style-name="T10"><text:s/></text:span></text:p>
          </draw:text-box>
        </draw:frame>
        <draw:polygon draw:style-name="gr9" draw:text-style-name="P10" draw:layer="layout" svg:width="3.094cm" svg:height="0.467cm" svg:x="7.426cm" svg:y="7.926cm" svg:viewBox="0 0 3095 468" draw:points="0,468 3095,468 3095,0 0,0">
          <text:p/>
        </draw:polygon>
        <draw:frame draw:style-name="gr6" draw:text-style-name="P7" draw:layer="layout" svg:width="1.661cm" svg:height="0.399cm" svg:x="4.785cm" svg:y="7.462cm">
          <draw:text-box>
            <text:p text:style-name="P4"><text:span text:style-name="T3">7 VIOLET </text:span></text:p>
          </draw:text-box>
        </draw:frame>
        <draw:polygon draw:style-name="gr9" draw:text-style-name="P10" draw:layer="layout" svg:width="2.822cm" svg:height="1.652cm" svg:x="12.305cm" svg:y="7.385cm" svg:viewBox="0 0 2823 1653" draw:points="0,1653 2823,1653 2823,0 0,0">
          <text:p/>
        </draw:polygon>
        <draw:polygon draw:style-name="gr9" draw:text-style-name="P10" draw:layer="layout" svg:width="2.788cm" svg:height="0.476cm" svg:x="12.339cm" svg:y="7.452cm" svg:viewBox="0 0 2789 477" draw:points="0,477 2789,477 2789,0 0,0">
          <text:p/>
        </draw:polygon>
        <draw:frame draw:style-name="gr6" draw:text-style-name="P7" draw:layer="layout" svg:width="1.344cm" svg:height="0.399cm" svg:x="7.495cm" svg:y="7.462cm">
          <draw:text-box>
            <text:p text:style-name="P4"><text:span text:style-name="T3">MATHS </text:span></text:p>
          </draw:text-box>
        </draw:frame>
        <draw:polygon draw:style-name="gr9" draw:text-style-name="P10" draw:layer="layout" svg:width="2.788cm" svg:height="0.467cm" svg:x="12.339cm" svg:y="7.926cm" svg:viewBox="0 0 2789 468" draw:points="0,468 2789,468 2789,0 0,0">
          <text:p/>
        </draw:polygon>
        <draw:frame draw:style-name="gr6" draw:text-style-name="P7" draw:layer="layout" svg:width="1.899cm" svg:height="0.399cm" svg:x="7.495cm" svg:y="7.936cm">
          <draw:text-box>
            <text:p text:style-name="P4"><text:span text:style-name="T11">Mr.Wanjala </text:span></text:p>
          </draw:text-box>
        </draw:frame>
        <draw:polygon draw:style-name="gr9" draw:text-style-name="P10" draw:layer="layout" svg:width="3.643cm" svg:height="1.652cm" svg:x="17.023cm" svg:y="7.385cm" svg:viewBox="0 0 3644 1653" draw:points="0,1653 3644,1653 3644,0 0,0">
          <text:p/>
        </draw:polygon>
        <draw:polygon draw:style-name="gr9" draw:text-style-name="P10" draw:layer="layout" svg:width="3.609cm" svg:height="0.476cm" svg:x="17.057cm" svg:y="7.452cm" svg:viewBox="0 0 3610 477" draw:points="0,477 3610,477 3610,0 0,0">
          <text:p/>
        </draw:polygon>
        <draw:frame draw:style-name="gr6" draw:text-style-name="P7" draw:layer="layout" svg:width="2.47cm" svg:height="0.399cm" svg:x="12.408cm" svg:y="7.462cm">
          <draw:text-box>
            <text:p text:style-name="P4"><text:span text:style-name="T3">ENG PAPER 1 </text:span></text:p>
          </draw:text-box>
        </draw:frame>
        <draw:polygon draw:style-name="gr8" draw:text-style-name="P9" draw:layer="layout" svg:width="0.076cm" svg:height="0.281cm" svg:x="0.804cm" svg:y="7.172cm" svg:viewBox="0 0 77 282" draw:points="0,282 77,282 77,0 0,0">
          <text:p/>
        </draw:polygon>
        <draw:polygon draw:style-name="gr8" draw:text-style-name="P9" draw:layer="layout" svg:width="3.72cm" svg:height="0.078cm" svg:x="0.88cm" svg:y="7.172cm" svg:viewBox="0 0 3721 79" draw:points="0,79 3721,79 3721,0 0,0">
          <text:p/>
        </draw:polygon>
        <draw:polygon draw:style-name="gr9" draw:text-style-name="P10" draw:layer="layout" svg:width="3.72cm" svg:height="0.205cm" svg:x="0.88cm" svg:y="7.248cm" svg:viewBox="0 0 3721 206" draw:points="0,206 3721,206 3721,0 0,0">
          <text:p/>
        </draw:polygon>
        <draw:polygon draw:style-name="gr8" draw:text-style-name="P9" draw:layer="layout" svg:width="0.077cm" svg:height="0.281cm" svg:x="4.598cm" svg:y="7.172cm" svg:viewBox="0 0 78 282" draw:points="0,282 78,282 78,0 0,0">
          <text:p/>
        </draw:polygon>
        <draw:polygon draw:style-name="gr8" draw:text-style-name="P9" draw:layer="layout" svg:width="2.676cm" svg:height="0.078cm" svg:x="4.675cm" svg:y="7.172cm" svg:viewBox="0 0 2677 79" draw:points="0,79 2677,79 2677,0 0,0">
          <text:p/>
        </draw:polygon>
        <draw:polygon draw:style-name="gr9" draw:text-style-name="P10" draw:layer="layout" svg:width="2.676cm" svg:height="0.205cm" svg:x="4.675cm" svg:y="7.248cm" svg:viewBox="0 0 2677 206" draw:points="0,206 2677,206 2677,0 0,0">
          <text:p/>
        </draw:polygon>
        <draw:polygon draw:style-name="gr8" draw:text-style-name="P9" draw:layer="layout" svg:width="0.076cm" svg:height="0.281cm" svg:x="7.351cm" svg:y="7.172cm" svg:viewBox="0 0 77 282" draw:points="0,282 77,282 77,0 0,0">
          <text:p/>
        </draw:polygon>
        <draw:polygon draw:style-name="gr8" draw:text-style-name="P9" draw:layer="layout" svg:width="3.094cm" svg:height="0.078cm" svg:x="7.426cm" svg:y="7.172cm" svg:viewBox="0 0 3095 79" draw:points="0,79 3095,79 3095,0 0,0">
          <text:p/>
        </draw:polygon>
        <draw:polygon draw:style-name="gr9" draw:text-style-name="P10" draw:layer="layout" svg:width="3.094cm" svg:height="0.205cm" svg:x="7.426cm" svg:y="7.248cm" svg:viewBox="0 0 3095 206" draw:points="0,206 3095,206 3095,0 0,0">
          <text:p/>
        </draw:polygon>
        <draw:polygon draw:style-name="gr8" draw:text-style-name="P9" draw:layer="layout" svg:width="0.078cm" svg:height="0.281cm" svg:x="10.518cm" svg:y="7.172cm" svg:viewBox="0 0 79 282" draw:points="0,282 79,282 79,0 0,0">
          <text:p/>
        </draw:polygon>
        <draw:polygon draw:style-name="gr8" draw:text-style-name="P9" draw:layer="layout" svg:width="0.103cm" svg:height="0.281cm" svg:x="12.255cm" svg:y="7.172cm" svg:viewBox="0 0 104 282" draw:points="0,282 104,282 104,0 0,0">
          <text:p/>
        </draw:polygon>
        <draw:polygon draw:style-name="gr8" draw:text-style-name="P9" draw:layer="layout" svg:width="2.788cm" svg:height="0.102cm" svg:x="12.356cm" svg:y="7.172cm" svg:viewBox="0 0 2789 103" draw:points="0,103 2789,103 2789,0 0,0">
          <text:p/>
        </draw:polygon>
        <draw:polygon draw:style-name="gr9" draw:text-style-name="P10" draw:layer="layout" svg:width="2.788cm" svg:height="0.18cm" svg:x="12.356cm" svg:y="7.273cm" svg:viewBox="0 0 2789 181" draw:points="0,181 2789,181 2789,0 0,0">
          <text:p/>
        </draw:polygon>
        <draw:polygon draw:style-name="gr8" draw:text-style-name="P9" draw:layer="layout" svg:width="0.101cm" svg:height="0.281cm" svg:x="15.144cm" svg:y="7.172cm" svg:viewBox="0 0 102 282" draw:points="0,282 102,282 102,0 0,0">
          <text:p/>
        </draw:polygon>
        <draw:polygon draw:style-name="gr8" draw:text-style-name="P9" draw:layer="layout" svg:width="0.103cm" svg:height="0.281cm" svg:x="16.972cm" svg:y="7.172cm" svg:viewBox="0 0 104 282" draw:points="0,282 104,282 104,0 0,0">
          <text:p/>
        </draw:polygon>
        <draw:polygon draw:style-name="gr8" draw:text-style-name="P9" draw:layer="layout" svg:width="3.617cm" svg:height="0.102cm" svg:x="17.075cm" svg:y="7.172cm" svg:viewBox="0 0 3618 103" draw:points="0,103 3618,103 3618,0 0,0">
          <text:p/>
        </draw:polygon>
        <draw:polygon draw:style-name="gr9" draw:text-style-name="P10" draw:layer="layout" svg:width="3.617cm" svg:height="0.18cm" svg:x="17.075cm" svg:y="7.273cm" svg:viewBox="0 0 3618 181" draw:points="0,181 3618,181 3618,0 0,0">
          <text:p/>
        </draw:polygon>
        <draw:polygon draw:style-name="gr8" draw:text-style-name="P9" draw:layer="layout" svg:width="0.102cm" svg:height="0.281cm" svg:x="20.691cm" svg:y="7.172cm" svg:viewBox="0 0 103 282" draw:points="0,282 103,282 103,0 0,0">
          <text:p/>
        </draw:polygon>
        <draw:polygon draw:style-name="gr9" draw:text-style-name="P10" draw:layer="layout" svg:width="3.796cm" svg:height="0.246cm" svg:x="0.845cm" svg:y="8.782cm" svg:viewBox="0 0 3797 247" draw:points="0,247 3797,247 3797,0 0,0">
          <text:p/>
        </draw:polygon>
        <draw:polygon draw:style-name="gr8" draw:text-style-name="P9" draw:layer="layout" svg:width="0.076cm" svg:height="1.585cm" svg:x="0.804cm" svg:y="7.452cm" svg:viewBox="0 0 77 1586" draw:points="0,1586 77,1586 77,0 0,0">
          <text:p/>
        </draw:polygon>
        <draw:polygon draw:style-name="gr9" draw:text-style-name="P10" draw:layer="layout" svg:width="2.745cm" svg:height="0.246cm" svg:x="4.641cm" svg:y="8.782cm" svg:viewBox="0 0 2746 247" draw:points="0,247 2746,247 2746,0 0,0">
          <text:p/>
        </draw:polygon>
        <draw:polygon draw:style-name="gr8" draw:text-style-name="P9" draw:layer="layout" svg:width="0.077cm" svg:height="1.585cm" svg:x="4.598cm" svg:y="7.452cm" svg:viewBox="0 0 78 1586" draw:points="0,1586 78,1586 78,0 0,0">
          <text:p/>
        </draw:polygon>
        <draw:polygon draw:style-name="gr9" draw:text-style-name="P10" draw:layer="layout" svg:width="3.162cm" svg:height="0.246cm" svg:x="7.392cm" svg:y="8.782cm" svg:viewBox="0 0 3163 247" draw:points="0,247 3163,247 3163,0 0,0">
          <text:p/>
        </draw:polygon>
        <draw:polygon draw:style-name="gr8" draw:text-style-name="P9" draw:layer="layout" svg:width="0.076cm" svg:height="1.585cm" svg:x="7.351cm" svg:y="7.452cm" svg:viewBox="0 0 77 1586" draw:points="0,1586 77,1586 77,0 0,0">
          <text:p/>
        </draw:polygon>
        <draw:polygon draw:style-name="gr8" draw:text-style-name="P9" draw:layer="layout" svg:width="0.078cm" svg:height="1.585cm" svg:x="10.518cm" svg:y="7.452cm" svg:viewBox="0 0 79 1586" draw:points="0,1586 79,1586 79,0 0,0">
          <text:p/>
        </draw:polygon>
        <draw:polygon draw:style-name="gr9" draw:text-style-name="P10" draw:layer="layout" svg:width="2.857cm" svg:height="0.246cm" svg:x="12.322cm" svg:y="8.782cm" svg:viewBox="0 0 2858 247" draw:points="0,247 2858,247 2858,0 0,0">
          <text:p/>
        </draw:polygon>
        <draw:polygon draw:style-name="gr8" draw:text-style-name="P9" draw:layer="layout" svg:width="0.103cm" svg:height="1.585cm" svg:x="12.255cm" svg:y="7.452cm" svg:viewBox="0 0 104 1586" draw:points="0,1586 104,1586 104,0 0,0">
          <text:p/>
        </draw:polygon>
        <draw:polygon draw:style-name="gr8" draw:text-style-name="P9" draw:layer="layout" svg:width="0.101cm" svg:height="1.585cm" svg:x="15.144cm" svg:y="7.452cm" svg:viewBox="0 0 102 1586" draw:points="0,1586 102,1586 102,0 0,0">
          <text:p/>
        </draw:polygon>
        <draw:polygon draw:style-name="gr9" draw:text-style-name="P10" draw:layer="layout" svg:width="3.686cm" svg:height="0.246cm" svg:x="17.04cm" svg:y="8.782cm" svg:viewBox="0 0 3687 247" draw:points="0,247 3687,247 3687,0 0,0">
          <text:p/>
        </draw:polygon>
        <draw:polygon draw:style-name="gr8" draw:text-style-name="P9" draw:layer="layout" svg:width="0.103cm" svg:height="1.585cm" svg:x="16.972cm" svg:y="7.452cm" svg:viewBox="0 0 104 1586" draw:points="0,1586 104,1586 104,0 0,0">
          <text:p/>
        </draw:polygon>
        <draw:polygon draw:style-name="gr8" draw:text-style-name="P9" draw:layer="layout" svg:width="0.102cm" svg:height="1.585cm" svg:x="20.691cm" svg:y="7.452cm" svg:viewBox="0 0 103 1586" draw:points="0,1586 103,1586 103,0 0,0">
          <text:p/>
        </draw:polygon>
        <draw:polygon draw:style-name="gr9" draw:text-style-name="P10" draw:layer="layout" svg:width="3.72cm" svg:height="1.288cm" svg:x="0.88cm" svg:y="9.146cm" svg:viewBox="0 0 3721 1289" draw:points="0,1289 3721,1289 3721,0 0,0">
          <text:p/>
        </draw:polygon>
        <draw:polygon draw:style-name="gr9" draw:text-style-name="P10" draw:layer="layout" svg:width="3.44cm" svg:height="0.865cm" svg:x="1.024cm" svg:y="9.323cm" svg:viewBox="0 0 3441 866" draw:points="0,866 3441,866 3441,0 0,0">
          <text:p/>
        </draw:polygon>
        <draw:frame draw:style-name="gr6" draw:text-style-name="P7" draw:layer="layout" svg:width="1.657cm" svg:height="0.399cm" svg:x="12.408cm" svg:y="7.936cm">
          <draw:text-box>
            <text:p text:style-name="P4"><text:span text:style-name="T3"><text:s/></text:span><text:span text:style-name="T11">Ms. Mary </text:span></text:p>
          </draw:text-box>
        </draw:frame>
        <draw:frame draw:style-name="gr6" draw:text-style-name="P7" draw:layer="layout" svg:width="0.355cm" svg:height="0.399cm" svg:x="18.396cm" svg:y="7.462cm">
          <draw:text-box>
            <text:p text:style-name="P4"><text:span text:style-name="T11"><text:s/></text:span></text:p>
          </draw:text-box>
        </draw:frame>
        <draw:frame draw:style-name="gr11" draw:text-style-name="P12" draw:layer="layout" svg:width="0.391cm" svg:height="0.442cm" svg:x="2.194cm" svg:y="9.747cm">
          <draw:text-box>
            <text:p text:style-name="P4"><text:span text:style-name="T10"><text:s/></text:span></text:p>
          </draw:text-box>
        </draw:frame>
        <draw:frame draw:style-name="gr6" draw:text-style-name="P7" draw:layer="layout" svg:width="4.21cm" svg:height="0.399cm" svg:x="4.785cm" svg:y="9.333cm">
          <draw:text-box>
            <text:p text:style-name="P4"><text:span text:style-name="T3">8 SUNFLOWER <text:s/>MATHS <text:s/></text:span></text:p>
          </draw:text-box>
        </draw:frame>
        <draw:frame draw:style-name="gr6" draw:text-style-name="P7" draw:layer="layout" svg:width="2.174cm" svg:height="0.399cm" svg:x="7.495cm" svg:y="9.798cm">
          <draw:text-box>
            <text:p text:style-name="P4"><text:span text:style-name="T11">Mr. Mulunga <text:s/></text:span></text:p>
          </draw:text-box>
        </draw:frame>
        <draw:frame draw:style-name="gr6" draw:text-style-name="P7" draw:layer="layout" svg:width="2.567cm" svg:height="0.399cm" svg:x="12.408cm" svg:y="9.333cm">
          <draw:text-box>
            <text:p text:style-name="P4"><text:span text:style-name="T3">ENG PAPER 1 <text:s/></text:span></text:p>
          </draw:text-box>
        </draw:frame>
        <draw:polygon draw:style-name="gr8" draw:text-style-name="P9" draw:layer="layout" svg:width="0.076cm" svg:height="0.28cm" svg:x="0.804cm" svg:y="9.036cm" svg:viewBox="0 0 77 281" draw:points="0,281 77,281 77,0 0,0">
          <text:p/>
        </draw:polygon>
        <draw:polygon draw:style-name="gr9" draw:text-style-name="P10" draw:layer="layout" svg:width="3.72cm" svg:height="0.28cm" svg:x="0.88cm" svg:y="9.036cm" svg:viewBox="0 0 3721 281" draw:points="0,281 3721,281 3721,0 0,0">
          <text:p/>
        </draw:polygon>
        <draw:polygon draw:style-name="gr8" draw:text-style-name="P9" draw:layer="layout" svg:width="0.077cm" svg:height="0.28cm" svg:x="4.598cm" svg:y="9.036cm" svg:viewBox="0 0 78 281" draw:points="0,281 78,281 78,0 0,0">
          <text:p/>
        </draw:polygon>
        <draw:polygon draw:style-name="gr8" draw:text-style-name="P9" draw:layer="layout" svg:width="2.676cm" svg:height="0.076cm" svg:x="4.675cm" svg:y="9.036cm" svg:viewBox="0 0 2677 77" draw:points="0,77 2677,77 2677,0 0,0">
          <text:p/>
        </draw:polygon>
        <draw:polygon draw:style-name="gr8" draw:text-style-name="P9" draw:layer="layout" svg:width="0.076cm" svg:height="0.28cm" svg:x="7.351cm" svg:y="9.036cm" svg:viewBox="0 0 77 281" draw:points="0,281 77,281 77,0 0,0">
          <text:p/>
        </draw:polygon>
        <draw:polygon draw:style-name="gr8" draw:text-style-name="P9" draw:layer="layout" svg:width="3.094cm" svg:height="0.076cm" svg:x="7.426cm" svg:y="9.036cm" svg:viewBox="0 0 3095 77" draw:points="0,77 3095,77 3095,0 0,0">
          <text:p/>
        </draw:polygon>
        <draw:polygon draw:style-name="gr8" draw:text-style-name="P9" draw:layer="layout" svg:width="0.078cm" svg:height="0.28cm" svg:x="10.518cm" svg:y="9.036cm" svg:viewBox="0 0 79 281" draw:points="0,281 79,281 79,0 0,0">
          <text:p/>
        </draw:polygon>
        <draw:polygon draw:style-name="gr8" draw:text-style-name="P9" draw:layer="layout" svg:width="0.103cm" svg:height="0.28cm" svg:x="12.255cm" svg:y="9.036cm" svg:viewBox="0 0 104 281" draw:points="0,281 104,281 104,0 0,0">
          <text:p/>
        </draw:polygon>
        <draw:polygon draw:style-name="gr8" draw:text-style-name="P9" draw:layer="layout" svg:width="2.788cm" svg:height="0.102cm" svg:x="12.356cm" svg:y="9.036cm" svg:viewBox="0 0 2789 103" draw:points="0,103 2789,103 2789,0 0,0">
          <text:p/>
        </draw:polygon>
        <draw:polygon draw:style-name="gr8" draw:text-style-name="P9" draw:layer="layout" svg:width="0.101cm" svg:height="0.28cm" svg:x="15.144cm" svg:y="9.036cm" svg:viewBox="0 0 102 281" draw:points="0,281 102,281 102,0 0,0">
          <text:p/>
        </draw:polygon>
        <draw:polygon draw:style-name="gr8" draw:text-style-name="P9" draw:layer="layout" svg:width="0.103cm" svg:height="0.28cm" svg:x="16.972cm" svg:y="9.036cm" svg:viewBox="0 0 104 281" draw:points="0,281 104,281 104,0 0,0">
          <text:p/>
        </draw:polygon>
        <draw:polygon draw:style-name="gr8" draw:text-style-name="P9" draw:layer="layout" svg:width="3.617cm" svg:height="0.102cm" svg:x="17.075cm" svg:y="9.036cm" svg:viewBox="0 0 3618 103" draw:points="0,103 3618,103 3618,0 0,0">
          <text:p/>
        </draw:polygon>
        <draw:polygon draw:style-name="gr8" draw:text-style-name="P9" draw:layer="layout" svg:width="0.102cm" svg:height="0.28cm" svg:x="20.691cm" svg:y="9.036cm" svg:viewBox="0 0 103 281" draw:points="0,281 103,281 103,0 0,0">
          <text:p/>
        </draw:polygon>
        <draw:polygon draw:style-name="gr9" draw:text-style-name="P10" draw:layer="layout" svg:width="3.796cm" svg:height="0.247cm" svg:x="0.845cm" svg:y="10.247cm" svg:viewBox="0 0 3797 248" draw:points="0,248 3797,248 3797,0 0,0">
          <text:p/>
        </draw:polygon>
        <draw:polygon draw:style-name="gr8" draw:text-style-name="P9" draw:layer="layout" svg:width="0.076cm" svg:height="1.187cm" svg:x="0.804cm" svg:y="9.316cm" svg:viewBox="0 0 77 1188" draw:points="0,1188 77,1188 77,0 0,0">
          <text:p/>
        </draw:polygon>
        <draw:polygon draw:style-name="gr8" draw:text-style-name="P9" draw:layer="layout" svg:width="0.077cm" svg:height="1.187cm" svg:x="4.598cm" svg:y="9.316cm" svg:viewBox="0 0 78 1188" draw:points="0,1188 78,1188 78,0 0,0">
          <text:p/>
        </draw:polygon>
        <draw:polygon draw:style-name="gr8" draw:text-style-name="P9" draw:layer="layout" svg:width="0.076cm" svg:height="1.187cm" svg:x="7.351cm" svg:y="9.316cm" svg:viewBox="0 0 77 1188" draw:points="0,1188 77,1188 77,0 0,0">
          <text:p/>
        </draw:polygon>
        <draw:polygon draw:style-name="gr8" draw:text-style-name="P9" draw:layer="layout" svg:width="0.078cm" svg:height="1.187cm" svg:x="10.518cm" svg:y="9.316cm" svg:viewBox="0 0 79 1188" draw:points="0,1188 79,1188 79,0 0,0">
          <text:p/>
        </draw:polygon>
        <draw:polygon draw:style-name="gr8" draw:text-style-name="P9" draw:layer="layout" svg:width="0.103cm" svg:height="1.187cm" svg:x="12.255cm" svg:y="9.316cm" svg:viewBox="0 0 104 1188" draw:points="0,1188 104,1188 104,0 0,0">
          <text:p/>
        </draw:polygon>
        <draw:polygon draw:style-name="gr8" draw:text-style-name="P9" draw:layer="layout" svg:width="0.101cm" svg:height="1.187cm" svg:x="15.144cm" svg:y="9.316cm" svg:viewBox="0 0 102 1188" draw:points="0,1188 102,1188 102,0 0,0">
          <text:p/>
        </draw:polygon>
        <draw:polygon draw:style-name="gr8" draw:text-style-name="P9" draw:layer="layout" svg:width="0.103cm" svg:height="1.187cm" svg:x="16.972cm" svg:y="9.316cm" svg:viewBox="0 0 104 1188" draw:points="0,1188 104,1188 104,0 0,0">
          <text:p/>
        </draw:polygon>
        <draw:polygon draw:style-name="gr8" draw:text-style-name="P9" draw:layer="layout" svg:width="0.102cm" svg:height="1.187cm" svg:x="20.691cm" svg:y="9.316cm" svg:viewBox="0 0 103 1188" draw:points="0,1188 103,1188 103,0 0,0">
          <text:p/>
        </draw:polygon>
        <draw:polygon draw:style-name="gr9" draw:text-style-name="P10" draw:layer="layout" svg:width="3.72cm" svg:height="1.253cm" svg:x="0.88cm" svg:y="10.713cm" svg:viewBox="0 0 3721 1254" draw:points="0,1254 3721,1254 3721,0 0,0">
          <text:p/>
        </draw:polygon>
        <draw:polygon draw:style-name="gr9" draw:text-style-name="P10" draw:layer="layout" svg:width="3.72cm" svg:height="0.874cm" svg:x="0.88cm" svg:y="10.78cm" svg:viewBox="0 0 3721 875" draw:points="0,875 3721,875 3721,0 0,0">
          <text:p/>
        </draw:polygon>
        <draw:frame draw:style-name="gr6" draw:text-style-name="P7" draw:layer="layout" svg:width="2.233cm" svg:height="0.399cm" svg:x="12.408cm" svg:y="9.798cm">
          <draw:text-box>
            <text:p text:style-name="P4"><text:span text:style-name="T11">Ms.E lizabeth </text:span></text:p>
          </draw:text-box>
        </draw:frame>
        <draw:polygon draw:style-name="gr9" draw:text-style-name="P10" draw:layer="layout" svg:width="2.71cm" svg:height="1.253cm" svg:x="4.641cm" svg:y="10.713cm" svg:viewBox="0 0 2711 1254" draw:points="0,1254 2711,1254 2711,0 0,0">
          <text:p/>
        </draw:polygon>
        <draw:polygon draw:style-name="gr9" draw:text-style-name="P10" draw:layer="layout" svg:width="2.676cm" svg:height="0.476cm" svg:x="4.675cm" svg:y="10.78cm" svg:viewBox="0 0 2677 477" draw:points="0,477 2677,477 2677,0 0,0">
          <text:p/>
        </draw:polygon>
        <draw:frame draw:style-name="gr6" draw:text-style-name="P7" draw:layer="layout" svg:width="0.355cm" svg:height="0.399cm" svg:x="18.396cm" svg:y="9.333cm">
          <draw:text-box>
            <text:p text:style-name="P4"><text:span text:style-name="T11"><text:s/></text:span></text:p>
          </draw:text-box>
        </draw:frame>
        <draw:polygon draw:style-name="gr9" draw:text-style-name="P10" draw:layer="layout" svg:width="3.128cm" svg:height="1.253cm" svg:x="7.392cm" svg:y="10.713cm" svg:viewBox="0 0 3129 1254" draw:points="0,1254 3129,1254 3129,0 0,0">
          <text:p/>
        </draw:polygon>
        <draw:polygon draw:style-name="gr9" draw:text-style-name="P10" draw:layer="layout" svg:width="3.094cm" svg:height="0.476cm" svg:x="7.426cm" svg:y="10.78cm" svg:viewBox="0 0 3095 477" draw:points="0,477 3095,477 3095,0 0,0">
          <text:p/>
        </draw:polygon>
        <draw:frame draw:style-name="gr11" draw:text-style-name="P12" draw:layer="layout" svg:width="0.391cm" svg:height="0.442cm" svg:x="2.05cm" svg:y="11.213cm">
          <draw:text-box>
            <text:p text:style-name="P4"><text:span text:style-name="T10"><text:s/></text:span></text:p>
          </draw:text-box>
        </draw:frame>
        <draw:polygon draw:style-name="gr9" draw:text-style-name="P10" draw:layer="layout" svg:width="3.094cm" svg:height="0.467cm" svg:x="7.426cm" svg:y="11.254cm" svg:viewBox="0 0 3095 468" draw:points="0,468 3095,468 3095,0 0,0">
          <text:p/>
        </draw:polygon>
        <draw:frame draw:style-name="gr6" draw:text-style-name="P7" draw:layer="layout" svg:width="2.195cm" svg:height="0.399cm" svg:x="4.785cm" svg:y="10.79cm">
          <draw:text-box>
            <text:p text:style-name="P4"><text:span text:style-name="T3">9 BLUEBELL </text:span></text:p>
          </draw:text-box>
        </draw:frame>
        <draw:polygon draw:style-name="gr9" draw:text-style-name="P10" draw:layer="layout" svg:width="2.822cm" svg:height="1.253cm" svg:x="12.305cm" svg:y="10.713cm" svg:viewBox="0 0 2823 1254" draw:points="0,1254 2823,1254 2823,0 0,0">
          <text:p/>
        </draw:polygon>
        <draw:polygon draw:style-name="gr9" draw:text-style-name="P10" draw:layer="layout" svg:width="2.788cm" svg:height="0.476cm" svg:x="12.339cm" svg:y="10.78cm" svg:viewBox="0 0 2789 477" draw:points="0,477 2789,477 2789,0 0,0">
          <text:p/>
        </draw:polygon>
        <draw:frame draw:style-name="gr6" draw:text-style-name="P7" draw:layer="layout" svg:width="1.539cm" svg:height="0.399cm" svg:x="7.495cm" svg:y="10.79cm">
          <draw:text-box>
            <text:p text:style-name="P4"><text:span text:style-name="T3">MATHS </text:span><text:span text:style-name="T11"><text:s text:c="2"/></text:span></text:p>
          </draw:text-box>
        </draw:frame>
        <draw:polygon draw:style-name="gr9" draw:text-style-name="P10" draw:layer="layout" svg:width="2.788cm" svg:height="0.467cm" svg:x="12.339cm" svg:y="11.254cm" svg:viewBox="0 0 2789 468" draw:points="0,468 2789,468 2789,0 0,0">
          <text:p/>
        </draw:polygon>
        <draw:frame draw:style-name="gr6" draw:text-style-name="P7" draw:layer="layout" svg:width="2.034cm" svg:height="0.399cm" svg:x="7.495cm" svg:y="11.264cm">
          <draw:text-box>
            <text:p text:style-name="P4"><text:span text:style-name="T11">Ms. Muthoni </text:span></text:p>
          </draw:text-box>
        </draw:frame>
        <draw:polygon draw:style-name="gr9" draw:text-style-name="P10" draw:layer="layout" svg:width="3.643cm" svg:height="1.253cm" svg:x="17.023cm" svg:y="10.713cm" svg:viewBox="0 0 3644 1254" draw:points="0,1254 3644,1254 3644,0 0,0">
          <text:p/>
        </draw:polygon>
        <draw:polygon draw:style-name="gr9" draw:text-style-name="P10" draw:layer="layout" svg:width="3.609cm" svg:height="0.476cm" svg:x="17.057cm" svg:y="10.78cm" svg:viewBox="0 0 3610 477" draw:points="0,477 3610,477 3610,0 0,0">
          <text:p/>
        </draw:polygon>
        <draw:frame draw:style-name="gr12" draw:text-style-name="P13" draw:layer="layout" svg:width="2.567cm" svg:height="0.399cm" svg:x="12.408cm" svg:y="10.79cm">
          <draw:text-box>
            <text:p text:style-name="P4"><text:span text:style-name="T3">ENG PAPER 1 <text:s/></text:span></text:p>
          </draw:text-box>
        </draw:frame>
        <draw:polygon draw:style-name="gr8" draw:text-style-name="P9" draw:layer="layout" svg:width="0.076cm" svg:height="0.28cm" svg:x="0.804cm" svg:y="10.501cm" svg:viewBox="0 0 77 281" draw:points="0,281 77,281 77,0 0,0">
          <text:p/>
        </draw:polygon>
        <draw:polygon draw:style-name="gr9" draw:text-style-name="P10" draw:layer="layout" svg:width="3.72cm" svg:height="0.28cm" svg:x="0.88cm" svg:y="10.501cm" svg:viewBox="0 0 3721 281" draw:points="0,281 3721,281 3721,0 0,0">
          <text:p/>
        </draw:polygon>
        <draw:polygon draw:style-name="gr8" draw:text-style-name="P9" draw:layer="layout" svg:width="0.077cm" svg:height="0.28cm" svg:x="4.598cm" svg:y="10.501cm" svg:viewBox="0 0 78 281" draw:points="0,281 78,281 78,0 0,0">
          <text:p/>
        </draw:polygon>
        <draw:polygon draw:style-name="gr8" draw:text-style-name="P9" draw:layer="layout" svg:width="2.676cm" svg:height="0.077cm" svg:x="4.675cm" svg:y="10.501cm" svg:viewBox="0 0 2677 78" draw:points="0,78 2677,78 2677,0 0,0">
          <text:p/>
        </draw:polygon>
        <draw:polygon draw:style-name="gr9" draw:text-style-name="P10" draw:layer="layout" svg:width="2.676cm" svg:height="0.203cm" svg:x="4.675cm" svg:y="10.578cm" svg:viewBox="0 0 2677 204" draw:points="0,204 2677,204 2677,0 0,0">
          <text:p/>
        </draw:polygon>
        <draw:polygon draw:style-name="gr8" draw:text-style-name="P9" draw:layer="layout" svg:width="0.076cm" svg:height="0.28cm" svg:x="7.351cm" svg:y="10.501cm" svg:viewBox="0 0 77 281" draw:points="0,281 77,281 77,0 0,0">
          <text:p/>
        </draw:polygon>
        <draw:polygon draw:style-name="gr8" draw:text-style-name="P9" draw:layer="layout" svg:width="3.094cm" svg:height="0.077cm" svg:x="7.426cm" svg:y="10.501cm" svg:viewBox="0 0 3095 78" draw:points="0,78 3095,78 3095,0 0,0">
          <text:p/>
        </draw:polygon>
        <draw:polygon draw:style-name="gr9" draw:text-style-name="P10" draw:layer="layout" svg:width="3.094cm" svg:height="0.203cm" svg:x="7.426cm" svg:y="10.578cm" svg:viewBox="0 0 3095 204" draw:points="0,204 3095,204 3095,0 0,0">
          <text:p/>
        </draw:polygon>
        <draw:polygon draw:style-name="gr8" draw:text-style-name="P9" draw:layer="layout" svg:width="0.078cm" svg:height="0.28cm" svg:x="10.518cm" svg:y="10.501cm" svg:viewBox="0 0 79 281" draw:points="0,281 79,281 79,0 0,0">
          <text:p/>
        </draw:polygon>
        <draw:polygon draw:style-name="gr8" draw:text-style-name="P9" draw:layer="layout" svg:width="0.103cm" svg:height="0.28cm" svg:x="12.255cm" svg:y="10.501cm" svg:viewBox="0 0 104 281" draw:points="0,281 104,281 104,0 0,0">
          <text:p/>
        </draw:polygon>
        <draw:polygon draw:style-name="gr8" draw:text-style-name="P9" draw:layer="layout" svg:width="2.788cm" svg:height="0.103cm" svg:x="12.356cm" svg:y="10.501cm" svg:viewBox="0 0 2789 104" draw:points="0,104 2789,104 2789,0 0,0">
          <text:p/>
        </draw:polygon>
        <draw:polygon draw:style-name="gr9" draw:text-style-name="P10" draw:layer="layout" svg:width="2.788cm" svg:height="0.179cm" svg:x="12.356cm" svg:y="10.602cm" svg:viewBox="0 0 2789 180" draw:points="0,180 2789,180 2789,0 0,0">
          <text:p/>
        </draw:polygon>
        <draw:polygon draw:style-name="gr8" draw:text-style-name="P9" draw:layer="layout" svg:width="0.101cm" svg:height="0.28cm" svg:x="15.144cm" svg:y="10.501cm" svg:viewBox="0 0 102 281" draw:points="0,281 102,281 102,0 0,0">
          <text:p/>
        </draw:polygon>
        <draw:polygon draw:style-name="gr8" draw:text-style-name="P9" draw:layer="layout" svg:width="0.103cm" svg:height="0.28cm" svg:x="16.972cm" svg:y="10.501cm" svg:viewBox="0 0 104 281" draw:points="0,281 104,281 104,0 0,0">
          <text:p/>
        </draw:polygon>
        <draw:polygon draw:style-name="gr8" draw:text-style-name="P9" draw:layer="layout" svg:width="3.617cm" svg:height="0.103cm" svg:x="17.075cm" svg:y="10.501cm" svg:viewBox="0 0 3618 104" draw:points="0,104 3618,104 3618,0 0,0">
          <text:p/>
        </draw:polygon>
        <draw:polygon draw:style-name="gr9" draw:text-style-name="P10" draw:layer="layout" svg:width="3.617cm" svg:height="0.179cm" svg:x="17.075cm" svg:y="10.602cm" svg:viewBox="0 0 3618 180" draw:points="0,180 3618,180 3618,0 0,0">
          <text:p/>
        </draw:polygon>
        <draw:polygon draw:style-name="gr8" draw:text-style-name="P9" draw:layer="layout" svg:width="0.102cm" svg:height="0.28cm" svg:x="20.691cm" svg:y="10.501cm" svg:viewBox="0 0 103 281" draw:points="0,281 103,281 103,0 0,0">
          <text:p/>
        </draw:polygon>
        <draw:polygon draw:style-name="gr9" draw:text-style-name="P10" draw:layer="layout" svg:width="3.788cm" svg:height="0.246cm" svg:x="0.845cm" svg:y="11.712cm" svg:viewBox="0 0 3789 247" draw:points="0,247 3789,247 3789,0 0,0">
          <text:p/>
        </draw:polygon>
        <draw:polygon draw:style-name="gr8" draw:text-style-name="P9" draw:layer="layout" svg:width="0.076cm" svg:height="1.186cm" svg:x="0.804cm" svg:y="10.78cm" svg:viewBox="0 0 77 1187" draw:points="0,1187 77,1187 77,0 0,0">
          <text:p/>
        </draw:polygon>
        <draw:polygon draw:style-name="gr9" draw:text-style-name="P10" draw:layer="layout" svg:width="2.745cm" svg:height="0.246cm" svg:x="4.641cm" svg:y="11.712cm" svg:viewBox="0 0 2746 247" draw:points="0,247 2746,247 2746,0 0,0">
          <text:p/>
        </draw:polygon>
        <draw:polygon draw:style-name="gr8" draw:text-style-name="P9" draw:layer="layout" svg:width="0.077cm" svg:height="1.186cm" svg:x="4.598cm" svg:y="10.78cm" svg:viewBox="0 0 78 1187" draw:points="0,1187 78,1187 78,0 0,0">
          <text:p/>
        </draw:polygon>
        <draw:polygon draw:style-name="gr9" draw:text-style-name="P10" draw:layer="layout" svg:width="3.162cm" svg:height="0.246cm" svg:x="7.392cm" svg:y="11.712cm" svg:viewBox="0 0 3163 247" draw:points="0,247 3163,247 3163,0 0,0">
          <text:p/>
        </draw:polygon>
        <draw:polygon draw:style-name="gr8" draw:text-style-name="P9" draw:layer="layout" svg:width="0.076cm" svg:height="1.186cm" svg:x="7.351cm" svg:y="10.78cm" svg:viewBox="0 0 77 1187" draw:points="0,1187 77,1187 77,0 0,0">
          <text:p/>
        </draw:polygon>
        <draw:polygon draw:style-name="gr8" draw:text-style-name="P9" draw:layer="layout" svg:width="0.078cm" svg:height="1.186cm" svg:x="10.518cm" svg:y="10.78cm" svg:viewBox="0 0 79 1187" draw:points="0,1187 79,1187 79,0 0,0">
          <text:p/>
        </draw:polygon>
        <draw:polygon draw:style-name="gr9" draw:text-style-name="P10" draw:layer="layout" svg:width="2.857cm" svg:height="0.246cm" svg:x="12.322cm" svg:y="11.712cm" svg:viewBox="0 0 2858 247" draw:points="0,247 2858,247 2858,0 0,0">
          <text:p/>
        </draw:polygon>
        <draw:polygon draw:style-name="gr8" draw:text-style-name="P9" draw:layer="layout" svg:width="0.103cm" svg:height="1.186cm" svg:x="12.255cm" svg:y="10.78cm" svg:viewBox="0 0 104 1187" draw:points="0,1187 104,1187 104,0 0,0">
          <text:p/>
        </draw:polygon>
        <draw:polygon draw:style-name="gr8" draw:text-style-name="P9" draw:layer="layout" svg:width="0.101cm" svg:height="1.186cm" svg:x="15.144cm" svg:y="10.78cm" svg:viewBox="0 0 102 1187" draw:points="0,1187 102,1187 102,0 0,0">
          <text:p/>
        </draw:polygon>
        <draw:polygon draw:style-name="gr9" draw:text-style-name="P10" draw:layer="layout" svg:width="3.686cm" svg:height="0.246cm" svg:x="17.04cm" svg:y="11.712cm" svg:viewBox="0 0 3687 247" draw:points="0,247 3687,247 3687,0 0,0">
          <text:p/>
        </draw:polygon>
        <draw:polygon draw:style-name="gr8" draw:text-style-name="P9" draw:layer="layout" svg:width="0.103cm" svg:height="1.186cm" svg:x="16.972cm" svg:y="10.78cm" svg:viewBox="0 0 104 1187" draw:points="0,1187 104,1187 104,0 0,0">
          <text:p/>
        </draw:polygon>
        <draw:polygon draw:style-name="gr8" draw:text-style-name="P9" draw:layer="layout" svg:width="0.102cm" svg:height="1.186cm" svg:x="20.691cm" svg:y="10.78cm" svg:viewBox="0 0 103 1187" draw:points="0,1187 103,1187 103,0 0,0">
          <text:p/>
        </draw:polygon>
        <draw:polygon draw:style-name="gr9" draw:text-style-name="P10" draw:layer="layout" svg:width="3.72cm" svg:height="4.685cm" svg:x="0.88cm" svg:y="12.067cm" svg:viewBox="0 0 3721 4686" draw:points="0,4686 3721,4686 3721,0 0,0">
          <text:p/>
        </draw:polygon>
        <draw:polygon draw:style-name="gr9" draw:text-style-name="P10" draw:layer="layout" svg:width="3.44cm" svg:height="0.67cm" svg:x="1.024cm" svg:y="12.246cm" svg:viewBox="0 0 3441 671" draw:points="0,671 3441,671 3441,0 0,0">
          <text:p/>
        </draw:polygon>
        <draw:frame draw:style-name="gr6" draw:text-style-name="P7" draw:layer="layout" svg:width="2.093cm" svg:height="0.399cm" svg:x="12.408cm" svg:y="11.264cm">
          <draw:text-box>
            <text:p text:style-name="P4"><text:span text:style-name="T3"><text:s/></text:span><text:span text:style-name="T11">Mr. Wanjala </text:span></text:p>
          </draw:text-box>
        </draw:frame>
        <draw:frame draw:style-name="gr6" draw:text-style-name="P7" draw:layer="layout" svg:width="0.355cm" svg:height="0.399cm" svg:x="18.396cm" svg:y="10.79cm">
          <draw:text-box>
            <text:p text:style-name="P4"><text:span text:style-name="T11"><text:s/></text:span></text:p>
          </draw:text-box>
        </draw:frame>
        <draw:frame draw:style-name="gr6" draw:text-style-name="P7" draw:layer="layout" svg:width="0.396cm" svg:height="0.399cm" svg:x="1.024cm" svg:y="12.356cm">
          <draw:text-box>
            <text:p text:style-name="P4"><text:span text:style-name="T3">25</text:span></text:p>
          </draw:text-box>
        </draw:frame>
        <draw:polygon draw:style-name="gr9" draw:text-style-name="P10" draw:layer="layout" svg:width="3.44cm" svg:height="0.45cm" svg:x="1.024cm" svg:y="12.914cm" svg:viewBox="0 0 3441 451" draw:points="0,451 3441,451 3441,0 0,0">
          <text:p/>
        </draw:polygon>
        <draw:frame draw:style-name="gr13" draw:text-style-name="P14" draw:layer="layout" svg:width="0.476cm" svg:height="0.332cm" svg:x="1.415cm" svg:y="12.248cm">
          <draw:text-box>
            <text:p text:style-name="P4"><text:span text:style-name="T12">TH </text:span></text:p>
          </draw:text-box>
        </draw:frame>
        <draw:polygon draw:style-name="gr9" draw:text-style-name="P10" draw:layer="layout" svg:width="2.71cm" svg:height="1.247cm" svg:x="4.641cm" svg:y="12.177cm" svg:viewBox="0 0 2711 1248" draw:points="0,1248 2711,1248 2711,0 0,0">
          <text:p/>
        </draw:polygon>
        <draw:polygon draw:style-name="gr9" draw:text-style-name="P10" draw:layer="layout" svg:width="2.676cm" svg:height="0.465cm" svg:x="4.675cm" svg:y="12.246cm" svg:viewBox="0 0 2677 466" draw:points="0,466 2677,466 2677,0 0,0">
          <text:p/>
        </draw:polygon>
        <draw:frame draw:style-name="gr6" draw:text-style-name="P7" draw:layer="layout" svg:width="0.671cm" svg:height="0.399cm" svg:x="1.897cm" svg:y="12.356cm">
          <draw:text-box>
            <text:p text:style-name="P4"><text:span text:style-name="T3">FRI </text:span></text:p>
          </draw:text-box>
        </draw:frame>
        <draw:polygon draw:style-name="gr9" draw:text-style-name="P10" draw:layer="layout" svg:width="3.128cm" svg:height="1.247cm" svg:x="7.392cm" svg:y="12.177cm" svg:viewBox="0 0 3129 1248" draw:points="0,1248 3129,1248 3129,0 0,0">
          <text:p/>
        </draw:polygon>
        <draw:polygon draw:style-name="gr9" draw:text-style-name="P10" draw:layer="layout" svg:width="3.094cm" svg:height="0.465cm" svg:x="7.426cm" svg:y="12.246cm" svg:viewBox="0 0 3095 466" draw:points="0,466 3095,466 3095,0 0,0">
          <text:p/>
        </draw:polygon>
        <draw:frame draw:style-name="gr11" draw:text-style-name="P12" draw:layer="layout" svg:width="0.391cm" svg:height="0.442cm" svg:x="1.024cm" svg:y="12.923cm">
          <draw:text-box>
            <text:p text:style-name="P4"><text:span text:style-name="T10"><text:s/></text:span></text:p>
          </draw:text-box>
        </draw:frame>
        <draw:polygon draw:style-name="gr9" draw:text-style-name="P10" draw:layer="layout" svg:width="3.094cm" svg:height="0.467cm" svg:x="7.426cm" svg:y="12.711cm" svg:viewBox="0 0 3095 468" draw:points="0,468 3095,468 3095,0 0,0">
          <text:p/>
        </draw:polygon>
        <draw:frame draw:style-name="gr6" draw:text-style-name="P7" draw:layer="layout" svg:width="1.661cm" svg:height="0.399cm" svg:x="4.785cm" svg:y="12.255cm">
          <draw:text-box>
            <text:p text:style-name="P4"><text:span text:style-name="T3">7 VIOLET </text:span></text:p>
          </draw:text-box>
        </draw:frame>
        <draw:polygon draw:style-name="gr9" draw:text-style-name="P10" draw:layer="layout" svg:width="2.822cm" svg:height="1.247cm" svg:x="12.305cm" svg:y="12.177cm" svg:viewBox="0 0 2823 1248" draw:points="0,1248 2823,1248 2823,0 0,0">
          <text:p/>
        </draw:polygon>
        <draw:polygon draw:style-name="gr9" draw:text-style-name="P10" draw:layer="layout" svg:width="2.788cm" svg:height="0.465cm" svg:x="12.339cm" svg:y="12.246cm" svg:viewBox="0 0 2789 466" draw:points="0,466 2789,466 2789,0 0,0">
          <text:p/>
        </draw:polygon>
        <draw:frame draw:style-name="gr6" draw:text-style-name="P7" draw:layer="layout" svg:width="2.174cm" svg:height="0.399cm" svg:x="7.538cm" svg:y="12.255cm">
          <draw:text-box>
            <text:p text:style-name="P4"><text:span text:style-name="T3">KIS PAPER 1</text:span></text:p>
          </draw:text-box>
        </draw:frame>
        <draw:polygon draw:style-name="gr9" draw:text-style-name="P10" draw:layer="layout" svg:width="2.788cm" svg:height="0.467cm" svg:x="12.339cm" svg:y="12.711cm" svg:viewBox="0 0 2789 468" draw:points="0,468 2789,468 2789,0 0,0">
          <text:p/>
        </draw:polygon>
        <draw:frame draw:style-name="gr6" draw:text-style-name="P7" draw:layer="layout" svg:width="2.173cm" svg:height="0.399cm" svg:x="7.538cm" svg:y="12.72cm">
          <draw:text-box>
            <text:p text:style-name="P4"><text:span text:style-name="T3"><text:s/></text:span><text:span text:style-name="T11">Mr. Mulunga </text:span></text:p>
          </draw:text-box>
        </draw:frame>
        <draw:polygon draw:style-name="gr9" draw:text-style-name="P10" draw:layer="layout" svg:width="3.643cm" svg:height="1.247cm" svg:x="17.023cm" svg:y="12.177cm" svg:viewBox="0 0 3644 1248" draw:points="0,1248 3644,1248 3644,0 0,0">
          <text:p/>
        </draw:polygon>
        <draw:polygon draw:style-name="gr9" draw:text-style-name="P10" draw:layer="layout" svg:width="3.609cm" svg:height="0.465cm" svg:x="17.057cm" svg:y="12.246cm" svg:viewBox="0 0 3610 466" draw:points="0,466 3610,466 3610,0 0,0">
          <text:p/>
        </draw:polygon>
        <draw:frame draw:style-name="gr6" draw:text-style-name="P7" draw:layer="layout" svg:width="0.849cm" svg:height="0.399cm" svg:x="12.408cm" svg:y="12.255cm">
          <draw:text-box>
            <text:p text:style-name="P4"><text:span text:style-name="T3">CRE </text:span></text:p>
          </draw:text-box>
        </draw:frame>
        <draw:polygon draw:style-name="gr8" draw:text-style-name="P9" draw:layer="layout" svg:width="0.076cm" svg:height="0.28cm" svg:x="0.804cm" svg:y="11.966cm" svg:viewBox="0 0 77 281" draw:points="0,281 77,281 77,0 0,0">
          <text:p/>
        </draw:polygon>
        <draw:polygon draw:style-name="gr8" draw:text-style-name="P9" draw:layer="layout" svg:width="3.72cm" svg:height="0.078cm" svg:x="0.88cm" svg:y="11.966cm" svg:viewBox="0 0 3721 79" draw:points="0,79 3721,79 3721,0 0,0">
          <text:p/>
        </draw:polygon>
        <draw:polygon draw:style-name="gr9" draw:text-style-name="P10" draw:layer="layout" svg:width="3.72cm" svg:height="0.204cm" svg:x="0.88cm" svg:y="12.042cm" svg:viewBox="0 0 3721 205" draw:points="0,205 3721,205 3721,0 0,0">
          <text:p/>
        </draw:polygon>
        <draw:polygon draw:style-name="gr8" draw:text-style-name="P9" draw:layer="layout" svg:width="0.077cm" svg:height="0.28cm" svg:x="4.598cm" svg:y="11.966cm" svg:viewBox="0 0 78 281" draw:points="0,281 78,281 78,0 0,0">
          <text:p/>
        </draw:polygon>
        <draw:polygon draw:style-name="gr8" draw:text-style-name="P9" draw:layer="layout" svg:width="2.676cm" svg:height="0.078cm" svg:x="4.675cm" svg:y="11.966cm" svg:viewBox="0 0 2677 79" draw:points="0,79 2677,79 2677,0 0,0">
          <text:p/>
        </draw:polygon>
        <draw:polygon draw:style-name="gr9" draw:text-style-name="P10" draw:layer="layout" svg:width="2.676cm" svg:height="0.204cm" svg:x="4.675cm" svg:y="12.042cm" svg:viewBox="0 0 2677 205" draw:points="0,205 2677,205 2677,0 0,0">
          <text:p/>
        </draw:polygon>
        <draw:polygon draw:style-name="gr8" draw:text-style-name="P9" draw:layer="layout" svg:width="0.076cm" svg:height="0.28cm" svg:x="7.351cm" svg:y="11.966cm" svg:viewBox="0 0 77 281" draw:points="0,281 77,281 77,0 0,0">
          <text:p/>
        </draw:polygon>
        <draw:polygon draw:style-name="gr8" draw:text-style-name="P9" draw:layer="layout" svg:width="3.094cm" svg:height="0.078cm" svg:x="7.426cm" svg:y="11.966cm" svg:viewBox="0 0 3095 79" draw:points="0,79 3095,79 3095,0 0,0">
          <text:p/>
        </draw:polygon>
        <draw:polygon draw:style-name="gr9" draw:text-style-name="P10" draw:layer="layout" svg:width="3.094cm" svg:height="0.204cm" svg:x="7.426cm" svg:y="12.042cm" svg:viewBox="0 0 3095 205" draw:points="0,205 3095,205 3095,0 0,0">
          <text:p/>
        </draw:polygon>
        <draw:polygon draw:style-name="gr8" draw:text-style-name="P9" draw:layer="layout" svg:width="0.078cm" svg:height="0.28cm" svg:x="10.518cm" svg:y="11.966cm" svg:viewBox="0 0 79 281" draw:points="0,281 79,281 79,0 0,0">
          <text:p/>
        </draw:polygon>
        <draw:polygon draw:style-name="gr8" draw:text-style-name="P9" draw:layer="layout" svg:width="0.103cm" svg:height="0.28cm" svg:x="12.255cm" svg:y="11.966cm" svg:viewBox="0 0 104 281" draw:points="0,281 104,281 104,0 0,0">
          <text:p/>
        </draw:polygon>
        <draw:polygon draw:style-name="gr8" draw:text-style-name="P9" draw:layer="layout" svg:width="2.788cm" svg:height="0.102cm" svg:x="12.356cm" svg:y="11.966cm" svg:viewBox="0 0 2789 103" draw:points="0,103 2789,103 2789,0 0,0">
          <text:p/>
        </draw:polygon>
        <draw:polygon draw:style-name="gr9" draw:text-style-name="P10" draw:layer="layout" svg:width="2.788cm" svg:height="0.179cm" svg:x="12.356cm" svg:y="12.067cm" svg:viewBox="0 0 2789 180" draw:points="0,180 2789,180 2789,0 0,0">
          <text:p/>
        </draw:polygon>
        <draw:polygon draw:style-name="gr8" draw:text-style-name="P9" draw:layer="layout" svg:width="0.101cm" svg:height="0.28cm" svg:x="15.144cm" svg:y="11.966cm" svg:viewBox="0 0 102 281" draw:points="0,281 102,281 102,0 0,0">
          <text:p/>
        </draw:polygon>
        <draw:polygon draw:style-name="gr8" draw:text-style-name="P9" draw:layer="layout" svg:width="0.103cm" svg:height="0.28cm" svg:x="16.972cm" svg:y="11.966cm" svg:viewBox="0 0 104 281" draw:points="0,281 104,281 104,0 0,0">
          <text:p/>
        </draw:polygon>
        <draw:polygon draw:style-name="gr8" draw:text-style-name="P9" draw:layer="layout" svg:width="3.617cm" svg:height="0.102cm" svg:x="17.075cm" svg:y="11.966cm" svg:viewBox="0 0 3618 103" draw:points="0,103 3618,103 3618,0 0,0">
          <text:p/>
        </draw:polygon>
        <draw:polygon draw:style-name="gr9" draw:text-style-name="P10" draw:layer="layout" svg:width="3.617cm" svg:height="0.179cm" svg:x="17.075cm" svg:y="12.067cm" svg:viewBox="0 0 3618 180" draw:points="0,180 3618,180 3618,0 0,0">
          <text:p/>
        </draw:polygon>
        <draw:polygon draw:style-name="gr8" draw:text-style-name="P9" draw:layer="layout" svg:width="0.102cm" svg:height="0.28cm" svg:x="20.691cm" svg:y="11.966cm" svg:viewBox="0 0 103 281" draw:points="0,281 103,281 103,0 0,0">
          <text:p/>
        </draw:polygon>
        <draw:polygon draw:style-name="gr8" draw:text-style-name="P9" draw:layer="layout" svg:width="0.076cm" svg:height="1.178cm" svg:x="0.804cm" svg:y="12.246cm" svg:viewBox="0 0 77 1179" draw:points="0,1179 77,1179 77,0 0,0">
          <text:p/>
        </draw:polygon>
        <draw:polygon draw:style-name="gr9" draw:text-style-name="P10" draw:layer="layout" svg:width="2.745cm" svg:height="0.247cm" svg:x="4.641cm" svg:y="13.168cm" svg:viewBox="0 0 2746 248" draw:points="0,248 2746,248 2746,0 0,0">
          <text:p/>
        </draw:polygon>
        <draw:polygon draw:style-name="gr8" draw:text-style-name="P9" draw:layer="layout" svg:width="0.077cm" svg:height="1.178cm" svg:x="4.598cm" svg:y="12.246cm" svg:viewBox="0 0 78 1179" draw:points="0,1179 78,1179 78,0 0,0">
          <text:p/>
        </draw:polygon>
        <draw:polygon draw:style-name="gr9" draw:text-style-name="P10" draw:layer="layout" svg:width="3.162cm" svg:height="0.247cm" svg:x="7.392cm" svg:y="13.168cm" svg:viewBox="0 0 3163 248" draw:points="0,248 3163,248 3163,0 0,0">
          <text:p/>
        </draw:polygon>
        <draw:polygon draw:style-name="gr8" draw:text-style-name="P9" draw:layer="layout" svg:width="0.076cm" svg:height="1.178cm" svg:x="7.351cm" svg:y="12.246cm" svg:viewBox="0 0 77 1179" draw:points="0,1179 77,1179 77,0 0,0">
          <text:p/>
        </draw:polygon>
        <draw:polygon draw:style-name="gr8" draw:text-style-name="P9" draw:layer="layout" svg:width="0.078cm" svg:height="1.178cm" svg:x="10.518cm" svg:y="12.246cm" svg:viewBox="0 0 79 1179" draw:points="0,1179 79,1179 79,0 0,0">
          <text:p/>
        </draw:polygon>
        <draw:polygon draw:style-name="gr9" draw:text-style-name="P10" draw:layer="layout" svg:width="2.857cm" svg:height="0.247cm" svg:x="12.322cm" svg:y="13.168cm" svg:viewBox="0 0 2858 248" draw:points="0,248 2858,248 2858,0 0,0">
          <text:p/>
        </draw:polygon>
        <draw:polygon draw:style-name="gr8" draw:text-style-name="P9" draw:layer="layout" svg:width="0.103cm" svg:height="1.178cm" svg:x="12.255cm" svg:y="12.246cm" svg:viewBox="0 0 104 1179" draw:points="0,1179 104,1179 104,0 0,0">
          <text:p/>
        </draw:polygon>
        <draw:polygon draw:style-name="gr8" draw:text-style-name="P9" draw:layer="layout" svg:width="0.101cm" svg:height="1.178cm" svg:x="15.144cm" svg:y="12.246cm" svg:viewBox="0 0 102 1179" draw:points="0,1179 102,1179 102,0 0,0">
          <text:p/>
        </draw:polygon>
        <draw:polygon draw:style-name="gr9" draw:text-style-name="P10" draw:layer="layout" svg:width="3.686cm" svg:height="0.247cm" svg:x="17.04cm" svg:y="13.168cm" svg:viewBox="0 0 3687 248" draw:points="0,248 3687,248 3687,0 0,0">
          <text:p/>
        </draw:polygon>
        <draw:polygon draw:style-name="gr8" draw:text-style-name="P9" draw:layer="layout" svg:width="0.103cm" svg:height="1.178cm" svg:x="16.972cm" svg:y="12.246cm" svg:viewBox="0 0 104 1179" draw:points="0,1179 104,1179 104,0 0,0">
          <text:p/>
        </draw:polygon>
        <draw:polygon draw:style-name="gr8" draw:text-style-name="P9" draw:layer="layout" svg:width="0.102cm" svg:height="1.178cm" svg:x="20.691cm" svg:y="12.246cm" svg:viewBox="0 0 103 1179" draw:points="0,1179 103,1179 103,0 0,0">
          <text:p/>
        </draw:polygon>
        <draw:frame draw:style-name="gr6" draw:text-style-name="P7" draw:layer="layout" svg:width="2.33cm" svg:height="0.399cm" svg:x="12.408cm" svg:y="12.72cm">
          <draw:text-box>
            <text:p text:style-name="P4"><text:span text:style-name="T3"><text:s/></text:span><text:span text:style-name="T11">Ms. Elizabeth </text:span></text:p>
          </draw:text-box>
        </draw:frame>
        <draw:frame draw:style-name="gr6" draw:text-style-name="P7" draw:layer="layout" svg:width="0.355cm" svg:height="0.399cm" svg:x="18.396cm" svg:y="12.255cm">
          <draw:text-box>
            <text:p text:style-name="P4"><text:span text:style-name="T11"><text:s/></text:span></text:p>
          </draw:text-box>
        </draw:frame>
        <draw:frame draw:style-name="gr6" draw:text-style-name="P7" draw:layer="layout" svg:width="2.567cm" svg:height="0.399cm" svg:x="4.785cm" svg:y="13.72cm">
          <draw:text-box>
            <text:p text:style-name="P4"><text:span text:style-name="T3">8SUNFLOWER </text:span></text:p>
          </draw:text-box>
        </draw:frame>
        <draw:frame draw:style-name="gr14" draw:text-style-name="P13" draw:layer="layout" svg:width="2.665cm" svg:height="0.399cm" svg:x="7.495cm" svg:y="13.72cm">
          <draw:text-box>
            <text:p text:style-name="P4"><text:span text:style-name="T3">KIS PAPER 1</text:span></text:p>
          </draw:text-box>
        </draw:frame>
        <draw:frame draw:style-name="gr6" draw:text-style-name="P7" draw:layer="layout" svg:width="2.034cm" svg:height="0.399cm" svg:x="7.495cm" svg:y="14.186cm">
          <draw:text-box>
            <text:p text:style-name="P4"><text:span text:style-name="T11">Ms. Muthoni </text:span></text:p>
          </draw:text-box>
        </draw:frame>
        <draw:frame draw:style-name="gr6" draw:text-style-name="P7" draw:layer="layout" svg:width="0.95cm" svg:height="0.399cm" svg:x="12.408cm" svg:y="13.72cm">
          <draw:text-box>
            <text:p text:style-name="P4"><text:span text:style-name="T3">CRE <text:s/></text:span></text:p>
          </draw:text-box>
        </draw:frame>
        <draw:frame draw:style-name="gr6" draw:text-style-name="P7" draw:layer="layout" svg:width="1.56cm" svg:height="0.399cm" svg:x="12.408cm" svg:y="14.186cm">
          <draw:text-box>
            <text:p text:style-name="P4"><text:span text:style-name="T11">Ms. Mary </text:span></text:p>
          </draw:text-box>
        </draw:frame>
        <draw:polygon draw:style-name="gr8" draw:text-style-name="P9" draw:layer="layout" svg:width="0.076cm" svg:height="0.282cm" svg:x="0.804cm" svg:y="13.422cm" svg:viewBox="0 0 77 283" draw:points="0,283 77,283 77,0 0,0">
          <text:p/>
        </draw:polygon>
        <draw:polygon draw:style-name="gr8" draw:text-style-name="P9" draw:layer="layout" svg:width="0.077cm" svg:height="0.282cm" svg:x="4.598cm" svg:y="13.422cm" svg:viewBox="0 0 78 283" draw:points="0,283 78,283 78,0 0,0">
          <text:p/>
        </draw:polygon>
        <draw:polygon draw:style-name="gr8" draw:text-style-name="P9" draw:layer="layout" svg:width="2.676cm" svg:height="0.079cm" svg:x="4.675cm" svg:y="13.422cm" svg:viewBox="0 0 2677 80" draw:points="0,80 2677,80 2677,0 0,0">
          <text:p/>
        </draw:polygon>
        <draw:polygon draw:style-name="gr8" draw:text-style-name="P9" draw:layer="layout" svg:width="0.076cm" svg:height="0.282cm" svg:x="7.351cm" svg:y="13.422cm" svg:viewBox="0 0 77 283" draw:points="0,283 77,283 77,0 0,0">
          <text:p/>
        </draw:polygon>
        <draw:polygon draw:style-name="gr8" draw:text-style-name="P9" draw:layer="layout" svg:width="3.094cm" svg:height="0.079cm" svg:x="7.426cm" svg:y="13.422cm" svg:viewBox="0 0 3095 80" draw:points="0,80 3095,80 3095,0 0,0">
          <text:p/>
        </draw:polygon>
        <draw:polygon draw:style-name="gr8" draw:text-style-name="P9" draw:layer="layout" svg:width="0.078cm" svg:height="0.282cm" svg:x="10.518cm" svg:y="13.422cm" svg:viewBox="0 0 79 283" draw:points="0,283 79,283 79,0 0,0">
          <text:p/>
        </draw:polygon>
        <draw:polygon draw:style-name="gr8" draw:text-style-name="P9" draw:layer="layout" svg:width="0.103cm" svg:height="0.282cm" svg:x="12.255cm" svg:y="13.422cm" svg:viewBox="0 0 104 283" draw:points="0,283 104,283 104,0 0,0">
          <text:p/>
        </draw:polygon>
        <draw:polygon draw:style-name="gr8" draw:text-style-name="P9" draw:layer="layout" svg:width="2.788cm" svg:height="0.103cm" svg:x="12.356cm" svg:y="13.422cm" svg:viewBox="0 0 2789 104" draw:points="0,104 2789,104 2789,0 0,0">
          <text:p/>
        </draw:polygon>
        <draw:polygon draw:style-name="gr8" draw:text-style-name="P9" draw:layer="layout" svg:width="0.101cm" svg:height="0.282cm" svg:x="15.144cm" svg:y="13.422cm" svg:viewBox="0 0 102 283" draw:points="0,283 102,283 102,0 0,0">
          <text:p/>
        </draw:polygon>
        <draw:polygon draw:style-name="gr8" draw:text-style-name="P9" draw:layer="layout" svg:width="0.103cm" svg:height="0.282cm" svg:x="16.972cm" svg:y="13.422cm" svg:viewBox="0 0 104 283" draw:points="0,283 104,283 104,0 0,0">
          <text:p/>
        </draw:polygon>
        <draw:polygon draw:style-name="gr8" draw:text-style-name="P9" draw:layer="layout" svg:width="3.617cm" svg:height="0.103cm" svg:x="17.075cm" svg:y="13.422cm" svg:viewBox="0 0 3618 104" draw:points="0,104 3618,104 3618,0 0,0">
          <text:p/>
        </draw:polygon>
        <draw:polygon draw:style-name="gr8" draw:text-style-name="P9" draw:layer="layout" svg:width="0.102cm" svg:height="0.282cm" svg:x="20.691cm" svg:y="13.422cm" svg:viewBox="0 0 103 283" draw:points="0,283 103,283 103,0 0,0">
          <text:p/>
        </draw:polygon>
        <draw:polygon draw:style-name="gr8" draw:text-style-name="P9" draw:layer="layout" svg:width="0.076cm" svg:height="1.653cm" svg:x="0.804cm" svg:y="13.702cm" svg:viewBox="0 0 77 1654" draw:points="0,1654 77,1654 77,0 0,0">
          <text:p/>
        </draw:polygon>
        <draw:polygon draw:style-name="gr8" draw:text-style-name="P9" draw:layer="layout" svg:width="0.077cm" svg:height="1.653cm" svg:x="4.598cm" svg:y="13.702cm" svg:viewBox="0 0 78 1654" draw:points="0,1654 78,1654 78,0 0,0">
          <text:p/>
        </draw:polygon>
        <draw:polygon draw:style-name="gr8" draw:text-style-name="P9" draw:layer="layout" svg:width="0.076cm" svg:height="1.653cm" svg:x="7.351cm" svg:y="13.702cm" svg:viewBox="0 0 77 1654" draw:points="0,1654 77,1654 77,0 0,0">
          <text:p/>
        </draw:polygon>
        <draw:polygon draw:style-name="gr8" draw:text-style-name="P9" draw:layer="layout" svg:width="0.078cm" svg:height="1.653cm" svg:x="10.518cm" svg:y="13.702cm" svg:viewBox="0 0 79 1654" draw:points="0,1654 79,1654 79,0 0,0">
          <text:p/>
        </draw:polygon>
        <draw:polygon draw:style-name="gr8" draw:text-style-name="P9" draw:layer="layout" svg:width="0.103cm" svg:height="1.653cm" svg:x="12.255cm" svg:y="13.702cm" svg:viewBox="0 0 104 1654" draw:points="0,1654 104,1654 104,0 0,0">
          <text:p/>
        </draw:polygon>
        <draw:polygon draw:style-name="gr8" draw:text-style-name="P9" draw:layer="layout" svg:width="0.101cm" svg:height="1.653cm" svg:x="15.144cm" svg:y="13.702cm" svg:viewBox="0 0 102 1654" draw:points="0,1654 102,1654 102,0 0,0">
          <text:p/>
        </draw:polygon>
        <draw:polygon draw:style-name="gr8" draw:text-style-name="P9" draw:layer="layout" svg:width="0.103cm" svg:height="1.653cm" svg:x="16.972cm" svg:y="13.702cm" svg:viewBox="0 0 104 1654" draw:points="0,1654 104,1654 104,0 0,0">
          <text:p/>
        </draw:polygon>
        <draw:polygon draw:style-name="gr8" draw:text-style-name="P9" draw:layer="layout" svg:width="0.102cm" svg:height="1.653cm" svg:x="20.691cm" svg:y="13.702cm" svg:viewBox="0 0 103 1654" draw:points="0,1654 103,1654 103,0 0,0">
          <text:p/>
        </draw:polygon>
        <draw:polygon draw:style-name="gr9" draw:text-style-name="P10" draw:layer="layout" svg:width="2.71cm" svg:height="1.245cm" svg:x="4.641cm" svg:y="15.574cm" svg:viewBox="0 0 2711 1246" draw:points="0,1246 2711,1246 2711,0 0,0">
          <text:p/>
        </draw:polygon>
        <draw:polygon draw:style-name="gr9" draw:text-style-name="P10" draw:layer="layout" svg:width="2.676cm" svg:height="0.467cm" svg:x="4.675cm" svg:y="15.641cm" svg:viewBox="0 0 2677 468" draw:points="0,468 2677,468 2677,0 0,0">
          <text:p/>
        </draw:polygon>
        <draw:frame draw:style-name="gr6" draw:text-style-name="P7" draw:layer="layout" svg:width="0.355cm" svg:height="0.399cm" svg:x="12.408cm" svg:y="14.651cm">
          <draw:text-box>
            <text:p text:style-name="P4"><text:span text:style-name="T11"><text:s/></text:span></text:p>
          </draw:text-box>
        </draw:frame>
        <draw:polygon draw:style-name="gr9" draw:text-style-name="P10" draw:layer="layout" svg:width="3.128cm" svg:height="1.245cm" svg:x="7.392cm" svg:y="15.574cm" svg:viewBox="0 0 3129 1246" draw:points="0,1246 3129,1246 3129,0 0,0">
          <text:p/>
        </draw:polygon>
        <draw:polygon draw:style-name="gr9" draw:text-style-name="P10" draw:layer="layout" svg:width="3.094cm" svg:height="0.467cm" svg:x="7.426cm" svg:y="15.641cm" svg:viewBox="0 0 3095 468" draw:points="0,468 3095,468 3095,0 0,0">
          <text:p/>
        </draw:polygon>
        <draw:frame draw:style-name="gr6" draw:text-style-name="P7" draw:layer="layout" svg:width="0.355cm" svg:height="0.399cm" svg:x="18.396cm" svg:y="13.72cm">
          <draw:text-box>
            <text:p text:style-name="P4"><text:span text:style-name="T11"><text:s/></text:span></text:p>
          </draw:text-box>
        </draw:frame>
        <draw:polygon draw:style-name="gr9" draw:text-style-name="P10" draw:layer="layout" svg:width="3.094cm" svg:height="0.469cm" svg:x="7.426cm" svg:y="16.106cm" svg:viewBox="0 0 3095 470" draw:points="0,470 3095,470 3095,0 0,0">
          <text:p/>
        </draw:polygon>
        <draw:frame draw:style-name="gr6" draw:text-style-name="P7" draw:layer="layout" svg:width="2.195cm" svg:height="0.399cm" svg:x="4.785cm" svg:y="15.651cm">
          <draw:text-box>
            <text:p text:style-name="P4"><text:span text:style-name="T3">9 BLUEBELL </text:span></text:p>
          </draw:text-box>
        </draw:frame>
        <draw:polygon draw:style-name="gr9" draw:text-style-name="P10" draw:layer="layout" svg:width="2.822cm" svg:height="1.245cm" svg:x="12.305cm" svg:y="15.574cm" svg:viewBox="0 0 2823 1246" draw:points="0,1246 2823,1246 2823,0 0,0">
          <text:p/>
        </draw:polygon>
        <draw:polygon draw:style-name="gr9" draw:text-style-name="P10" draw:layer="layout" svg:width="2.788cm" svg:height="0.467cm" svg:x="12.339cm" svg:y="15.641cm" svg:viewBox="0 0 2789 468" draw:points="0,468 2789,468 2789,0 0,0">
          <text:p/>
        </draw:polygon>
        <draw:frame draw:style-name="gr6" draw:text-style-name="P7" draw:layer="layout" svg:width="2.368cm" svg:height="0.399cm" svg:x="7.495cm" svg:y="15.651cm">
          <draw:text-box>
            <text:p text:style-name="P4"><text:span text:style-name="T3"><text:s/></text:span><text:span text:style-name="T3">KIS PAPER 1 </text:span></text:p>
          </draw:text-box>
        </draw:frame>
        <draw:polygon draw:style-name="gr9" draw:text-style-name="P10" draw:layer="layout" svg:width="2.788cm" svg:height="0.469cm" svg:x="12.339cm" svg:y="16.106cm" svg:viewBox="0 0 2789 470" draw:points="0,470 2789,470 2789,0 0,0">
          <text:p/>
        </draw:polygon>
        <draw:frame draw:style-name="gr6" draw:text-style-name="P7" draw:layer="layout" svg:width="2.093cm" svg:height="0.399cm" svg:x="7.495cm" svg:y="16.117cm">
          <draw:text-box>
            <text:p text:style-name="P4"><text:span text:style-name="T3"><text:s/></text:span><text:span text:style-name="T11">Mr. Wanjala </text:span></text:p>
          </draw:text-box>
        </draw:frame>
        <draw:polygon draw:style-name="gr9" draw:text-style-name="P10" draw:layer="layout" svg:width="3.643cm" svg:height="1.245cm" svg:x="17.023cm" svg:y="15.574cm" svg:viewBox="0 0 3644 1246" draw:points="0,1246 3644,1246 3644,0 0,0">
          <text:p/>
        </draw:polygon>
        <draw:polygon draw:style-name="gr9" draw:text-style-name="P10" draw:layer="layout" svg:width="3.609cm" svg:height="0.467cm" svg:x="17.057cm" svg:y="15.641cm" svg:viewBox="0 0 3610 468" draw:points="0,468 3610,468 3610,0 0,0">
          <text:p/>
        </draw:polygon>
        <draw:frame draw:style-name="gr6" draw:text-style-name="P7" draw:layer="layout" svg:width="0.95cm" svg:height="0.399cm" svg:x="12.408cm" svg:y="15.651cm">
          <draw:text-box>
            <text:p text:style-name="P4"><text:span text:style-name="T3">CRE <text:s/></text:span></text:p>
          </draw:text-box>
        </draw:frame>
        <draw:polygon draw:style-name="gr8" draw:text-style-name="P9" draw:layer="layout" svg:width="0.076cm" svg:height="0.281cm" svg:x="0.804cm" svg:y="15.353cm" svg:viewBox="0 0 77 282" draw:points="0,282 77,282 77,0 0,0">
          <text:p/>
        </draw:polygon>
        <draw:polygon draw:style-name="gr8" draw:text-style-name="P9" draw:layer="layout" svg:width="0.077cm" svg:height="0.281cm" svg:x="4.598cm" svg:y="15.353cm" svg:viewBox="0 0 78 282" draw:points="0,282 78,282 78,0 0,0">
          <text:p/>
        </draw:polygon>
        <draw:polygon draw:style-name="gr8" draw:text-style-name="P9" draw:layer="layout" svg:width="2.676cm" svg:height="0.077cm" svg:x="4.675cm" svg:y="15.353cm" svg:viewBox="0 0 2677 78" draw:points="0,78 2677,78 2677,0 0,0">
          <text:p/>
        </draw:polygon>
        <draw:polygon draw:style-name="gr9" draw:text-style-name="P10" draw:layer="layout" svg:width="2.676cm" svg:height="0.204cm" svg:x="4.675cm" svg:y="15.43cm" svg:viewBox="0 0 2677 205" draw:points="0,205 2677,205 2677,0 0,0">
          <text:p/>
        </draw:polygon>
        <draw:polygon draw:style-name="gr8" draw:text-style-name="P9" draw:layer="layout" svg:width="0.076cm" svg:height="0.281cm" svg:x="7.351cm" svg:y="15.353cm" svg:viewBox="0 0 77 282" draw:points="0,282 77,282 77,0 0,0">
          <text:p/>
        </draw:polygon>
        <draw:polygon draw:style-name="gr8" draw:text-style-name="P9" draw:layer="layout" svg:width="3.094cm" svg:height="0.077cm" svg:x="7.426cm" svg:y="15.353cm" svg:viewBox="0 0 3095 78" draw:points="0,78 3095,78 3095,0 0,0">
          <text:p/>
        </draw:polygon>
        <draw:polygon draw:style-name="gr9" draw:text-style-name="P10" draw:layer="layout" svg:width="3.094cm" svg:height="0.204cm" svg:x="7.426cm" svg:y="15.43cm" svg:viewBox="0 0 3095 205" draw:points="0,205 3095,205 3095,0 0,0">
          <text:p/>
        </draw:polygon>
        <draw:polygon draw:style-name="gr8" draw:text-style-name="P9" draw:layer="layout" svg:width="0.078cm" svg:height="0.281cm" svg:x="10.518cm" svg:y="15.353cm" svg:viewBox="0 0 79 282" draw:points="0,282 79,282 79,0 0,0">
          <text:p/>
        </draw:polygon>
        <draw:polygon draw:style-name="gr8" draw:text-style-name="P9" draw:layer="layout" svg:width="0.103cm" svg:height="0.281cm" svg:x="12.255cm" svg:y="15.353cm" svg:viewBox="0 0 104 282" draw:points="0,282 104,282 104,0 0,0">
          <text:p/>
        </draw:polygon>
        <draw:polygon draw:style-name="gr8" draw:text-style-name="P9" draw:layer="layout" svg:width="2.788cm" svg:height="0.103cm" svg:x="12.356cm" svg:y="15.353cm" svg:viewBox="0 0 2789 104" draw:points="0,104 2789,104 2789,0 0,0">
          <text:p/>
        </draw:polygon>
        <draw:polygon draw:style-name="gr9" draw:text-style-name="P10" draw:layer="layout" svg:width="2.788cm" svg:height="0.18cm" svg:x="12.356cm" svg:y="15.454cm" svg:viewBox="0 0 2789 181" draw:points="0,181 2789,181 2789,0 0,0">
          <text:p/>
        </draw:polygon>
        <draw:polygon draw:style-name="gr8" draw:text-style-name="P9" draw:layer="layout" svg:width="0.101cm" svg:height="0.281cm" svg:x="15.144cm" svg:y="15.353cm" svg:viewBox="0 0 102 282" draw:points="0,282 102,282 102,0 0,0">
          <text:p/>
        </draw:polygon>
        <draw:polygon draw:style-name="gr8" draw:text-style-name="P9" draw:layer="layout" svg:width="0.103cm" svg:height="0.281cm" svg:x="16.972cm" svg:y="15.353cm" svg:viewBox="0 0 104 282" draw:points="0,282 104,282 104,0 0,0">
          <text:p/>
        </draw:polygon>
        <draw:polygon draw:style-name="gr8" draw:text-style-name="P9" draw:layer="layout" svg:width="3.617cm" svg:height="0.103cm" svg:x="17.075cm" svg:y="15.353cm" svg:viewBox="0 0 3618 104" draw:points="0,104 3618,104 3618,0 0,0">
          <text:p/>
        </draw:polygon>
        <draw:polygon draw:style-name="gr9" draw:text-style-name="P10" draw:layer="layout" svg:width="3.617cm" svg:height="0.18cm" svg:x="17.075cm" svg:y="15.454cm" svg:viewBox="0 0 3618 181" draw:points="0,181 3618,181 3618,0 0,0">
          <text:p/>
        </draw:polygon>
        <draw:polygon draw:style-name="gr8" draw:text-style-name="P9" draw:layer="layout" svg:width="0.102cm" svg:height="0.281cm" svg:x="20.691cm" svg:y="15.353cm" svg:viewBox="0 0 103 282" draw:points="0,282 103,282 103,0 0,0">
          <text:p/>
        </draw:polygon>
        <draw:polygon draw:style-name="gr9" draw:text-style-name="P10" draw:layer="layout" svg:width="3.788cm" svg:height="0.248cm" svg:x="0.845cm" svg:y="16.564cm" svg:viewBox="0 0 3789 249" draw:points="0,249 3789,249 3789,0 0,0">
          <text:p/>
        </draw:polygon>
        <draw:polygon draw:style-name="gr8" draw:text-style-name="P9" draw:layer="layout" svg:width="0.076cm" svg:height="1.187cm" svg:x="0.804cm" svg:y="15.632cm" svg:viewBox="0 0 77 1188" draw:points="0,1188 77,1188 77,0 0,0">
          <text:p/>
        </draw:polygon>
        <draw:polygon draw:style-name="gr9" draw:text-style-name="P10" draw:layer="layout" svg:width="2.745cm" svg:height="0.248cm" svg:x="4.641cm" svg:y="16.564cm" svg:viewBox="0 0 2746 249" draw:points="0,249 2746,249 2746,0 0,0">
          <text:p/>
        </draw:polygon>
        <draw:polygon draw:style-name="gr8" draw:text-style-name="P9" draw:layer="layout" svg:width="0.077cm" svg:height="1.187cm" svg:x="4.598cm" svg:y="15.632cm" svg:viewBox="0 0 78 1188" draw:points="0,1188 78,1188 78,0 0,0">
          <text:p/>
        </draw:polygon>
        <draw:polygon draw:style-name="gr9" draw:text-style-name="P10" draw:layer="layout" svg:width="3.162cm" svg:height="0.248cm" svg:x="7.392cm" svg:y="16.564cm" svg:viewBox="0 0 3163 249" draw:points="0,249 3163,249 3163,0 0,0">
          <text:p/>
        </draw:polygon>
        <draw:polygon draw:style-name="gr8" draw:text-style-name="P9" draw:layer="layout" svg:width="0.076cm" svg:height="1.187cm" svg:x="7.351cm" svg:y="15.632cm" svg:viewBox="0 0 77 1188" draw:points="0,1188 77,1188 77,0 0,0">
          <text:p/>
        </draw:polygon>
        <draw:polygon draw:style-name="gr8" draw:text-style-name="P9" draw:layer="layout" svg:width="0.078cm" svg:height="1.187cm" svg:x="10.518cm" svg:y="15.632cm" svg:viewBox="0 0 79 1188" draw:points="0,1188 79,1188 79,0 0,0">
          <text:p/>
        </draw:polygon>
        <draw:polygon draw:style-name="gr9" draw:text-style-name="P10" draw:layer="layout" svg:width="2.857cm" svg:height="0.248cm" svg:x="12.322cm" svg:y="16.564cm" svg:viewBox="0 0 2858 249" draw:points="0,249 2858,249 2858,0 0,0">
          <text:p/>
        </draw:polygon>
        <draw:polygon draw:style-name="gr8" draw:text-style-name="P9" draw:layer="layout" svg:width="0.103cm" svg:height="1.187cm" svg:x="12.255cm" svg:y="15.632cm" svg:viewBox="0 0 104 1188" draw:points="0,1188 104,1188 104,0 0,0">
          <text:p/>
        </draw:polygon>
        <draw:polygon draw:style-name="gr8" draw:text-style-name="P9" draw:layer="layout" svg:width="0.101cm" svg:height="1.187cm" svg:x="15.144cm" svg:y="15.632cm" svg:viewBox="0 0 102 1188" draw:points="0,1188 102,1188 102,0 0,0">
          <text:p/>
        </draw:polygon>
        <draw:polygon draw:style-name="gr9" draw:text-style-name="P10" draw:layer="layout" svg:width="3.686cm" svg:height="0.248cm" svg:x="17.04cm" svg:y="16.564cm" svg:viewBox="0 0 3687 249" draw:points="0,249 3687,249 3687,0 0,0">
          <text:p/>
        </draw:polygon>
        <draw:polygon draw:style-name="gr8" draw:text-style-name="P9" draw:layer="layout" svg:width="0.103cm" svg:height="1.187cm" svg:x="16.972cm" svg:y="15.632cm" svg:viewBox="0 0 104 1188" draw:points="0,1188 104,1188 104,0 0,0">
          <text:p/>
        </draw:polygon>
        <draw:polygon draw:style-name="gr8" draw:text-style-name="P9" draw:layer="layout" svg:width="0.102cm" svg:height="1.187cm" svg:x="20.691cm" svg:y="15.632cm" svg:viewBox="0 0 103 1188" draw:points="0,1188 103,1188 103,0 0,0">
          <text:p/>
        </draw:polygon>
        <draw:polygon draw:style-name="gr9" draw:text-style-name="P10" draw:layer="layout" svg:width="3.72cm" svg:height="4.625cm" svg:x="0.88cm" svg:y="17.031cm" svg:viewBox="0 0 3721 4626" draw:points="0,4626 3721,4626 3721,0 0,0">
          <text:p/>
        </draw:polygon>
        <draw:polygon draw:style-name="gr9" draw:text-style-name="P10" draw:layer="layout" svg:width="3.72cm" svg:height="0.407cm" svg:x="0.88cm" svg:y="17.098cm" svg:viewBox="0 0 3721 408" draw:points="0,408 3721,408 3721,0 0,0">
          <text:p/>
        </draw:polygon>
        <draw:frame draw:style-name="gr6" draw:text-style-name="P7" draw:layer="layout" svg:width="2.076cm" svg:height="0.399cm" svg:x="12.408cm" svg:y="16.117cm">
          <draw:text-box>
            <text:p text:style-name="P4"><text:span text:style-name="T11">Mr. Mulunga </text:span></text:p>
          </draw:text-box>
        </draw:frame>
        <draw:frame draw:style-name="gr6" draw:text-style-name="P7" draw:layer="layout" svg:width="0.355cm" svg:height="0.399cm" svg:x="18.396cm" svg:y="15.651cm">
          <draw:text-box>
            <text:p text:style-name="P4"><text:span text:style-name="T11"><text:s/></text:span></text:p>
          </draw:text-box>
        </draw:frame>
        <draw:frame draw:style-name="gr6" draw:text-style-name="P7" draw:layer="layout" svg:width="0.396cm" svg:height="0.399cm" svg:x="0.881cm" svg:y="17.108cm">
          <draw:text-box>
            <text:p text:style-name="P4"><text:span text:style-name="T3">28</text:span></text:p>
          </draw:text-box>
        </draw:frame>
        <draw:frame draw:style-name="gr10" draw:text-style-name="P11" draw:layer="layout" svg:width="0.43cm" svg:height="0.255cm" svg:x="1.271cm" svg:y="17.095cm">
          <draw:text-box>
            <text:p text:style-name="P4"><text:span text:style-name="T9">TH <text:s/></text:span></text:p>
          </draw:text-box>
        </draw:frame>
        <draw:polygon draw:style-name="gr9" draw:text-style-name="P10" draw:layer="layout" svg:width="2.71cm" svg:height="1.398cm" svg:x="4.641cm" svg:y="17.031cm" svg:viewBox="0 0 2711 1399" draw:points="0,1399 2711,1399 2711,0 0,0">
          <text:p/>
        </draw:polygon>
        <draw:polygon draw:style-name="gr9" draw:text-style-name="P10" draw:layer="layout" svg:width="2.676cm" svg:height="0.467cm" svg:x="4.675cm" svg:y="17.098cm" svg:viewBox="0 0 2677 468" draw:points="0,468 2677,468 2677,0 0,0">
          <text:p/>
        </draw:polygon>
        <draw:frame draw:style-name="gr6" draw:text-style-name="P7" draw:layer="layout" svg:width="0.828cm" svg:height="0.399cm" svg:x="1.711cm" svg:y="17.108cm">
          <draw:text-box>
            <text:p text:style-name="P4"><text:span text:style-name="T3">MON</text:span></text:p>
          </draw:text-box>
        </draw:frame>
        <draw:polygon draw:style-name="gr9" draw:text-style-name="P10" draw:layer="layout" svg:width="3.128cm" svg:height="1.398cm" svg:x="7.392cm" svg:y="17.031cm" svg:viewBox="0 0 3129 1399" draw:points="0,1399 3129,1399 3129,0 0,0">
          <text:p/>
        </draw:polygon>
        <draw:polygon draw:style-name="gr9" draw:text-style-name="P10" draw:layer="layout" svg:width="3.094cm" svg:height="0.467cm" svg:x="7.426cm" svg:y="17.098cm" svg:viewBox="0 0 3095 468" draw:points="0,468 3095,468 3095,0 0,0">
          <text:p/>
        </draw:polygon>
        <draw:frame draw:style-name="gr11" draw:text-style-name="P12" draw:layer="layout" svg:width="0.391cm" svg:height="0.442cm" svg:x="2.532cm" svg:y="17.073cm">
          <draw:text-box>
            <text:p text:style-name="P4"><text:span text:style-name="T10"><text:s/></text:span></text:p>
          </draw:text-box>
        </draw:frame>
        <draw:polygon draw:style-name="gr9" draw:text-style-name="P10" draw:layer="layout" svg:width="3.094cm" svg:height="0.476cm" svg:x="7.426cm" svg:y="17.563cm" svg:viewBox="0 0 3095 477" draw:points="0,477 3095,477 3095,0 0,0">
          <text:p/>
        </draw:polygon>
        <draw:frame draw:style-name="gr6" draw:text-style-name="P7" draw:layer="layout" svg:width="1.661cm" svg:height="0.399cm" svg:x="4.785cm" svg:y="17.108cm">
          <draw:text-box>
            <text:p text:style-name="P4"><text:span text:style-name="T3">7 VIOLET </text:span></text:p>
          </draw:text-box>
        </draw:frame>
        <draw:polygon draw:style-name="gr9" draw:text-style-name="P10" draw:layer="layout" svg:width="2.822cm" svg:height="1.398cm" svg:x="12.305cm" svg:y="17.031cm" svg:viewBox="0 0 2823 1399" draw:points="0,1399 2823,1399 2823,0 0,0">
          <text:p/>
        </draw:polygon>
        <draw:polygon draw:style-name="gr9" draw:text-style-name="P10" draw:layer="layout" svg:width="2.788cm" svg:height="0.62cm" svg:x="12.339cm" svg:y="17.098cm" svg:viewBox="0 0 2789 621" draw:points="0,621 2789,621 2789,0 0,0">
          <text:p/>
        </draw:polygon>
        <draw:frame draw:style-name="gr6" draw:text-style-name="P7" draw:layer="layout" svg:width="1.382cm" svg:height="0.399cm" svg:x="7.495cm" svg:y="17.108cm">
          <draw:text-box>
            <text:p text:style-name="P4"><text:span text:style-name="T3">INT-SCI </text:span></text:p>
          </draw:text-box>
        </draw:frame>
        <draw:polygon draw:style-name="gr9" draw:text-style-name="P10" draw:layer="layout" svg:width="2.788cm" svg:height="0.467cm" svg:x="12.339cm" svg:y="17.716cm" svg:viewBox="0 0 2789 468" draw:points="0,468 2789,468 2789,0 0,0">
          <text:p/>
        </draw:polygon>
        <draw:frame draw:style-name="gr6" draw:text-style-name="P7" draw:layer="layout" svg:width="2.131cm" svg:height="0.399cm" svg:x="7.538cm" svg:y="17.573cm">
          <draw:text-box>
            <text:p text:style-name="P4"><text:span text:style-name="T3"><text:s/></text:span><text:span text:style-name="T11">Ms. Muthoni </text:span></text:p>
          </draw:text-box>
        </draw:frame>
        <draw:polygon draw:style-name="gr9" draw:text-style-name="P10" draw:layer="layout" svg:width="3.643cm" svg:height="1.398cm" svg:x="17.023cm" svg:y="17.031cm" svg:viewBox="0 0 3644 1399" draw:points="0,1399 3644,1399 3644,0 0,0">
          <text:p/>
        </draw:polygon>
        <draw:polygon draw:style-name="gr15" draw:text-style-name="P16" draw:layer="layout" svg:width="3.609cm" svg:height="0.62cm" svg:x="17.357cm" svg:y="17.198cm" svg:viewBox="0 0 3610 621" draw:points="0,621 3610,621 3610,0 0,0">
          <text:p text:style-name="P15"><text:span text:style-name="T13">CAS</text:span></text:p>
        </draw:polygon>
        <draw:frame draw:style-name="gr6" draw:text-style-name="P7" draw:layer="layout" svg:width="1.915cm" svg:height="0.399cm" svg:x="12.408cm" svg:y="17.108cm">
          <draw:text-box>
            <text:p text:style-name="P4"><text:span text:style-name="T3">AGRI &amp; NU </text:span></text:p>
          </draw:text-box>
        </draw:frame>
        <draw:polygon draw:style-name="gr8" draw:text-style-name="P9" draw:layer="layout" svg:width="0.076cm" svg:height="0.281cm" svg:x="0.804cm" svg:y="16.818cm" svg:viewBox="0 0 77 282" draw:points="0,282 77,282 77,0 0,0">
          <text:p/>
        </draw:polygon>
        <draw:polygon draw:style-name="gr8" draw:text-style-name="P9" draw:layer="layout" svg:width="3.72cm" svg:height="0.078cm" svg:x="0.88cm" svg:y="16.818cm" svg:viewBox="0 0 3721 79" draw:points="0,79 3721,79 3721,0 0,0">
          <text:p/>
        </draw:polygon>
        <draw:polygon draw:style-name="gr9" draw:text-style-name="P10" draw:layer="layout" svg:width="3.72cm" svg:height="0.205cm" svg:x="0.88cm" svg:y="16.894cm" svg:viewBox="0 0 3721 206" draw:points="0,206 3721,206 3721,0 0,0">
          <text:p/>
        </draw:polygon>
        <draw:polygon draw:style-name="gr8" draw:text-style-name="P9" draw:layer="layout" svg:width="0.077cm" svg:height="0.281cm" svg:x="4.598cm" svg:y="16.818cm" svg:viewBox="0 0 78 282" draw:points="0,282 78,282 78,0 0,0">
          <text:p/>
        </draw:polygon>
        <draw:polygon draw:style-name="gr8" draw:text-style-name="P9" draw:layer="layout" svg:width="2.676cm" svg:height="0.078cm" svg:x="4.675cm" svg:y="16.818cm" svg:viewBox="0 0 2677 79" draw:points="0,79 2677,79 2677,0 0,0">
          <text:p/>
        </draw:polygon>
        <draw:polygon draw:style-name="gr9" draw:text-style-name="P10" draw:layer="layout" svg:width="2.676cm" svg:height="0.205cm" svg:x="4.675cm" svg:y="16.894cm" svg:viewBox="0 0 2677 206" draw:points="0,206 2677,206 2677,0 0,0">
          <text:p/>
        </draw:polygon>
        <draw:polygon draw:style-name="gr8" draw:text-style-name="P9" draw:layer="layout" svg:width="0.076cm" svg:height="0.281cm" svg:x="7.351cm" svg:y="16.818cm" svg:viewBox="0 0 77 282" draw:points="0,282 77,282 77,0 0,0">
          <text:p/>
        </draw:polygon>
        <draw:polygon draw:style-name="gr8" draw:text-style-name="P9" draw:layer="layout" svg:width="3.094cm" svg:height="0.078cm" svg:x="7.426cm" svg:y="16.818cm" svg:viewBox="0 0 3095 79" draw:points="0,79 3095,79 3095,0 0,0">
          <text:p/>
        </draw:polygon>
        <draw:polygon draw:style-name="gr9" draw:text-style-name="P10" draw:layer="layout" svg:width="3.094cm" svg:height="0.205cm" svg:x="7.426cm" svg:y="16.894cm" svg:viewBox="0 0 3095 206" draw:points="0,206 3095,206 3095,0 0,0">
          <text:p/>
        </draw:polygon>
        <draw:polygon draw:style-name="gr8" draw:text-style-name="P9" draw:layer="layout" svg:width="0.078cm" svg:height="0.281cm" svg:x="10.518cm" svg:y="16.818cm" svg:viewBox="0 0 79 282" draw:points="0,282 79,282 79,0 0,0">
          <text:p/>
        </draw:polygon>
        <draw:polygon draw:style-name="gr8" draw:text-style-name="P9" draw:layer="layout" svg:width="0.103cm" svg:height="0.281cm" svg:x="12.255cm" svg:y="16.818cm" svg:viewBox="0 0 104 282" draw:points="0,282 104,282 104,0 0,0">
          <text:p/>
        </draw:polygon>
        <draw:polygon draw:style-name="gr8" draw:text-style-name="P9" draw:layer="layout" svg:width="2.788cm" svg:height="0.104cm" svg:x="12.356cm" svg:y="16.818cm" svg:viewBox="0 0 2789 105" draw:points="0,105 2789,105 2789,0 0,0">
          <text:p/>
        </draw:polygon>
        <draw:polygon draw:style-name="gr9" draw:text-style-name="P10" draw:layer="layout" svg:width="2.788cm" svg:height="0.179cm" svg:x="12.356cm" svg:y="16.92cm" svg:viewBox="0 0 2789 180" draw:points="0,180 2789,180 2789,0 0,0">
          <text:p/>
        </draw:polygon>
        <draw:polygon draw:style-name="gr8" draw:text-style-name="P9" draw:layer="layout" svg:width="0.101cm" svg:height="0.281cm" svg:x="15.144cm" svg:y="16.818cm" svg:viewBox="0 0 102 282" draw:points="0,282 102,282 102,0 0,0">
          <text:p/>
        </draw:polygon>
        <draw:polygon draw:style-name="gr8" draw:text-style-name="P9" draw:layer="layout" svg:width="0.103cm" svg:height="0.281cm" svg:x="16.972cm" svg:y="16.818cm" svg:viewBox="0 0 104 282" draw:points="0,282 104,282 104,0 0,0">
          <text:p/>
        </draw:polygon>
        <draw:polygon draw:style-name="gr8" draw:text-style-name="P9" draw:layer="layout" svg:width="3.617cm" svg:height="0.104cm" svg:x="17.075cm" svg:y="16.818cm" svg:viewBox="0 0 3618 105" draw:points="0,105 3618,105 3618,0 0,0">
          <text:p/>
        </draw:polygon>
        <draw:polygon draw:style-name="gr9" draw:text-style-name="P10" draw:layer="layout" svg:width="3.617cm" svg:height="0.179cm" svg:x="17.075cm" svg:y="16.92cm" svg:viewBox="0 0 3618 180" draw:points="0,180 3618,180 3618,0 0,0">
          <text:p/>
        </draw:polygon>
        <draw:polygon draw:style-name="gr8" draw:text-style-name="P9" draw:layer="layout" svg:width="0.102cm" svg:height="0.281cm" svg:x="20.691cm" svg:y="16.818cm" svg:viewBox="0 0 103 282" draw:points="0,282 103,282 103,0 0,0">
          <text:p/>
        </draw:polygon>
        <draw:polygon draw:style-name="gr8" draw:text-style-name="P9" draw:layer="layout" svg:width="0.076cm" svg:height="1.331cm" svg:x="0.804cm" svg:y="17.098cm" svg:viewBox="0 0 77 1332" draw:points="0,1332 77,1332 77,0 0,0">
          <text:p/>
        </draw:polygon>
        <draw:polygon draw:style-name="gr9" draw:text-style-name="P10" draw:layer="layout" svg:width="2.745cm" svg:height="0.246cm" svg:x="4.641cm" svg:y="18.174cm" svg:viewBox="0 0 2746 247" draw:points="0,247 2746,247 2746,0 0,0">
          <text:p/>
        </draw:polygon>
        <draw:polygon draw:style-name="gr8" draw:text-style-name="P9" draw:layer="layout" svg:width="0.077cm" svg:height="1.331cm" svg:x="4.598cm" svg:y="17.098cm" svg:viewBox="0 0 78 1332" draw:points="0,1332 78,1332 78,0 0,0">
          <text:p/>
        </draw:polygon>
        <draw:polygon draw:style-name="gr9" draw:text-style-name="P10" draw:layer="layout" svg:width="3.162cm" svg:height="0.246cm" svg:x="7.392cm" svg:y="18.174cm" svg:viewBox="0 0 3163 247" draw:points="0,247 3163,247 3163,0 0,0">
          <text:p/>
        </draw:polygon>
        <draw:polygon draw:style-name="gr8" draw:text-style-name="P9" draw:layer="layout" svg:width="0.076cm" svg:height="1.331cm" svg:x="7.351cm" svg:y="17.098cm" svg:viewBox="0 0 77 1332" draw:points="0,1332 77,1332 77,0 0,0">
          <text:p/>
        </draw:polygon>
        <draw:polygon draw:style-name="gr8" draw:text-style-name="P9" draw:layer="layout" svg:width="0.078cm" svg:height="1.331cm" svg:x="10.518cm" svg:y="17.098cm" svg:viewBox="0 0 79 1332" draw:points="0,1332 79,1332 79,0 0,0">
          <text:p/>
        </draw:polygon>
        <draw:polygon draw:style-name="gr9" draw:text-style-name="P10" draw:layer="layout" svg:width="2.857cm" svg:height="0.246cm" svg:x="12.322cm" svg:y="18.174cm" svg:viewBox="0 0 2858 247" draw:points="0,247 2858,247 2858,0 0,0">
          <text:p/>
        </draw:polygon>
        <draw:polygon draw:style-name="gr8" draw:text-style-name="P9" draw:layer="layout" svg:width="0.103cm" svg:height="1.331cm" svg:x="12.255cm" svg:y="17.098cm" svg:viewBox="0 0 104 1332" draw:points="0,1332 104,1332 104,0 0,0">
          <text:p/>
        </draw:polygon>
        <draw:polygon draw:style-name="gr8" draw:text-style-name="P9" draw:layer="layout" svg:width="0.101cm" svg:height="1.331cm" svg:x="15.144cm" svg:y="17.098cm" svg:viewBox="0 0 102 1332" draw:points="0,1332 102,1332 102,0 0,0">
          <text:p/>
        </draw:polygon>
        <draw:polygon draw:style-name="gr9" draw:text-style-name="P10" draw:layer="layout" svg:width="3.686cm" svg:height="0.246cm" svg:x="17.04cm" svg:y="18.174cm" svg:viewBox="0 0 3687 247" draw:points="0,247 3687,247 3687,0 0,0">
          <text:p/>
        </draw:polygon>
        <draw:polygon draw:style-name="gr8" draw:text-style-name="P9" draw:layer="layout" svg:width="0.103cm" svg:height="1.331cm" svg:x="16.972cm" svg:y="17.098cm" svg:viewBox="0 0 104 1332" draw:points="0,1332 104,1332 104,0 0,0">
          <text:p/>
        </draw:polygon>
        <draw:polygon draw:style-name="gr8" draw:text-style-name="P9" draw:layer="layout" svg:width="0.102cm" svg:height="1.331cm" svg:x="20.691cm" svg:y="17.098cm" svg:viewBox="0 0 103 1332" draw:points="0,1332 103,1332 103,0 0,0">
          <text:p/>
        </draw:polygon>
        <draw:frame draw:style-name="gr6" draw:text-style-name="P7" draw:layer="layout" svg:width="1.996cm" svg:height="0.399cm" svg:x="12.408cm" svg:y="17.726cm">
          <draw:text-box>
            <text:p text:style-name="P4"><text:span text:style-name="T11">Mr. Wanjala</text:span><text:span text:style-name="T3"> </text:span></text:p>
          </draw:text-box>
        </draw:frame>
        <draw:frame draw:style-name="gr6" draw:text-style-name="P7" draw:layer="layout" svg:width="0.355cm" svg:height="0.399cm" svg:x="18.396cm" svg:y="17.108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2.567cm" svg:height="0.399cm" svg:x="4.785cm" svg:y="18.725cm">
          <draw:text-box>
            <text:p text:style-name="P4"><text:span text:style-name="T3">8SUNFLOWER </text:span></text:p>
          </draw:text-box>
        </draw:frame>
        <draw:polygon draw:style-name="gr9" draw:text-style-name="P10" draw:layer="layout" svg:width="2.822cm" svg:height="1.398cm" svg:x="12.305cm" svg:y="18.648cm" svg:viewBox="0 0 2823 1399" draw:points="0,1399 2823,1399 2823,0 0,0">
          <text:p/>
        </draw:polygon>
        <draw:polygon draw:style-name="gr9" draw:text-style-name="P10" draw:layer="layout" svg:width="2.788cm" svg:height="0.62cm" svg:x="12.339cm" svg:y="18.715cm" svg:viewBox="0 0 2789 621" draw:points="0,621 2789,621 2789,0 0,0">
          <text:p/>
        </draw:polygon>
        <draw:frame draw:style-name="gr6" draw:text-style-name="P7" draw:layer="layout" svg:width="1.479cm" svg:height="0.399cm" svg:x="7.495cm" svg:y="18.725cm">
          <draw:text-box>
            <text:p text:style-name="P4"><text:span text:style-name="T3">INT-SCI <text:s/></text:span></text:p>
          </draw:text-box>
        </draw:frame>
        <draw:polygon draw:style-name="gr9" draw:text-style-name="P10" draw:layer="layout" svg:width="2.788cm" svg:height="0.467cm" svg:x="12.339cm" svg:y="19.335cm" svg:viewBox="0 0 2789 468" draw:points="0,468 2789,468 2789,0 0,0">
          <text:p/>
        </draw:polygon>
        <draw:frame draw:style-name="gr6" draw:text-style-name="P7" draw:layer="layout" svg:width="1.56cm" svg:height="0.399cm" svg:x="7.495cm" svg:y="19.191cm">
          <draw:text-box>
            <text:p text:style-name="P4"><text:span text:style-name="T11">Ms. Mary </text:span></text:p>
          </draw:text-box>
        </draw:frame>
        <draw:polygon draw:style-name="gr9" draw:text-style-name="P10" draw:layer="layout" svg:width="3.643cm" svg:height="1.398cm" svg:x="17.023cm" svg:y="18.648cm" svg:viewBox="0 0 3644 1399" draw:points="0,1399 3644,1399 3644,0 0,0">
          <text:p/>
        </draw:polygon>
        <draw:polygon draw:style-name="gr9" draw:text-style-name="P10" draw:layer="layout" svg:width="3.609cm" svg:height="0.62cm" svg:x="17.057cm" svg:y="18.715cm" svg:viewBox="0 0 3610 621" draw:points="0,621 3610,621 3610,0 0,0">
          <text:p/>
        </draw:polygon>
        <draw:frame draw:style-name="gr6" draw:text-style-name="P7" draw:layer="layout" svg:width="1.915cm" svg:height="0.399cm" svg:x="12.408cm" svg:y="18.725cm">
          <draw:text-box>
            <text:p text:style-name="P4"><text:span text:style-name="T3">AGRI &amp; NU </text:span></text:p>
          </draw:text-box>
        </draw:frame>
        <draw:polygon draw:style-name="gr8" draw:text-style-name="P9" draw:layer="layout" svg:width="0.076cm" svg:height="0.28cm" svg:x="0.804cm" svg:y="18.428cm" svg:viewBox="0 0 77 281" draw:points="0,281 77,281 77,0 0,0">
          <text:p/>
        </draw:polygon>
        <draw:polygon draw:style-name="gr8" draw:text-style-name="P9" draw:layer="layout" svg:width="0.077cm" svg:height="0.28cm" svg:x="4.598cm" svg:y="18.428cm" svg:viewBox="0 0 78 281" draw:points="0,281 78,281 78,0 0,0">
          <text:p/>
        </draw:polygon>
        <draw:polygon draw:style-name="gr8" draw:text-style-name="P9" draw:layer="layout" svg:width="2.676cm" svg:height="0.076cm" svg:x="4.675cm" svg:y="18.428cm" svg:viewBox="0 0 2677 77" draw:points="0,77 2677,77 2677,0 0,0">
          <text:p/>
        </draw:polygon>
        <draw:polygon draw:style-name="gr8" draw:text-style-name="P9" draw:layer="layout" svg:width="0.076cm" svg:height="0.28cm" svg:x="7.351cm" svg:y="18.428cm" svg:viewBox="0 0 77 281" draw:points="0,281 77,281 77,0 0,0">
          <text:p/>
        </draw:polygon>
        <draw:polygon draw:style-name="gr8" draw:text-style-name="P9" draw:layer="layout" svg:width="3.094cm" svg:height="0.076cm" svg:x="7.426cm" svg:y="18.428cm" svg:viewBox="0 0 3095 77" draw:points="0,77 3095,77 3095,0 0,0">
          <text:p/>
        </draw:polygon>
        <draw:polygon draw:style-name="gr8" draw:text-style-name="P9" draw:layer="layout" svg:width="0.078cm" svg:height="0.28cm" svg:x="10.518cm" svg:y="18.428cm" svg:viewBox="0 0 79 281" draw:points="0,281 79,281 79,0 0,0">
          <text:p/>
        </draw:polygon>
        <draw:polygon draw:style-name="gr8" draw:text-style-name="P9" draw:layer="layout" svg:width="0.103cm" svg:height="0.28cm" svg:x="12.255cm" svg:y="18.428cm" svg:viewBox="0 0 104 281" draw:points="0,281 104,281 104,0 0,0">
          <text:p/>
        </draw:polygon>
        <draw:polygon draw:style-name="gr8" draw:text-style-name="P9" draw:layer="layout" svg:width="2.788cm" svg:height="0.102cm" svg:x="12.356cm" svg:y="18.428cm" svg:viewBox="0 0 2789 103" draw:points="0,103 2789,103 2789,0 0,0">
          <text:p/>
        </draw:polygon>
        <draw:polygon draw:style-name="gr9" draw:text-style-name="P10" draw:layer="layout" svg:width="2.788cm" svg:height="0.178cm" svg:x="12.356cm" svg:y="18.53cm" svg:viewBox="0 0 2789 179" draw:points="0,179 2789,179 2789,0 0,0">
          <text:p/>
        </draw:polygon>
        <draw:polygon draw:style-name="gr8" draw:text-style-name="P9" draw:layer="layout" svg:width="0.101cm" svg:height="0.28cm" svg:x="15.144cm" svg:y="18.428cm" svg:viewBox="0 0 102 281" draw:points="0,281 102,281 102,0 0,0">
          <text:p/>
        </draw:polygon>
        <draw:polygon draw:style-name="gr8" draw:text-style-name="P9" draw:layer="layout" svg:width="0.103cm" svg:height="0.28cm" svg:x="16.972cm" svg:y="18.428cm" svg:viewBox="0 0 104 281" draw:points="0,281 104,281 104,0 0,0">
          <text:p/>
        </draw:polygon>
        <draw:polygon draw:style-name="gr8" draw:text-style-name="P9" draw:layer="layout" svg:width="3.617cm" svg:height="0.102cm" svg:x="17.075cm" svg:y="18.428cm" svg:viewBox="0 0 3618 103" draw:points="0,103 3618,103 3618,0 0,0">
          <text:p/>
        </draw:polygon>
        <draw:polygon draw:style-name="gr9" draw:text-style-name="P10" draw:layer="layout" svg:width="3.617cm" svg:height="0.178cm" svg:x="17.075cm" svg:y="18.53cm" svg:viewBox="0 0 3618 179" draw:points="0,179 3618,179 3618,0 0,0">
          <text:p/>
        </draw:polygon>
        <draw:polygon draw:style-name="gr8" draw:text-style-name="P9" draw:layer="layout" svg:width="0.102cm" svg:height="0.28cm" svg:x="20.691cm" svg:y="18.428cm" svg:viewBox="0 0 103 281" draw:points="0,281 103,281 103,0 0,0">
          <text:p/>
        </draw:polygon>
        <draw:polygon draw:style-name="gr8" draw:text-style-name="P9" draw:layer="layout" svg:width="0.076cm" svg:height="1.338cm" svg:x="0.804cm" svg:y="18.708cm" svg:viewBox="0 0 77 1339" draw:points="0,1339 77,1339 77,0 0,0">
          <text:p/>
        </draw:polygon>
        <draw:polygon draw:style-name="gr8" draw:text-style-name="P9" draw:layer="layout" svg:width="0.077cm" svg:height="1.338cm" svg:x="4.598cm" svg:y="18.708cm" svg:viewBox="0 0 78 1339" draw:points="0,1339 78,1339 78,0 0,0">
          <text:p/>
        </draw:polygon>
        <draw:polygon draw:style-name="gr8" draw:text-style-name="P9" draw:layer="layout" svg:width="0.076cm" svg:height="1.338cm" svg:x="7.351cm" svg:y="18.708cm" svg:viewBox="0 0 77 1339" draw:points="0,1339 77,1339 77,0 0,0">
          <text:p/>
        </draw:polygon>
        <draw:polygon draw:style-name="gr8" draw:text-style-name="P9" draw:layer="layout" svg:width="0.078cm" svg:height="1.338cm" svg:x="10.518cm" svg:y="18.708cm" svg:viewBox="0 0 79 1339" draw:points="0,1339 79,1339 79,0 0,0">
          <text:p/>
        </draw:polygon>
        <draw:polygon draw:style-name="gr9" draw:text-style-name="P10" draw:layer="layout" svg:width="2.857cm" svg:height="0.248cm" svg:x="12.322cm" svg:y="19.791cm" svg:viewBox="0 0 2858 249" draw:points="0,249 2858,249 2858,0 0,0">
          <text:p/>
        </draw:polygon>
        <draw:polygon draw:style-name="gr8" draw:text-style-name="P9" draw:layer="layout" svg:width="0.103cm" svg:height="1.338cm" svg:x="12.255cm" svg:y="18.708cm" svg:viewBox="0 0 104 1339" draw:points="0,1339 104,1339 104,0 0,0">
          <text:p/>
        </draw:polygon>
        <draw:polygon draw:style-name="gr8" draw:text-style-name="P9" draw:layer="layout" svg:width="0.101cm" svg:height="1.338cm" svg:x="15.144cm" svg:y="18.708cm" svg:viewBox="0 0 102 1339" draw:points="0,1339 102,1339 102,0 0,0">
          <text:p/>
        </draw:polygon>
        <draw:polygon draw:style-name="gr9" draw:text-style-name="P10" draw:layer="layout" svg:width="3.686cm" svg:height="0.248cm" svg:x="17.04cm" svg:y="19.791cm" svg:viewBox="0 0 3687 249" draw:points="0,249 3687,249 3687,0 0,0">
          <text:p/>
        </draw:polygon>
        <draw:polygon draw:style-name="gr8" draw:text-style-name="P9" draw:layer="layout" svg:width="0.103cm" svg:height="1.338cm" svg:x="16.972cm" svg:y="18.708cm" svg:viewBox="0 0 104 1339" draw:points="0,1339 104,1339 104,0 0,0">
          <text:p/>
        </draw:polygon>
        <draw:polygon draw:style-name="gr8" draw:text-style-name="P9" draw:layer="layout" svg:width="0.102cm" svg:height="1.338cm" svg:x="20.691cm" svg:y="18.708cm" svg:viewBox="0 0 103 1339" draw:points="0,1339 103,1339 103,0 0,0">
          <text:p/>
        </draw:polygon>
        <draw:polygon draw:style-name="gr9" draw:text-style-name="P10" draw:layer="layout" svg:width="2.71cm" svg:height="1.398cm" svg:x="4.641cm" svg:y="20.258cm" svg:viewBox="0 0 2711 1399" draw:points="0,1399 2711,1399 2711,0 0,0">
          <text:p/>
        </draw:polygon>
        <draw:polygon draw:style-name="gr9" draw:text-style-name="P10" draw:layer="layout" svg:width="2.676cm" svg:height="0.467cm" svg:x="4.675cm" svg:y="20.325cm" svg:viewBox="0 0 2677 468" draw:points="0,468 2677,468 2677,0 0,0">
          <text:p/>
        </draw:polygon>
        <draw:frame draw:style-name="gr6" draw:text-style-name="P7" draw:layer="layout" svg:width="2.072cm" svg:height="0.399cm" svg:x="12.408cm" svg:y="19.344cm">
          <draw:text-box>
            <text:p text:style-name="P4"><text:span text:style-name="T11">Mr. Mulunga</text:span><text:span text:style-name="T3"> </text:span></text:p>
          </draw:text-box>
        </draw:frame>
        <draw:polygon draw:style-name="gr9" draw:text-style-name="P10" draw:layer="layout" svg:width="3.128cm" svg:height="1.398cm" svg:x="7.392cm" svg:y="20.258cm" svg:viewBox="0 0 3129 1399" draw:points="0,1399 3129,1399 3129,0 0,0">
          <text:p/>
        </draw:polygon>
        <draw:polygon draw:style-name="gr9" draw:text-style-name="P10" draw:layer="layout" svg:width="3.094cm" svg:height="0.467cm" svg:x="7.426cm" svg:y="20.325cm" svg:viewBox="0 0 3095 468" draw:points="0,468 3095,468 3095,0 0,0">
          <text:p/>
        </draw:polygon>
        <draw:frame draw:style-name="gr6" draw:text-style-name="P7" draw:layer="layout" svg:width="0.355cm" svg:height="0.399cm" svg:x="18.396cm" svg:y="18.725cm">
          <draw:text-box>
            <text:p text:style-name="P4"><text:span text:style-name="T3"><text:s/></text:span></text:p>
          </draw:text-box>
        </draw:frame>
        <draw:polygon draw:style-name="gr9" draw:text-style-name="P10" draw:layer="layout" svg:width="3.094cm" svg:height="0.476cm" svg:x="7.426cm" svg:y="20.79cm" svg:viewBox="0 0 3095 477" draw:points="0,477 3095,477 3095,0 0,0">
          <text:p/>
        </draw:polygon>
        <draw:frame draw:style-name="gr6" draw:text-style-name="P7" draw:layer="layout" svg:width="2.195cm" svg:height="0.399cm" svg:x="4.785cm" svg:y="20.334cm">
          <draw:text-box>
            <text:p text:style-name="P4"><text:span text:style-name="T3">9 BLUEBELL </text:span></text:p>
          </draw:text-box>
        </draw:frame>
        <draw:polygon draw:style-name="gr9" draw:text-style-name="P10" draw:layer="layout" svg:width="2.822cm" svg:height="1.398cm" svg:x="12.305cm" svg:y="20.258cm" svg:viewBox="0 0 2823 1399" draw:points="0,1399 2823,1399 2823,0 0,0">
          <text:p/>
        </draw:polygon>
        <draw:polygon draw:style-name="gr9" draw:text-style-name="P10" draw:layer="layout" svg:width="2.788cm" svg:height="0.62cm" svg:x="12.339cm" svg:y="20.325cm" svg:viewBox="0 0 2789 621" draw:points="0,621 2789,621 2789,0 0,0">
          <text:p/>
        </draw:polygon>
        <draw:frame draw:style-name="gr6" draw:text-style-name="P7" draw:layer="layout" svg:width="1.382cm" svg:height="0.399cm" svg:x="7.495cm" svg:y="20.334cm">
          <draw:text-box>
            <text:p text:style-name="P4"><text:span text:style-name="T3">INT-SCI </text:span></text:p>
          </draw:text-box>
        </draw:frame>
        <draw:polygon draw:style-name="gr9" draw:text-style-name="P10" draw:layer="layout" svg:width="2.788cm" svg:height="0.467cm" svg:x="12.339cm" svg:y="20.943cm" svg:viewBox="0 0 2789 468" draw:points="0,468 2789,468 2789,0 0,0">
          <text:p/>
        </draw:polygon>
        <draw:frame draw:style-name="gr6" draw:text-style-name="P7" draw:layer="layout" svg:width="2.33cm" svg:height="0.399cm" svg:x="7.495cm" svg:y="20.8cm">
          <draw:text-box>
            <text:p text:style-name="P4"><text:span text:style-name="T3"><text:s/></text:span><text:span text:style-name="T11">Ms. Elizabeth </text:span></text:p>
          </draw:text-box>
        </draw:frame>
        <draw:polygon draw:style-name="gr9" draw:text-style-name="P10" draw:layer="layout" svg:width="3.643cm" svg:height="1.398cm" svg:x="17.023cm" svg:y="20.258cm" svg:viewBox="0 0 3644 1399" draw:points="0,1399 3644,1399 3644,0 0,0">
          <text:p/>
        </draw:polygon>
        <draw:polygon draw:style-name="gr9" draw:text-style-name="P10" draw:layer="layout" svg:width="3.609cm" svg:height="0.62cm" svg:x="17.057cm" svg:y="20.325cm" svg:viewBox="0 0 3610 621" draw:points="0,621 3610,621 3610,0 0,0">
          <text:p/>
        </draw:polygon>
        <draw:frame draw:style-name="gr6" draw:text-style-name="P7" draw:layer="layout" svg:width="1.915cm" svg:height="0.399cm" svg:x="12.408cm" svg:y="20.334cm">
          <draw:text-box>
            <text:p text:style-name="P4"><text:span text:style-name="T3">AGRI &amp; NU </text:span></text:p>
          </draw:text-box>
        </draw:frame>
        <draw:polygon draw:style-name="gr8" draw:text-style-name="P9" draw:layer="layout" svg:width="0.076cm" svg:height="0.28cm" svg:x="0.804cm" svg:y="20.045cm" svg:viewBox="0 0 77 281" draw:points="0,281 77,281 77,0 0,0">
          <text:p/>
        </draw:polygon>
        <draw:polygon draw:style-name="gr8" draw:text-style-name="P9" draw:layer="layout" svg:width="0.077cm" svg:height="0.28cm" svg:x="4.598cm" svg:y="20.045cm" svg:viewBox="0 0 78 281" draw:points="0,281 78,281 78,0 0,0">
          <text:p/>
        </draw:polygon>
        <draw:polygon draw:style-name="gr8" draw:text-style-name="P9" draw:layer="layout" svg:width="2.676cm" svg:height="0.078cm" svg:x="4.675cm" svg:y="20.045cm" svg:viewBox="0 0 2677 79" draw:points="0,79 2677,79 2677,0 0,0">
          <text:p/>
        </draw:polygon>
        <draw:polygon draw:style-name="gr9" draw:text-style-name="P10" draw:layer="layout" svg:width="2.676cm" svg:height="0.204cm" svg:x="4.675cm" svg:y="20.121cm" svg:viewBox="0 0 2677 205" draw:points="0,205 2677,205 2677,0 0,0">
          <text:p/>
        </draw:polygon>
        <draw:polygon draw:style-name="gr8" draw:text-style-name="P9" draw:layer="layout" svg:width="0.076cm" svg:height="0.28cm" svg:x="7.351cm" svg:y="20.045cm" svg:viewBox="0 0 77 281" draw:points="0,281 77,281 77,0 0,0">
          <text:p/>
        </draw:polygon>
        <draw:polygon draw:style-name="gr8" draw:text-style-name="P9" draw:layer="layout" svg:width="3.094cm" svg:height="0.078cm" svg:x="7.426cm" svg:y="20.045cm" svg:viewBox="0 0 3095 79" draw:points="0,79 3095,79 3095,0 0,0">
          <text:p/>
        </draw:polygon>
        <draw:polygon draw:style-name="gr9" draw:text-style-name="P10" draw:layer="layout" svg:width="3.094cm" svg:height="0.204cm" svg:x="7.426cm" svg:y="20.121cm" svg:viewBox="0 0 3095 205" draw:points="0,205 3095,205 3095,0 0,0">
          <text:p/>
        </draw:polygon>
        <draw:polygon draw:style-name="gr8" draw:text-style-name="P9" draw:layer="layout" svg:width="0.078cm" svg:height="0.28cm" svg:x="10.518cm" svg:y="20.045cm" svg:viewBox="0 0 79 281" draw:points="0,281 79,281 79,0 0,0">
          <text:p/>
        </draw:polygon>
        <draw:polygon draw:style-name="gr8" draw:text-style-name="P9" draw:layer="layout" svg:width="0.103cm" svg:height="0.28cm" svg:x="12.255cm" svg:y="20.045cm" svg:viewBox="0 0 104 281" draw:points="0,281 104,281 104,0 0,0">
          <text:p/>
        </draw:polygon>
        <draw:polygon draw:style-name="gr8" draw:text-style-name="P9" draw:layer="layout" svg:width="2.788cm" svg:height="0.104cm" svg:x="12.356cm" svg:y="20.045cm" svg:viewBox="0 0 2789 105" draw:points="0,105 2789,105 2789,0 0,0">
          <text:p/>
        </draw:polygon>
        <draw:polygon draw:style-name="gr9" draw:text-style-name="P10" draw:layer="layout" svg:width="2.788cm" svg:height="0.178cm" svg:x="12.356cm" svg:y="20.147cm" svg:viewBox="0 0 2789 179" draw:points="0,179 2789,179 2789,0 0,0">
          <text:p/>
        </draw:polygon>
        <draw:polygon draw:style-name="gr8" draw:text-style-name="P9" draw:layer="layout" svg:width="0.101cm" svg:height="0.28cm" svg:x="15.144cm" svg:y="20.045cm" svg:viewBox="0 0 102 281" draw:points="0,281 102,281 102,0 0,0">
          <text:p/>
        </draw:polygon>
        <draw:polygon draw:style-name="gr8" draw:text-style-name="P9" draw:layer="layout" svg:width="0.103cm" svg:height="0.28cm" svg:x="16.972cm" svg:y="20.045cm" svg:viewBox="0 0 104 281" draw:points="0,281 104,281 104,0 0,0">
          <text:p/>
        </draw:polygon>
        <draw:polygon draw:style-name="gr8" draw:text-style-name="P9" draw:layer="layout" svg:width="3.617cm" svg:height="0.104cm" svg:x="17.075cm" svg:y="20.045cm" svg:viewBox="0 0 3618 105" draw:points="0,105 3618,105 3618,0 0,0">
          <text:p/>
        </draw:polygon>
        <draw:polygon draw:style-name="gr9" draw:text-style-name="P10" draw:layer="layout" svg:width="3.617cm" svg:height="0.178cm" svg:x="17.075cm" svg:y="20.147cm" svg:viewBox="0 0 3618 179" draw:points="0,179 3618,179 3618,0 0,0">
          <text:p/>
        </draw:polygon>
        <draw:polygon draw:style-name="gr8" draw:text-style-name="P9" draw:layer="layout" svg:width="0.102cm" svg:height="0.28cm" svg:x="20.691cm" svg:y="20.045cm" svg:viewBox="0 0 103 281" draw:points="0,281 103,281 103,0 0,0">
          <text:p/>
        </draw:polygon>
        <draw:polygon draw:style-name="gr9" draw:text-style-name="P10" draw:layer="layout" svg:width="3.788cm" svg:height="0.248cm" svg:x="0.845cm" svg:y="21.408cm" svg:viewBox="0 0 3789 249" draw:points="0,249 3789,249 3789,0 0,0">
          <text:p/>
        </draw:polygon>
        <draw:polygon draw:style-name="gr8" draw:text-style-name="P9" draw:layer="layout" svg:width="0.076cm" svg:height="1.339cm" svg:x="0.804cm" svg:y="20.325cm" svg:viewBox="0 0 77 1340" draw:points="0,1340 77,1340 77,0 0,0">
          <text:p/>
        </draw:polygon>
        <draw:polygon draw:style-name="gr9" draw:text-style-name="P10" draw:layer="layout" svg:width="2.745cm" svg:height="0.248cm" svg:x="4.641cm" svg:y="21.408cm" svg:viewBox="0 0 2746 249" draw:points="0,249 2746,249 2746,0 0,0">
          <text:p/>
        </draw:polygon>
        <draw:polygon draw:style-name="gr8" draw:text-style-name="P9" draw:layer="layout" svg:width="0.077cm" svg:height="1.339cm" svg:x="4.598cm" svg:y="20.325cm" svg:viewBox="0 0 78 1340" draw:points="0,1340 78,1340 78,0 0,0">
          <text:p/>
        </draw:polygon>
        <draw:polygon draw:style-name="gr9" draw:text-style-name="P10" draw:layer="layout" svg:width="3.162cm" svg:height="0.248cm" svg:x="7.392cm" svg:y="21.408cm" svg:viewBox="0 0 3163 249" draw:points="0,249 3163,249 3163,0 0,0">
          <text:p/>
        </draw:polygon>
        <draw:polygon draw:style-name="gr8" draw:text-style-name="P9" draw:layer="layout" svg:width="0.076cm" svg:height="1.339cm" svg:x="7.351cm" svg:y="20.325cm" svg:viewBox="0 0 77 1340" draw:points="0,1340 77,1340 77,0 0,0">
          <text:p/>
        </draw:polygon>
        <draw:polygon draw:style-name="gr8" draw:text-style-name="P9" draw:layer="layout" svg:width="0.078cm" svg:height="1.339cm" svg:x="10.518cm" svg:y="20.325cm" svg:viewBox="0 0 79 1340" draw:points="0,1340 79,1340 79,0 0,0">
          <text:p/>
        </draw:polygon>
        <draw:polygon draw:style-name="gr9" draw:text-style-name="P10" draw:layer="layout" svg:width="2.857cm" svg:height="0.248cm" svg:x="12.322cm" svg:y="21.408cm" svg:viewBox="0 0 2858 249" draw:points="0,249 2858,249 2858,0 0,0">
          <text:p/>
        </draw:polygon>
        <draw:polygon draw:style-name="gr8" draw:text-style-name="P9" draw:layer="layout" svg:width="0.103cm" svg:height="1.339cm" svg:x="12.255cm" svg:y="20.325cm" svg:viewBox="0 0 104 1340" draw:points="0,1340 104,1340 104,0 0,0">
          <text:p/>
        </draw:polygon>
        <draw:polygon draw:style-name="gr8" draw:text-style-name="P9" draw:layer="layout" svg:width="0.101cm" svg:height="1.339cm" svg:x="15.144cm" svg:y="20.325cm" svg:viewBox="0 0 102 1340" draw:points="0,1340 102,1340 102,0 0,0">
          <text:p/>
        </draw:polygon>
        <draw:polygon draw:style-name="gr9" draw:text-style-name="P10" draw:layer="layout" svg:width="3.686cm" svg:height="0.248cm" svg:x="17.04cm" svg:y="21.408cm" svg:viewBox="0 0 3687 249" draw:points="0,249 3687,249 3687,0 0,0">
          <text:p/>
        </draw:polygon>
        <draw:polygon draw:style-name="gr8" draw:text-style-name="P9" draw:layer="layout" svg:width="0.103cm" svg:height="1.339cm" svg:x="16.972cm" svg:y="20.325cm" svg:viewBox="0 0 104 1340" draw:points="0,1340 104,1340 104,0 0,0">
          <text:p/>
        </draw:polygon>
        <draw:polygon draw:style-name="gr8" draw:text-style-name="P9" draw:layer="layout" svg:width="0.102cm" svg:height="1.339cm" svg:x="20.691cm" svg:y="20.325cm" svg:viewBox="0 0 103 1340" draw:points="0,1340 103,1340 103,0 0,0">
          <text:p/>
        </draw:polygon>
        <draw:polygon draw:style-name="gr9" draw:text-style-name="P10" draw:layer="layout" svg:width="3.72cm" svg:height="4.668cm" svg:x="0.88cm" svg:y="21.765cm" svg:viewBox="0 0 3721 4669" draw:points="0,4669 3721,4669 3721,0 0,0">
          <text:p/>
        </draw:polygon>
        <draw:polygon draw:style-name="gr9" draw:text-style-name="P10" draw:layer="layout" svg:width="3.44cm" svg:height="0.467cm" svg:x="1.024cm" svg:y="21.942cm" svg:viewBox="0 0 3441 468" draw:points="0,468 3441,468 3441,0 0,0">
          <text:p/>
        </draw:polygon>
        <draw:frame draw:style-name="gr6" draw:text-style-name="P7" draw:layer="layout" svg:width="2.131cm" svg:height="0.399cm" svg:x="12.45cm" svg:y="20.952cm">
          <draw:text-box>
            <text:p text:style-name="P4"><text:span text:style-name="T3"><text:s/></text:span><text:span text:style-name="T11">Ms. Muthoni</text:span><text:span text:style-name="T3"> </text:span></text:p>
          </draw:text-box>
        </draw:frame>
        <draw:frame draw:style-name="gr6" draw:text-style-name="P7" draw:layer="layout" svg:width="0.355cm" svg:height="0.399cm" svg:x="18.396cm" svg:y="20.334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396cm" svg:height="0.399cm" svg:x="2.194cm" svg:y="21.952cm">
          <draw:text-box>
            <text:p text:style-name="P4"><text:span text:style-name="T3">29</text:span></text:p>
          </draw:text-box>
        </draw:frame>
        <draw:frame draw:style-name="gr10" draw:text-style-name="P11" draw:layer="layout" svg:width="0.43cm" svg:height="0.255cm" svg:x="2.583cm" svg:y="21.94cm">
          <draw:text-box>
            <text:p text:style-name="P4"><text:span text:style-name="T9">TH <text:s/></text:span></text:p>
          </draw:text-box>
        </draw:frame>
        <draw:polygon draw:style-name="gr9" draw:text-style-name="P10" draw:layer="layout" svg:width="3.44cm" svg:height="0.872cm" svg:x="1.024cm" svg:y="22.409cm" svg:viewBox="0 0 3441 873" draw:points="0,873 3441,873 3441,0 0,0">
          <text:p/>
        </draw:polygon>
        <draw:frame draw:style-name="gr6" draw:text-style-name="P7" draw:layer="layout" svg:width="0.713cm" svg:height="0.399cm" svg:x="3.023cm" svg:y="21.952cm">
          <draw:text-box>
            <text:p text:style-name="P4"><text:span text:style-name="T3">TUE</text:span></text:p>
          </draw:text-box>
        </draw:frame>
        <draw:polygon draw:style-name="gr9" draw:text-style-name="P10" draw:layer="layout" svg:width="2.71cm" svg:height="1.398cm" svg:x="4.641cm" svg:y="21.875cm" svg:viewBox="0 0 2711 1399" draw:points="0,1399 2711,1399 2711,0 0,0">
          <text:p/>
        </draw:polygon>
        <draw:polygon draw:style-name="gr9" draw:text-style-name="P10" draw:layer="layout" svg:width="2.676cm" svg:height="0.467cm" svg:x="4.675cm" svg:y="21.942cm" svg:viewBox="0 0 2677 468" draw:points="0,468 2677,468 2677,0 0,0">
          <text:p/>
        </draw:polygon>
        <draw:frame draw:style-name="gr11" draw:text-style-name="P12" draw:layer="layout" svg:width="0.391cm" svg:height="0.442cm" svg:x="3.727cm" svg:y="21.918cm">
          <draw:text-box>
            <text:p text:style-name="P4"><text:span text:style-name="T10"><text:s/></text:span></text:p>
          </draw:text-box>
        </draw:frame>
        <draw:polygon draw:style-name="gr9" draw:text-style-name="P10" draw:layer="layout" svg:width="3.128cm" svg:height="1.398cm" svg:x="7.392cm" svg:y="21.875cm" svg:viewBox="0 0 3129 1399" draw:points="0,1399 3129,1399 3129,0 0,0">
          <text:p/>
        </draw:polygon>
        <draw:polygon draw:style-name="gr9" draw:text-style-name="P10" draw:layer="layout" svg:width="3.094cm" svg:height="0.467cm" svg:x="7.426cm" svg:y="21.942cm" svg:viewBox="0 0 3095 468" draw:points="0,468 3095,468 3095,0 0,0">
          <text:p/>
        </draw:polygon>
        <draw:frame draw:style-name="gr11" draw:text-style-name="P12" draw:layer="layout" svg:width="0.391cm" svg:height="0.442cm" svg:x="2.194cm" svg:y="22.84cm">
          <draw:text-box>
            <text:p text:style-name="P4"><text:span text:style-name="T10"><text:s text:c="2"/></text:span></text:p>
          </draw:text-box>
        </draw:frame>
        <draw:polygon draw:style-name="gr9" draw:text-style-name="P10" draw:layer="layout" svg:width="3.094cm" svg:height="0.467cm" svg:x="7.426cm" svg:y="22.409cm" svg:viewBox="0 0 3095 468" draw:points="0,468 3095,468 3095,0 0,0">
          <text:p/>
        </draw:polygon>
        <draw:frame draw:style-name="gr6" draw:text-style-name="P7" draw:layer="layout" svg:width="1.661cm" svg:height="0.399cm" svg:x="4.785cm" svg:y="21.952cm">
          <draw:text-box>
            <text:p text:style-name="P4"><text:span text:style-name="T3">7 VIOLET </text:span></text:p>
          </draw:text-box>
        </draw:frame>
        <draw:polygon draw:style-name="gr9" draw:text-style-name="P10" draw:layer="layout" svg:width="2.822cm" svg:height="1.398cm" svg:x="12.305cm" svg:y="21.875cm" svg:viewBox="0 0 2823 1399" draw:points="0,1399 2823,1399 2823,0 0,0">
          <text:p/>
        </draw:polygon>
        <draw:polygon draw:style-name="gr9" draw:text-style-name="P10" draw:layer="layout" svg:width="2.788cm" svg:height="0.62cm" svg:x="12.339cm" svg:y="21.942cm" svg:viewBox="0 0 2789 621" draw:points="0,621 2789,621 2789,0 0,0">
          <text:p/>
        </draw:polygon>
        <draw:frame draw:style-name="gr6" draw:text-style-name="P7" draw:layer="layout" svg:width="0.789cm" svg:height="0.399cm" svg:x="7.495cm" svg:y="21.952cm">
          <draw:text-box>
            <text:p text:style-name="P4"><text:span text:style-name="T3">SST </text:span></text:p>
          </draw:text-box>
        </draw:frame>
        <draw:polygon draw:style-name="gr9" draw:text-style-name="P10" draw:layer="layout" svg:width="2.788cm" svg:height="0.467cm" svg:x="12.339cm" svg:y="22.56cm" svg:viewBox="0 0 2789 468" draw:points="0,468 2789,468 2789,0 0,0">
          <text:p/>
        </draw:polygon>
        <draw:frame draw:style-name="gr6" draw:text-style-name="P7" draw:layer="layout" svg:width="2.173cm" svg:height="0.399cm" svg:x="7.495cm" svg:y="22.418cm">
          <draw:text-box>
            <text:p text:style-name="P4"><text:span text:style-name="T3"><text:s/></text:span><text:span text:style-name="T11">Mr. Mulunga </text:span></text:p>
          </draw:text-box>
        </draw:frame>
        <draw:polygon draw:style-name="gr9" draw:text-style-name="P10" draw:layer="layout" svg:width="3.625cm" svg:height="1.398cm" svg:x="17.075cm" svg:y="21.875cm" svg:viewBox="0 0 3626 1399" draw:points="0,1399 3626,1399 3626,0 0,0">
          <text:p/>
        </draw:polygon>
        <draw:polygon draw:style-name="gr9" draw:text-style-name="P10" draw:layer="layout" svg:width="3.625cm" svg:height="0.467cm" svg:x="17.075cm" svg:y="21.942cm" svg:viewBox="0 0 3626 468" draw:points="0,468 3626,468 3626,0 0,0">
          <text:p/>
        </draw:polygon>
        <draw:frame draw:style-name="gr6" draw:text-style-name="P7" draw:layer="layout" svg:width="1.915cm" svg:height="0.399cm" svg:x="12.408cm" svg:y="21.952cm">
          <draw:text-box>
            <text:p text:style-name="P4"><text:span text:style-name="T3">PRE-TECH </text:span></text:p>
          </draw:text-box>
        </draw:frame>
        <draw:polygon draw:style-name="gr8" draw:text-style-name="P9" draw:layer="layout" svg:width="0.076cm" svg:height="0.282cm" svg:x="0.804cm" svg:y="21.662cm" svg:viewBox="0 0 77 283" draw:points="0,283 77,283 77,0 0,0">
          <text:p/>
        </draw:polygon>
        <draw:polygon draw:style-name="gr8" draw:text-style-name="P9" draw:layer="layout" svg:width="3.72cm" svg:height="0.078cm" svg:x="0.88cm" svg:y="21.662cm" svg:viewBox="0 0 3721 79" draw:points="0,79 3721,79 3721,0 0,0">
          <text:p/>
        </draw:polygon>
        <draw:polygon draw:style-name="gr9" draw:text-style-name="P10" draw:layer="layout" svg:width="3.72cm" svg:height="0.205cm" svg:x="0.88cm" svg:y="21.739cm" svg:viewBox="0 0 3721 206" draw:points="0,206 3721,206 3721,0 0,0">
          <text:p/>
        </draw:polygon>
        <draw:polygon draw:style-name="gr8" draw:text-style-name="P9" draw:layer="layout" svg:width="0.077cm" svg:height="0.282cm" svg:x="4.598cm" svg:y="21.662cm" svg:viewBox="0 0 78 283" draw:points="0,283 78,283 78,0 0,0">
          <text:p/>
        </draw:polygon>
        <draw:polygon draw:style-name="gr8" draw:text-style-name="P9" draw:layer="layout" svg:width="2.676cm" svg:height="0.078cm" svg:x="4.675cm" svg:y="21.662cm" svg:viewBox="0 0 2677 79" draw:points="0,79 2677,79 2677,0 0,0">
          <text:p/>
        </draw:polygon>
        <draw:polygon draw:style-name="gr9" draw:text-style-name="P10" draw:layer="layout" svg:width="2.676cm" svg:height="0.205cm" svg:x="4.675cm" svg:y="21.739cm" svg:viewBox="0 0 2677 206" draw:points="0,206 2677,206 2677,0 0,0">
          <text:p/>
        </draw:polygon>
        <draw:polygon draw:style-name="gr8" draw:text-style-name="P9" draw:layer="layout" svg:width="0.076cm" svg:height="0.282cm" svg:x="7.351cm" svg:y="21.662cm" svg:viewBox="0 0 77 283" draw:points="0,283 77,283 77,0 0,0">
          <text:p/>
        </draw:polygon>
        <draw:polygon draw:style-name="gr8" draw:text-style-name="P9" draw:layer="layout" svg:width="3.094cm" svg:height="0.078cm" svg:x="7.426cm" svg:y="21.662cm" svg:viewBox="0 0 3095 79" draw:points="0,79 3095,79 3095,0 0,0">
          <text:p/>
        </draw:polygon>
        <draw:polygon draw:style-name="gr9" draw:text-style-name="P10" draw:layer="layout" svg:width="3.094cm" svg:height="0.205cm" svg:x="7.426cm" svg:y="21.739cm" svg:viewBox="0 0 3095 206" draw:points="0,206 3095,206 3095,0 0,0">
          <text:p/>
        </draw:polygon>
        <draw:polygon draw:style-name="gr8" draw:text-style-name="P9" draw:layer="layout" svg:width="0.078cm" svg:height="0.282cm" svg:x="10.518cm" svg:y="21.662cm" svg:viewBox="0 0 79 283" draw:points="0,283 79,283 79,0 0,0">
          <text:p/>
        </draw:polygon>
        <draw:polygon draw:style-name="gr8" draw:text-style-name="P9" draw:layer="layout" svg:width="0.103cm" svg:height="0.282cm" svg:x="12.255cm" svg:y="21.662cm" svg:viewBox="0 0 104 283" draw:points="0,283 104,283 104,0 0,0">
          <text:p/>
        </draw:polygon>
        <draw:polygon draw:style-name="gr8" draw:text-style-name="P9" draw:layer="layout" svg:width="2.788cm" svg:height="0.104cm" svg:x="12.356cm" svg:y="21.662cm" svg:viewBox="0 0 2789 105" draw:points="0,105 2789,105 2789,0 0,0">
          <text:p/>
        </draw:polygon>
        <draw:polygon draw:style-name="gr9" draw:text-style-name="P10" draw:layer="layout" svg:width="2.788cm" svg:height="0.179cm" svg:x="12.356cm" svg:y="21.765cm" svg:viewBox="0 0 2789 180" draw:points="0,180 2789,180 2789,0 0,0">
          <text:p/>
        </draw:polygon>
        <draw:polygon draw:style-name="gr8" draw:text-style-name="P9" draw:layer="layout" svg:width="0.101cm" svg:height="0.282cm" svg:x="15.144cm" svg:y="21.662cm" svg:viewBox="0 0 102 283" draw:points="0,283 102,283 102,0 0,0">
          <text:p/>
        </draw:polygon>
        <draw:polygon draw:style-name="gr8" draw:text-style-name="P9" draw:layer="layout" svg:width="0.103cm" svg:height="0.282cm" svg:x="16.972cm" svg:y="21.662cm" svg:viewBox="0 0 104 283" draw:points="0,283 104,283 104,0 0,0">
          <text:p/>
        </draw:polygon>
        <draw:polygon draw:style-name="gr8" draw:text-style-name="P9" draw:layer="layout" svg:width="3.617cm" svg:height="0.104cm" svg:x="17.075cm" svg:y="21.662cm" svg:viewBox="0 0 3618 105" draw:points="0,105 3618,105 3618,0 0,0">
          <text:p/>
        </draw:polygon>
        <draw:polygon draw:style-name="gr9" draw:text-style-name="P10" draw:layer="layout" svg:width="3.617cm" svg:height="0.179cm" svg:x="17.075cm" svg:y="21.765cm" svg:viewBox="0 0 3618 180" draw:points="0,180 3618,180 3618,0 0,0">
          <text:p/>
        </draw:polygon>
        <draw:polygon draw:style-name="gr9" draw:text-style-name="P10" draw:layer="layout" svg:width="0.01cm" svg:height="0.179cm" svg:x="20.691cm" svg:y="21.765cm" svg:viewBox="0 0 11 180" draw:points="0,180 11,180 11,0 0,0">
          <text:p/>
        </draw:polygon>
        <draw:polygon draw:style-name="gr8" draw:text-style-name="P9" draw:layer="layout" svg:width="0.076cm" svg:height="0.179cm" svg:x="20.7cm" svg:y="21.765cm" svg:viewBox="0 0 77 180" draw:points="0,180 77,180 77,0 0,0">
          <text:p/>
        </draw:polygon>
        <draw:polygon draw:style-name="gr8" draw:text-style-name="P9" draw:layer="layout" svg:width="0.102cm" svg:height="0.104cm" svg:x="20.691cm" svg:y="21.662cm" svg:viewBox="0 0 103 105" draw:points="0,105 103,105 103,0 0,0">
          <text:p/>
        </draw:polygon>
        <draw:polygon draw:style-name="gr8" draw:text-style-name="P9" draw:layer="layout" svg:width="0.102cm" svg:height="0.104cm" svg:x="20.691cm" svg:y="21.662cm" svg:viewBox="0 0 103 105" draw:points="0,105 103,105 103,0 0,0">
          <text:p/>
        </draw:polygon>
        <draw:polygon draw:style-name="gr8" draw:text-style-name="P9" draw:layer="layout" svg:width="0.076cm" svg:height="1.331cm" svg:x="0.804cm" svg:y="21.942cm" svg:viewBox="0 0 77 1332" draw:points="0,1332 77,1332 77,0 0,0">
          <text:p/>
        </draw:polygon>
        <draw:polygon draw:style-name="gr9" draw:text-style-name="P10" draw:layer="layout" svg:width="2.745cm" svg:height="0.246cm" svg:x="4.641cm" svg:y="23.018cm" svg:viewBox="0 0 2746 247" draw:points="0,247 2746,247 2746,0 0,0">
          <text:p/>
        </draw:polygon>
        <draw:polygon draw:style-name="gr8" draw:text-style-name="P9" draw:layer="layout" svg:width="0.077cm" svg:height="1.331cm" svg:x="4.598cm" svg:y="21.942cm" svg:viewBox="0 0 78 1332" draw:points="0,1332 78,1332 78,0 0,0">
          <text:p/>
        </draw:polygon>
        <draw:polygon draw:style-name="gr9" draw:text-style-name="P10" draw:layer="layout" svg:width="3.162cm" svg:height="0.246cm" svg:x="7.392cm" svg:y="23.018cm" svg:viewBox="0 0 3163 247" draw:points="0,247 3163,247 3163,0 0,0">
          <text:p/>
        </draw:polygon>
        <draw:polygon draw:style-name="gr8" draw:text-style-name="P9" draw:layer="layout" svg:width="0.076cm" svg:height="1.331cm" svg:x="7.351cm" svg:y="21.942cm" svg:viewBox="0 0 77 1332" draw:points="0,1332 77,1332 77,0 0,0">
          <text:p/>
        </draw:polygon>
        <draw:polygon draw:style-name="gr8" draw:text-style-name="P9" draw:layer="layout" svg:width="0.078cm" svg:height="1.331cm" svg:x="10.518cm" svg:y="21.942cm" svg:viewBox="0 0 79 1332" draw:points="0,1332 79,1332 79,0 0,0">
          <text:p/>
        </draw:polygon>
        <draw:polygon draw:style-name="gr9" draw:text-style-name="P10" draw:layer="layout" svg:width="2.857cm" svg:height="0.246cm" svg:x="12.322cm" svg:y="23.018cm" svg:viewBox="0 0 2858 247" draw:points="0,247 2858,247 2858,0 0,0">
          <text:p/>
        </draw:polygon>
        <draw:polygon draw:style-name="gr8" draw:text-style-name="P9" draw:layer="layout" svg:width="0.103cm" svg:height="1.331cm" svg:x="12.255cm" svg:y="21.942cm" svg:viewBox="0 0 104 1332" draw:points="0,1332 104,1332 104,0 0,0">
          <text:p/>
        </draw:polygon>
        <draw:polygon draw:style-name="gr8" draw:text-style-name="P9" draw:layer="layout" svg:width="0.101cm" svg:height="1.331cm" svg:x="15.144cm" svg:y="21.942cm" svg:viewBox="0 0 102 1332" draw:points="0,1332 102,1332 102,0 0,0">
          <text:p/>
        </draw:polygon>
        <draw:polygon draw:style-name="gr9" draw:text-style-name="P10" draw:layer="layout" svg:width="3.695cm" svg:height="0.246cm" svg:x="17.04cm" svg:y="23.018cm" svg:viewBox="0 0 3696 247" draw:points="0,247 3696,247 3696,0 0,0">
          <text:p/>
        </draw:polygon>
        <draw:polygon draw:style-name="gr8" draw:text-style-name="P9" draw:layer="layout" svg:width="0.103cm" svg:height="1.331cm" svg:x="16.972cm" svg:y="21.942cm" svg:viewBox="0 0 104 1332" draw:points="0,1332 104,1332 104,0 0,0">
          <text:p/>
        </draw:polygon>
        <draw:polygon draw:style-name="gr8" draw:text-style-name="P9" draw:layer="layout" svg:width="0.076cm" svg:height="1.331cm" svg:x="20.7cm" svg:y="21.942cm" svg:viewBox="0 0 77 1332" draw:points="0,1332 77,1332 77,0 0,0">
          <text:p/>
        </draw:polygon>
        <draw:frame draw:style-name="gr6" draw:text-style-name="P7" draw:layer="layout" svg:width="1.657cm" svg:height="0.399cm" svg:x="12.408cm" svg:y="22.57cm">
          <draw:text-box>
            <text:p text:style-name="P4"><text:span text:style-name="T3"><text:s/></text:span><text:span text:style-name="T11">Ms. Mary </text:span></text:p>
          </draw:text-box>
        </draw:frame>
        <draw:frame draw:style-name="gr6" draw:text-style-name="P7" draw:layer="layout" svg:width="0.355cm" svg:height="0.399cm" svg:x="18.413cm" svg:y="21.952cm">
          <draw:text-box>
            <text:p text:style-name="P4"><text:span text:style-name="T11"><text:s/></text:span></text:p>
          </draw:text-box>
        </draw:frame>
        <draw:frame draw:style-name="gr6" draw:text-style-name="P7" draw:layer="layout" svg:width="0.355cm" svg:height="0.399cm" svg:x="4.785cm" svg:y="23.561cm">
          <draw:text-box>
            <text:p text:style-name="P4"><text:span text:style-name="T3">8 </text:span></text:p>
          </draw:text-box>
        </draw:frame>
        <draw:frame draw:style-name="gr6" draw:text-style-name="P7" draw:layer="layout" svg:width="2.373cm" svg:height="0.399cm" svg:x="4.785cm" svg:y="24.027cm">
          <draw:text-box>
            <text:p text:style-name="P4"><text:span text:style-name="T3">SUNFLOWER </text:span></text:p>
          </draw:text-box>
        </draw:frame>
        <draw:frame draw:style-name="gr6" draw:text-style-name="P7" draw:layer="layout" svg:width="0.891cm" svg:height="0.399cm" svg:x="7.495cm" svg:y="23.561cm">
          <draw:text-box>
            <text:p text:style-name="P4"><text:span text:style-name="T3">SST <text:s/></text:span></text:p>
          </draw:text-box>
        </draw:frame>
        <draw:frame draw:style-name="gr6" draw:text-style-name="P7" draw:layer="layout" svg:width="2.093cm" svg:height="0.399cm" svg:x="7.495cm" svg:y="24.027cm">
          <draw:text-box>
            <text:p text:style-name="P4"><text:span text:style-name="T3"><text:s/></text:span><text:span text:style-name="T11">Mr. Wanjala </text:span></text:p>
          </draw:text-box>
        </draw:frame>
        <draw:frame draw:style-name="gr6" draw:text-style-name="P7" draw:layer="layout" svg:width="1.915cm" svg:height="0.399cm" svg:x="12.408cm" svg:y="23.561cm">
          <draw:text-box>
            <text:p text:style-name="P4"><text:span text:style-name="T3">PRE-TECH </text:span></text:p>
          </draw:text-box>
        </draw:frame>
        <draw:polygon draw:style-name="gr8" draw:text-style-name="P9" draw:layer="layout" svg:width="0.076cm" svg:height="0.28cm" svg:x="0.804cm" svg:y="23.272cm" svg:viewBox="0 0 77 281" draw:points="0,281 77,281 77,0 0,0">
          <text:p/>
        </draw:polygon>
        <draw:polygon draw:style-name="gr8" draw:text-style-name="P9" draw:layer="layout" svg:width="0.077cm" svg:height="0.28cm" svg:x="4.598cm" svg:y="23.272cm" svg:viewBox="0 0 78 281" draw:points="0,281 78,281 78,0 0,0">
          <text:p/>
        </draw:polygon>
        <draw:polygon draw:style-name="gr8" draw:text-style-name="P9" draw:layer="layout" svg:width="2.676cm" svg:height="0.078cm" svg:x="4.675cm" svg:y="23.272cm" svg:viewBox="0 0 2677 79" draw:points="0,79 2677,79 2677,0 0,0">
          <text:p/>
        </draw:polygon>
        <draw:polygon draw:style-name="gr8" draw:text-style-name="P9" draw:layer="layout" svg:width="0.076cm" svg:height="0.28cm" svg:x="7.351cm" svg:y="23.272cm" svg:viewBox="0 0 77 281" draw:points="0,281 77,281 77,0 0,0">
          <text:p/>
        </draw:polygon>
        <draw:polygon draw:style-name="gr8" draw:text-style-name="P9" draw:layer="layout" svg:width="3.094cm" svg:height="0.078cm" svg:x="7.426cm" svg:y="23.272cm" svg:viewBox="0 0 3095 79" draw:points="0,79 3095,79 3095,0 0,0">
          <text:p/>
        </draw:polygon>
        <draw:polygon draw:style-name="gr8" draw:text-style-name="P9" draw:layer="layout" svg:width="0.078cm" svg:height="0.28cm" svg:x="10.518cm" svg:y="23.272cm" svg:viewBox="0 0 79 281" draw:points="0,281 79,281 79,0 0,0">
          <text:p/>
        </draw:polygon>
        <draw:polygon draw:style-name="gr8" draw:text-style-name="P9" draw:layer="layout" svg:width="0.103cm" svg:height="0.28cm" svg:x="12.255cm" svg:y="23.272cm" svg:viewBox="0 0 104 281" draw:points="0,281 104,281 104,0 0,0">
          <text:p/>
        </draw:polygon>
        <draw:polygon draw:style-name="gr8" draw:text-style-name="P9" draw:layer="layout" svg:width="2.788cm" svg:height="0.102cm" svg:x="12.356cm" svg:y="23.272cm" svg:viewBox="0 0 2789 103" draw:points="0,103 2789,103 2789,0 0,0">
          <text:p/>
        </draw:polygon>
        <draw:polygon draw:style-name="gr8" draw:text-style-name="P9" draw:layer="layout" svg:width="0.101cm" svg:height="0.28cm" svg:x="15.144cm" svg:y="23.272cm" svg:viewBox="0 0 102 281" draw:points="0,281 102,281 102,0 0,0">
          <text:p/>
        </draw:polygon>
        <draw:polygon draw:style-name="gr8" draw:text-style-name="P9" draw:layer="layout" svg:width="0.103cm" svg:height="0.28cm" svg:x="16.972cm" svg:y="23.272cm" svg:viewBox="0 0 104 281" draw:points="0,281 104,281 104,0 0,0">
          <text:p/>
        </draw:polygon>
        <draw:polygon draw:style-name="gr8" draw:text-style-name="P9" draw:layer="layout" svg:width="3.625cm" svg:height="0.078cm" svg:x="17.075cm" svg:y="23.272cm" svg:viewBox="0 0 3626 79" draw:points="0,79 3626,79 3626,0 0,0">
          <text:p/>
        </draw:polygon>
        <draw:polygon draw:style-name="gr8" draw:text-style-name="P9" draw:layer="layout" svg:width="0.076cm" svg:height="0.28cm" svg:x="20.7cm" svg:y="23.272cm" svg:viewBox="0 0 77 281" draw:points="0,281 77,281 77,0 0,0">
          <text:p/>
        </draw:polygon>
        <draw:polygon draw:style-name="gr8" draw:text-style-name="P9" draw:layer="layout" svg:width="0.076cm" svg:height="1.339cm" svg:x="0.804cm" svg:y="23.552cm" svg:viewBox="0 0 77 1340" draw:points="0,1340 77,1340 77,0 0,0">
          <text:p/>
        </draw:polygon>
        <draw:polygon draw:style-name="gr8" draw:text-style-name="P9" draw:layer="layout" svg:width="0.077cm" svg:height="1.339cm" svg:x="4.598cm" svg:y="23.552cm" svg:viewBox="0 0 78 1340" draw:points="0,1340 78,1340 78,0 0,0">
          <text:p/>
        </draw:polygon>
        <draw:polygon draw:style-name="gr8" draw:text-style-name="P9" draw:layer="layout" svg:width="0.076cm" svg:height="1.339cm" svg:x="7.351cm" svg:y="23.552cm" svg:viewBox="0 0 77 1340" draw:points="0,1340 77,1340 77,0 0,0">
          <text:p/>
        </draw:polygon>
        <draw:polygon draw:style-name="gr8" draw:text-style-name="P9" draw:layer="layout" svg:width="0.078cm" svg:height="1.339cm" svg:x="10.518cm" svg:y="23.552cm" svg:viewBox="0 0 79 1340" draw:points="0,1340 79,1340 79,0 0,0">
          <text:p/>
        </draw:polygon>
        <draw:polygon draw:style-name="gr8" draw:text-style-name="P9" draw:layer="layout" svg:width="0.103cm" svg:height="1.339cm" svg:x="12.255cm" svg:y="23.552cm" svg:viewBox="0 0 104 1340" draw:points="0,1340 104,1340 104,0 0,0">
          <text:p/>
        </draw:polygon>
        <draw:polygon draw:style-name="gr8" draw:text-style-name="P9" draw:layer="layout" svg:width="0.101cm" svg:height="1.339cm" svg:x="15.144cm" svg:y="23.552cm" svg:viewBox="0 0 102 1340" draw:points="0,1340 102,1340 102,0 0,0">
          <text:p/>
        </draw:polygon>
        <draw:polygon draw:style-name="gr8" draw:text-style-name="P9" draw:layer="layout" svg:width="0.103cm" svg:height="1.339cm" svg:x="16.972cm" svg:y="23.552cm" svg:viewBox="0 0 104 1340" draw:points="0,1340 104,1340 104,0 0,0">
          <text:p/>
        </draw:polygon>
        <draw:polygon draw:style-name="gr8" draw:text-style-name="P9" draw:layer="layout" svg:width="0.076cm" svg:height="1.339cm" svg:x="20.7cm" svg:y="23.552cm" svg:viewBox="0 0 77 1340" draw:points="0,1340 77,1340 77,0 0,0">
          <text:p/>
        </draw:polygon>
        <draw:polygon draw:style-name="gr9" draw:text-style-name="P10" draw:layer="layout" svg:width="2.71cm" svg:height="1.398cm" svg:x="4.641cm" svg:y="25.102cm" svg:viewBox="0 0 2711 1399" draw:points="0,1399 2711,1399 2711,0 0,0">
          <text:p/>
        </draw:polygon>
        <draw:polygon draw:style-name="gr9" draw:text-style-name="P10" draw:layer="layout" svg:width="2.676cm" svg:height="0.467cm" svg:x="4.675cm" svg:y="25.169cm" svg:viewBox="0 0 2677 468" draw:points="0,468 2677,468 2677,0 0,0">
          <text:p/>
        </draw:polygon>
        <draw:frame draw:style-name="gr6" draw:text-style-name="P7" draw:layer="layout" svg:width="2.131cm" svg:height="0.399cm" svg:x="12.408cm" svg:y="24.179cm">
          <draw:text-box>
            <text:p text:style-name="P4"><text:span text:style-name="T3"><text:s/></text:span><text:span text:style-name="T11">Ms. Muthoni </text:span></text:p>
          </draw:text-box>
        </draw:frame>
        <draw:polygon draw:style-name="gr9" draw:text-style-name="P10" draw:layer="layout" svg:width="3.128cm" svg:height="1.398cm" svg:x="7.392cm" svg:y="25.102cm" svg:viewBox="0 0 3129 1399" draw:points="0,1399 3129,1399 3129,0 0,0">
          <text:p/>
        </draw:polygon>
        <draw:polygon draw:style-name="gr9" draw:text-style-name="P10" draw:layer="layout" svg:width="3.094cm" svg:height="0.467cm" svg:x="7.426cm" svg:y="25.169cm" svg:viewBox="0 0 3095 468" draw:points="0,468 3095,468 3095,0 0,0">
          <text:p/>
        </draw:polygon>
        <draw:frame draw:style-name="gr6" draw:text-style-name="P7" draw:layer="layout" svg:width="0.355cm" svg:height="0.399cm" svg:x="18.413cm" svg:y="23.561cm">
          <draw:text-box>
            <text:p text:style-name="P4"><text:span text:style-name="T11"><text:s/></text:span></text:p>
          </draw:text-box>
        </draw:frame>
        <draw:polygon draw:style-name="gr9" draw:text-style-name="P10" draw:layer="layout" svg:width="3.094cm" svg:height="0.465cm" svg:x="7.426cm" svg:y="25.636cm" svg:viewBox="0 0 3095 466" draw:points="0,466 3095,466 3095,0 0,0">
          <text:p/>
        </draw:polygon>
        <draw:frame draw:style-name="gr6" draw:text-style-name="P7" draw:layer="layout" svg:width="2.195cm" svg:height="0.399cm" svg:x="4.785cm" svg:y="25.179cm">
          <draw:text-box>
            <text:p text:style-name="P4"><text:span text:style-name="T3">9 BLUEBELL </text:span></text:p>
          </draw:text-box>
        </draw:frame>
        <draw:polygon draw:style-name="gr9" draw:text-style-name="P10" draw:layer="layout" svg:width="2.822cm" svg:height="1.398cm" svg:x="12.305cm" svg:y="25.102cm" svg:viewBox="0 0 2823 1399" draw:points="0,1399 2823,1399 2823,0 0,0">
          <text:p/>
        </draw:polygon>
        <draw:polygon draw:style-name="gr9" draw:text-style-name="P10" draw:layer="layout" svg:width="2.788cm" svg:height="0.62cm" svg:x="12.339cm" svg:y="25.169cm" svg:viewBox="0 0 2789 621" draw:points="0,621 2789,621 2789,0 0,0">
          <text:p/>
        </draw:polygon>
        <draw:frame draw:style-name="gr6" draw:text-style-name="P7" draw:layer="layout" svg:width="0.891cm" svg:height="0.399cm" svg:x="7.495cm" svg:y="25.179cm">
          <draw:text-box>
            <text:p text:style-name="P4"><text:span text:style-name="T3">SST <text:s/></text:span></text:p>
          </draw:text-box>
        </draw:frame>
        <draw:polygon draw:style-name="gr9" draw:text-style-name="P10" draw:layer="layout" svg:width="2.788cm" svg:height="0.467cm" svg:x="12.339cm" svg:y="25.787cm" svg:viewBox="0 0 2789 468" draw:points="0,468 2789,468 2789,0 0,0">
          <text:p/>
        </draw:polygon>
        <draw:frame draw:style-name="gr6" draw:text-style-name="P7" draw:layer="layout" svg:width="2.233cm" svg:height="0.399cm" svg:x="7.495cm" svg:y="25.645cm">
          <draw:text-box>
            <text:p text:style-name="P4"><text:span text:style-name="T11">Ms. Elizabeth </text:span></text:p>
          </draw:text-box>
        </draw:frame>
        <draw:polygon draw:style-name="gr9" draw:text-style-name="P10" draw:layer="layout" svg:width="3.625cm" svg:height="1.398cm" svg:x="17.075cm" svg:y="25.102cm" svg:viewBox="0 0 3626 1399" draw:points="0,1399 3626,1399 3626,0 0,0">
          <text:p/>
        </draw:polygon>
        <draw:polygon draw:style-name="gr9" draw:text-style-name="P10" draw:layer="layout" svg:width="3.625cm" svg:height="0.467cm" svg:x="17.075cm" svg:y="25.169cm" svg:viewBox="0 0 3626 468" draw:points="0,468 3626,468 3626,0 0,0">
          <text:p/>
        </draw:polygon>
        <draw:frame draw:style-name="gr6" draw:text-style-name="P7" draw:layer="layout" svg:width="1.915cm" svg:height="0.399cm" svg:x="12.408cm" svg:y="25.179cm">
          <draw:text-box>
            <text:p text:style-name="P4"><text:span text:style-name="T3">PRE-TECH </text:span></text:p>
          </draw:text-box>
        </draw:frame>
        <draw:polygon draw:style-name="gr8" draw:text-style-name="P9" draw:layer="layout" svg:width="0.076cm" svg:height="0.282cm" svg:x="0.804cm" svg:y="24.889cm" svg:viewBox="0 0 77 283" draw:points="0,283 77,283 77,0 0,0">
          <text:p/>
        </draw:polygon>
        <draw:polygon draw:style-name="gr8" draw:text-style-name="P9" draw:layer="layout" svg:width="0.077cm" svg:height="0.282cm" svg:x="4.598cm" svg:y="24.889cm" svg:viewBox="0 0 78 283" draw:points="0,283 78,283 78,0 0,0">
          <text:p/>
        </draw:polygon>
        <draw:polygon draw:style-name="gr8" draw:text-style-name="P9" draw:layer="layout" svg:width="2.676cm" svg:height="0.078cm" svg:x="4.675cm" svg:y="24.889cm" svg:viewBox="0 0 2677 79" draw:points="0,79 2677,79 2677,0 0,0">
          <text:p/>
        </draw:polygon>
        <draw:polygon draw:style-name="gr9" draw:text-style-name="P10" draw:layer="layout" svg:width="2.676cm" svg:height="0.205cm" svg:x="4.675cm" svg:y="24.966cm" svg:viewBox="0 0 2677 206" draw:points="0,206 2677,206 2677,0 0,0">
          <text:p/>
        </draw:polygon>
        <draw:polygon draw:style-name="gr8" draw:text-style-name="P9" draw:layer="layout" svg:width="0.076cm" svg:height="0.282cm" svg:x="7.351cm" svg:y="24.889cm" svg:viewBox="0 0 77 283" draw:points="0,283 77,283 77,0 0,0">
          <text:p/>
        </draw:polygon>
        <draw:polygon draw:style-name="gr8" draw:text-style-name="P9" draw:layer="layout" svg:width="3.094cm" svg:height="0.078cm" svg:x="7.426cm" svg:y="24.889cm" svg:viewBox="0 0 3095 79" draw:points="0,79 3095,79 3095,0 0,0">
          <text:p/>
        </draw:polygon>
        <draw:polygon draw:style-name="gr9" draw:text-style-name="P10" draw:layer="layout" svg:width="3.094cm" svg:height="0.205cm" svg:x="7.426cm" svg:y="24.966cm" svg:viewBox="0 0 3095 206" draw:points="0,206 3095,206 3095,0 0,0">
          <text:p/>
        </draw:polygon>
        <draw:polygon draw:style-name="gr8" draw:text-style-name="P9" draw:layer="layout" svg:width="0.078cm" svg:height="0.282cm" svg:x="10.518cm" svg:y="24.889cm" svg:viewBox="0 0 79 283" draw:points="0,283 79,283 79,0 0,0">
          <text:p/>
        </draw:polygon>
        <draw:polygon draw:style-name="gr8" draw:text-style-name="P9" draw:layer="layout" svg:width="0.103cm" svg:height="0.282cm" svg:x="12.255cm" svg:y="24.889cm" svg:viewBox="0 0 104 283" draw:points="0,283 104,283 104,0 0,0">
          <text:p/>
        </draw:polygon>
        <draw:polygon draw:style-name="gr8" draw:text-style-name="P9" draw:layer="layout" svg:width="2.788cm" svg:height="0.103cm" svg:x="12.356cm" svg:y="24.889cm" svg:viewBox="0 0 2789 104" draw:points="0,104 2789,104 2789,0 0,0">
          <text:p/>
        </draw:polygon>
        <draw:polygon draw:style-name="gr9" draw:text-style-name="P10" draw:layer="layout" svg:width="2.788cm" svg:height="0.181cm" svg:x="12.356cm" svg:y="24.99cm" svg:viewBox="0 0 2789 182" draw:points="0,182 2789,182 2789,0 0,0">
          <text:p/>
        </draw:polygon>
        <draw:polygon draw:style-name="gr8" draw:text-style-name="P9" draw:layer="layout" svg:width="0.101cm" svg:height="0.282cm" svg:x="15.144cm" svg:y="24.889cm" svg:viewBox="0 0 102 283" draw:points="0,283 102,283 102,0 0,0">
          <text:p/>
        </draw:polygon>
        <draw:polygon draw:style-name="gr8" draw:text-style-name="P9" draw:layer="layout" svg:width="0.103cm" svg:height="0.282cm" svg:x="16.972cm" svg:y="24.889cm" svg:viewBox="0 0 104 283" draw:points="0,283 104,283 104,0 0,0">
          <text:p/>
        </draw:polygon>
        <draw:polygon draw:style-name="gr8" draw:text-style-name="P9" draw:layer="layout" svg:width="3.625cm" svg:height="0.078cm" svg:x="17.075cm" svg:y="24.889cm" svg:viewBox="0 0 3626 79" draw:points="0,79 3626,79 3626,0 0,0">
          <text:p/>
        </draw:polygon>
        <draw:polygon draw:style-name="gr9" draw:text-style-name="P10" draw:layer="layout" svg:width="3.625cm" svg:height="0.205cm" svg:x="17.075cm" svg:y="24.966cm" svg:viewBox="0 0 3626 206" draw:points="0,206 3626,206 3626,0 0,0">
          <text:p/>
        </draw:polygon>
        <draw:polygon draw:style-name="gr8" draw:text-style-name="P9" draw:layer="layout" svg:width="0.076cm" svg:height="0.282cm" svg:x="20.7cm" svg:y="24.889cm" svg:viewBox="0 0 77 283" draw:points="0,283 77,283 77,0 0,0">
          <text:p/>
        </draw:polygon>
        <draw:polygon draw:style-name="gr9" draw:text-style-name="P10" draw:layer="layout" svg:width="3.788cm" svg:height="0.245cm" svg:x="0.845cm" svg:y="26.254cm" svg:viewBox="0 0 3789 246" draw:points="0,246 3789,246 3789,0 0,0">
          <text:p/>
        </draw:polygon>
        <draw:polygon draw:style-name="gr8" draw:text-style-name="P9" draw:layer="layout" svg:width="0.076cm" svg:height="1.339cm" svg:x="0.804cm" svg:y="25.169cm" svg:viewBox="0 0 77 1340" draw:points="0,1340 77,1340 77,0 0,0">
          <text:p/>
        </draw:polygon>
        <draw:polygon draw:style-name="gr8" draw:text-style-name="P9" draw:layer="layout" svg:width="0.076cm" svg:height="0.077cm" svg:x="0.804cm" svg:y="26.508cm" svg:viewBox="0 0 77 78" draw:points="0,78 77,78 77,0 0,0">
          <text:p/>
        </draw:polygon>
        <draw:polygon draw:style-name="gr8" draw:text-style-name="P9" draw:layer="layout" svg:width="0.076cm" svg:height="0.077cm" svg:x="0.804cm" svg:y="26.508cm" svg:viewBox="0 0 77 78" draw:points="0,78 77,78 77,0 0,0">
          <text:p/>
        </draw:polygon>
        <draw:polygon draw:style-name="gr8" draw:text-style-name="P9" draw:layer="layout" svg:width="3.72cm" svg:height="0.077cm" svg:x="0.88cm" svg:y="26.508cm" svg:viewBox="0 0 3721 78" draw:points="0,78 3721,78 3721,0 0,0">
          <text:p/>
        </draw:polygon>
        <draw:polygon draw:style-name="gr9" draw:text-style-name="P10" draw:layer="layout" svg:width="2.745cm" svg:height="0.245cm" svg:x="4.641cm" svg:y="26.254cm" svg:viewBox="0 0 2746 246" draw:points="0,246 2746,246 2746,0 0,0">
          <text:p/>
        </draw:polygon>
        <draw:polygon draw:style-name="gr8" draw:text-style-name="P9" draw:layer="layout" svg:width="0.077cm" svg:height="1.339cm" svg:x="4.598cm" svg:y="25.169cm" svg:viewBox="0 0 78 1340" draw:points="0,1340 78,1340 78,0 0,0">
          <text:p/>
        </draw:polygon>
        <draw:polygon draw:style-name="gr8" draw:text-style-name="P9" draw:layer="layout" svg:width="0.077cm" svg:height="0.077cm" svg:x="4.598cm" svg:y="26.508cm" svg:viewBox="0 0 78 78" draw:points="0,78 78,78 78,0 0,0">
          <text:p/>
        </draw:polygon>
        <draw:polygon draw:style-name="gr8" draw:text-style-name="P9" draw:layer="layout" svg:width="2.676cm" svg:height="0.077cm" svg:x="4.675cm" svg:y="26.508cm" svg:viewBox="0 0 2677 78" draw:points="0,78 2677,78 2677,0 0,0">
          <text:p/>
        </draw:polygon>
        <draw:polygon draw:style-name="gr9" draw:text-style-name="P10" draw:layer="layout" svg:width="3.162cm" svg:height="0.245cm" svg:x="7.392cm" svg:y="26.254cm" svg:viewBox="0 0 3163 246" draw:points="0,246 3163,246 3163,0 0,0">
          <text:p/>
        </draw:polygon>
        <draw:polygon draw:style-name="gr8" draw:text-style-name="P9" draw:layer="layout" svg:width="0.076cm" svg:height="1.339cm" svg:x="7.351cm" svg:y="25.169cm" svg:viewBox="0 0 77 1340" draw:points="0,1340 77,1340 77,0 0,0">
          <text:p/>
        </draw:polygon>
        <draw:polygon draw:style-name="gr8" draw:text-style-name="P9" draw:layer="layout" svg:width="0.076cm" svg:height="0.077cm" svg:x="7.351cm" svg:y="26.508cm" svg:viewBox="0 0 77 78" draw:points="0,78 77,78 77,0 0,0">
          <text:p/>
        </draw:polygon>
        <draw:polygon draw:style-name="gr8" draw:text-style-name="P9" draw:layer="layout" svg:width="3.094cm" svg:height="0.077cm" svg:x="7.426cm" svg:y="26.508cm" svg:viewBox="0 0 3095 78" draw:points="0,78 3095,78 3095,0 0,0">
          <text:p/>
        </draw:polygon>
        <draw:polygon draw:style-name="gr8" draw:text-style-name="P9" draw:layer="layout" svg:width="0.078cm" svg:height="1.339cm" svg:x="10.518cm" svg:y="25.169cm" svg:viewBox="0 0 79 1340" draw:points="0,1340 79,1340 79,0 0,0">
          <text:p/>
        </draw:polygon>
        <draw:polygon draw:style-name="gr8" draw:text-style-name="P9" draw:layer="layout" svg:width="0.078cm" svg:height="0.077cm" svg:x="10.518cm" svg:y="26.508cm" svg:viewBox="0 0 79 78" draw:points="0,78 79,78 79,0 0,0">
          <text:p/>
        </draw:polygon>
        <draw:polygon draw:style-name="gr8" draw:text-style-name="P9" draw:layer="layout" svg:width="0.078cm" svg:height="0.077cm" svg:x="10.518cm" svg:y="26.508cm" svg:viewBox="0 0 79 78" draw:points="0,78 79,78 79,0 0,0">
          <text:p/>
        </draw:polygon>
        <draw:polygon draw:style-name="gr9" draw:text-style-name="P10" draw:layer="layout" svg:width="2.857cm" svg:height="0.245cm" svg:x="12.322cm" svg:y="26.254cm" svg:viewBox="0 0 2858 246" draw:points="0,246 2858,246 2858,0 0,0">
          <text:p/>
        </draw:polygon>
        <draw:polygon draw:style-name="gr8" draw:text-style-name="P9" draw:layer="layout" svg:width="0.103cm" svg:height="1.339cm" svg:x="12.255cm" svg:y="25.169cm" svg:viewBox="0 0 104 1340" draw:points="0,1340 104,1340 104,0 0,0">
          <text:p/>
        </draw:polygon>
        <draw:polygon draw:style-name="gr8" draw:text-style-name="P9" draw:layer="layout" svg:width="0.103cm" svg:height="0.101cm" svg:x="12.255cm" svg:y="26.508cm" svg:viewBox="0 0 104 102" draw:points="0,102 104,102 104,0 0,0">
          <text:p/>
        </draw:polygon>
        <draw:polygon draw:style-name="gr8" draw:text-style-name="P9" draw:layer="layout" svg:width="0.103cm" svg:height="0.101cm" svg:x="12.255cm" svg:y="26.508cm" svg:viewBox="0 0 104 102" draw:points="0,102 104,102 104,0 0,0">
          <text:p/>
        </draw:polygon>
        <draw:polygon draw:style-name="gr8" draw:text-style-name="P9" draw:layer="layout" svg:width="2.788cm" svg:height="0.101cm" svg:x="12.356cm" svg:y="26.508cm" svg:viewBox="0 0 2789 102" draw:points="0,102 2789,102 2789,0 0,0">
          <text:p/>
        </draw:polygon>
        <draw:polygon draw:style-name="gr9" draw:text-style-name="P10" draw:layer="layout" svg:width="1.797cm" svg:height="0.245cm" svg:x="15.211cm" svg:y="26.254cm" svg:viewBox="0 0 1798 246" draw:points="0,246 1798,246 1798,0 0,0">
          <text:p/>
        </draw:polygon>
        <draw:polygon draw:style-name="gr8" draw:text-style-name="P9" draw:layer="layout" svg:width="0.101cm" svg:height="1.339cm" svg:x="15.144cm" svg:y="25.169cm" svg:viewBox="0 0 102 1340" draw:points="0,1340 102,1340 102,0 0,0">
          <text:p/>
        </draw:polygon>
        <draw:polygon draw:style-name="gr8" draw:text-style-name="P9" draw:layer="layout" svg:width="0.101cm" svg:height="0.101cm" svg:x="15.144cm" svg:y="26.508cm" svg:viewBox="0 0 102 102" draw:points="0,102 102,102 102,0 0,0">
          <text:p/>
        </draw:polygon>
        <draw:polygon draw:style-name="gr8" draw:text-style-name="P9" draw:layer="layout" svg:width="0.101cm" svg:height="0.101cm" svg:x="15.144cm" svg:y="26.508cm" svg:viewBox="0 0 102 102" draw:points="0,102 102,102 102,0 0,0">
          <text:p/>
        </draw:polygon>
        <draw:polygon draw:style-name="gr9" draw:text-style-name="P10" draw:layer="layout" svg:width="3.695cm" svg:height="0.245cm" svg:x="17.04cm" svg:y="26.254cm" svg:viewBox="0 0 3696 246" draw:points="0,246 3696,246 3696,0 0,0">
          <text:p/>
        </draw:polygon>
        <draw:polygon draw:style-name="gr8" draw:text-style-name="P9" draw:layer="layout" svg:width="0.103cm" svg:height="1.339cm" svg:x="16.972cm" svg:y="25.169cm" svg:viewBox="0 0 104 1340" draw:points="0,1340 104,1340 104,0 0,0">
          <text:p/>
        </draw:polygon>
        <draw:polygon draw:style-name="gr8" draw:text-style-name="P9" draw:layer="layout" svg:width="3.728cm" svg:height="0.077cm" svg:x="16.972cm" svg:y="26.508cm" svg:viewBox="0 0 3729 78" draw:points="0,78 3729,78 3729,0 0,0">
          <text:p/>
        </draw:polygon>
        <draw:polygon draw:style-name="gr8" draw:text-style-name="P9" draw:layer="layout" svg:width="0.076cm" svg:height="1.339cm" svg:x="20.7cm" svg:y="25.169cm" svg:viewBox="0 0 77 1340" draw:points="0,1340 77,1340 77,0 0,0">
          <text:p/>
        </draw:polygon>
        <draw:polygon draw:style-name="gr8" draw:text-style-name="P9" draw:layer="layout" svg:width="0.076cm" svg:height="0.077cm" svg:x="20.7cm" svg:y="26.508cm" svg:viewBox="0 0 77 78" draw:points="0,78 77,78 77,0 0,0">
          <text:p/>
        </draw:polygon>
        <draw:polygon draw:style-name="gr8" draw:text-style-name="P9" draw:layer="layout" svg:width="0.076cm" svg:height="0.077cm" svg:x="20.7cm" svg:y="26.508cm" svg:viewBox="0 0 77 78" draw:points="0,78 77,78 77,0 0,0">
          <text:p/>
        </draw:polygon>
        <draw:frame draw:style-name="gr2" draw:text-style-name="P2" draw:layer="layout" svg:width="21.514cm" svg:height="3.969cm" svg:x="0.146cm" svg:y="0.084cm">
          <draw:image xlink:href="Pictures/100000000000074800000158887E86EF.jpg" xlink:type="simple" xlink:show="embed" xlink:actuate="onLoad" draw:mime-type="image/jpeg">
            <text:p/>
          </draw:image>
        </draw:frame>
        <draw:frame draw:style-name="gr6" draw:text-style-name="P7" draw:layer="layout" svg:width="2.33cm" svg:height="0.399cm" svg:x="12.408cm" svg:y="25.797cm">
          <draw:text-box>
            <text:p text:style-name="P4"><text:span text:style-name="T3"><text:s/></text:span><text:span text:style-name="T11">Ms. Elizabeth </text:span></text:p>
          </draw:text-box>
        </draw:frame>
        <draw:frame draw:style-name="gr6" draw:text-style-name="P7" draw:layer="layout" svg:width="0.355cm" svg:height="0.399cm" svg:x="18.413cm" svg:y="25.179cm">
          <draw:text-box>
            <text:p text:style-name="P4"><text:span text:style-name="T11"><text:s/></text:span></text:p>
          </draw:text-box>
        </draw:frame>
        <draw:frame draw:style-name="gr16" draw:text-style-name="P17" draw:layer="layout" svg:width="2.567cm" svg:height="0.399cm" svg:x="17.262cm" svg:y="7.437cm">
          <draw:text-box>
            <text:p text:style-name="P4"><text:span text:style-name="T3">ENG PAPER 2 <text:s/></text:span></text:p>
          </draw:text-box>
        </draw:frame>
        <draw:frame draw:style-name="gr17" draw:text-style-name="P17" draw:layer="layout" svg:width="2.567cm" svg:height="0.4cm" svg:x="17.162cm" svg:y="9.392cm">
          <draw:text-box>
            <text:p><text:span text:style-name="T3">ENG PAPER 2 <text:s/></text:span></text:p>
          </draw:text-box>
        </draw:frame>
        <draw:frame draw:style-name="gr17" draw:text-style-name="P17" draw:layer="layout" svg:width="2.567cm" svg:height="0.4cm" svg:x="17.162cm" svg:y="10.692cm">
          <draw:text-box>
            <text:p><text:span text:style-name="T3">ENG PAPER 2 <text:s/></text:span></text:p>
          </draw:text-box>
        </draw:frame>
        <draw:frame draw:style-name="gr18" draw:text-style-name="P17" draw:layer="layout" svg:width="2.15cm" svg:height="0.797cm" svg:x="17.217cm" svg:y="7.891cm">
          <draw:text-box>
            <text:p><text:span text:style-name="T3"><text:s/></text:span><text:span text:style-name="T11">Mr. Mulunga</text:span></text:p>
          </draw:text-box>
        </draw:frame>
        <draw:frame draw:style-name="gr16" draw:text-style-name="P17" draw:layer="layout" svg:width="2.233cm" svg:height="0.399cm" svg:x="17.15cm" svg:y="9.842cm">
          <draw:text-box>
            <text:p text:style-name="P4"><text:span text:style-name="T11">Ms.E lizabeth </text:span></text:p>
          </draw:text-box>
        </draw:frame>
        <draw:frame draw:style-name="gr17" draw:text-style-name="P17" draw:layer="layout" svg:width="2.093cm" svg:height="0.4cm" svg:x="17.299cm" svg:y="11.091cm">
          <draw:text-box>
            <text:p><text:span text:style-name="T3"><text:s/></text:span><text:span text:style-name="T11">Mr. Wanjala </text:span></text:p>
          </draw:text-box>
        </draw:frame>
        <draw:frame draw:style-name="gr17" draw:text-style-name="P17" draw:layer="layout" svg:width="2.174cm" svg:height="0.4cm" svg:x="17.188cm" svg:y="12.391cm">
          <draw:text-box>
            <text:p><text:span text:style-name="T3">KIS PAPER 2</text:span></text:p>
          </draw:text-box>
        </draw:frame>
        <draw:frame draw:style-name="gr17" draw:text-style-name="P17" draw:layer="layout" svg:width="2.174cm" svg:height="0.4cm" svg:x="17.188cm" svg:y="15.691cm">
          <draw:text-box>
            <text:p><text:span text:style-name="T3">KIS PAPER 2</text:span></text:p>
          </draw:text-box>
        </draw:frame>
        <draw:frame draw:style-name="gr17" draw:text-style-name="P17" draw:layer="layout" svg:width="2.174cm" svg:height="0.4cm" svg:x="17.188cm" svg:y="13.791cm">
          <draw:text-box>
            <text:p><text:span text:style-name="T3">KIS PAPER 2</text:span></text:p>
          </draw:text-box>
        </draw:frame>
        <draw:frame draw:style-name="gr17" draw:text-style-name="P17" draw:layer="layout" svg:width="2.173cm" svg:height="0.4cm" svg:x="17.189cm" svg:y="12.791cm">
          <draw:text-box>
            <text:p><text:span text:style-name="T3"><text:s/></text:span><text:span text:style-name="T11">Mr. Mulunga </text:span></text:p>
          </draw:text-box>
        </draw:frame>
        <draw:frame draw:style-name="gr17" draw:text-style-name="P17" draw:layer="layout" svg:width="2.034cm" svg:height="0.4cm" svg:x="17.158cm" svg:y="14.291cm">
          <draw:text-box>
            <text:p><text:span text:style-name="T11">Ms. Muthoni </text:span></text:p>
          </draw:text-box>
        </draw:frame>
        <draw:frame draw:style-name="gr17" draw:text-style-name="P17" draw:layer="layout" svg:width="2.093cm" svg:height="0.4cm" svg:x="17.229cm" svg:y="16.091cm">
          <draw:text-box>
            <text:p><text:span text:style-name="T3"><text:s/></text:span><text:span text:style-name="T11">Mr. Wanjala </text:span></text:p>
          </draw:text-box>
        </draw:frame>
        <draw:frame draw:style-name="gr17" draw:text-style-name="P17" draw:layer="layout" svg:width="0.73cm" svg:height="0.4cm" svg:x="17.41cm" svg:y="18.691cm">
          <draw:text-box>
            <text:p><text:span text:style-name="T13">CAS</text:span></text:p>
          </draw:text-box>
        </draw:frame>
        <draw:frame draw:style-name="gr17" draw:text-style-name="P17" draw:layer="layout" svg:width="0.73cm" svg:height="0.4cm" svg:x="17.41cm" svg:y="20.444cm">
          <draw:text-box>
            <text:p><text:span text:style-name="T13">CAS</text:span></text:p>
          </draw:text-box>
        </draw:frame>
        <draw:frame draw:style-name="gr16" draw:text-style-name="P18" draw:layer="layout" svg:width="2.034cm" svg:height="0.399cm" svg:x="17.38cm" svg:y="22.042cm">
          <draw:text-box>
            <text:p><text:span text:style-name="T13">COMPUTER</text:span></text:p>
          </draw:text-box>
        </draw:frame>
        <draw:frame draw:style-name="gr17" draw:text-style-name="P17" draw:layer="layout" svg:width="2.034cm" svg:height="0.4cm" svg:x="17.258cm" svg:y="23.544cm">
          <draw:text-box>
            <text:p><text:span text:style-name="T13">COMPUTER</text:span></text:p>
          </draw:text-box>
        </draw:frame>
        <draw:frame draw:style-name="gr17" draw:text-style-name="P17" draw:layer="layout" svg:width="2.034cm" svg:height="0.4cm" svg:x="17.358cm" svg:y="25.144cm">
          <draw:text-box>
            <text:p><text:span text:style-name="T13">COMPUTER</text:span></text:p>
          </draw:text-box>
        </draw:frame>
        <draw:frame draw:style-name="gr17" draw:text-style-name="P17" draw:layer="layout" svg:width="2.173cm" svg:height="0.4cm" svg:x="17.189cm" svg:y="17.606cm">
          <draw:text-box>
            <text:p><text:span text:style-name="T3"><text:s/></text:span><text:span text:style-name="T11">Mr. Mulunga </text:span></text:p>
          </draw:text-box>
        </draw:frame>
        <draw:frame draw:style-name="gr17" draw:text-style-name="P17" draw:layer="layout" svg:width="2.173cm" svg:height="0.4cm" svg:x="17.289cm" svg:y="22.406cm">
          <draw:text-box>
            <text:p><text:span text:style-name="T3"><text:s/></text:span><text:span text:style-name="T11">Mr. Mulunga </text:span></text:p>
          </draw:text-box>
        </draw:frame>
        <draw:frame draw:style-name="gr17" draw:text-style-name="P17" draw:layer="layout" svg:width="2.034cm" svg:height="0.4cm" svg:x="17.258cm" svg:y="19.106cm">
          <draw:text-box>
            <text:p><text:span text:style-name="T11">Ms. Muthoni </text:span></text:p>
          </draw:text-box>
        </draw:frame>
        <draw:frame draw:style-name="gr17" draw:text-style-name="P17" draw:layer="layout" svg:width="2.034cm" svg:height="0.4cm" svg:x="17.358cm" svg:y="23.906cm">
          <draw:text-box>
            <text:p><text:span text:style-name="T11">Ms. Muthoni </text:span></text:p>
          </draw:text-box>
        </draw:frame>
        <draw:frame draw:style-name="gr17" draw:text-style-name="P17" draw:layer="layout" svg:width="2.093cm" svg:height="0.4cm" svg:x="17.229cm" svg:y="20.806cm">
          <draw:text-box>
            <text:p><text:span text:style-name="T3"><text:s/></text:span><text:span text:style-name="T11">Mr. Wanjala </text:span></text:p>
          </draw:text-box>
        </draw:frame>
        <draw:frame draw:style-name="gr17" draw:text-style-name="P17" draw:layer="layout" svg:width="2.093cm" svg:height="0.4cm" svg:x="17.429cm" svg:y="25.574cm">
          <draw:text-box>
            <text:p><text:span text:style-name="T3"><text:s/></text:span><text:span text:style-name="T11">Mr. Wanjala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7-15T05:57:11.094509517</meta:print-date>
    <meta:printed-by>PDF files</meta:printed-by>
    <dc:date>2025-07-15T12:20:27.514958835</dc:date>
    <meta:editing-duration>PT6H20M28S</meta:editing-duration>
    <meta:editing-cycles>1</meta:editing-cycles>
    <meta:document-statistic meta:object-count="669"/>
    <meta:generator>LibreOffice/24.2.7.2$Linux_X86_64 LibreOffice_project/420$Build-2</meta:generator>
  </office:meta>
</office:document-meta>
</file>